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7" style:family="table-column">
      <style:table-column-properties fo:break-before="auto" style:column-width="2.725cm"/>
    </style:style>
    <style:style style:name="co9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3.545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8.308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1.032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auto" style:column-width="6.376cm"/>
    </style:style>
    <style:style style:name="co17" style:family="table-column">
      <style:table-column-properties fo:break-before="auto" style:column-width="1.746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799cm"/>
    </style:style>
    <style:style style:name="co20" style:family="table-column">
      <style:table-column-properties fo:break-before="auto" style:column-width="1.455cm"/>
    </style:style>
    <style:style style:name="co21" style:family="table-column">
      <style:table-column-properties fo:break-before="auto" style:column-width="3.025cm"/>
    </style:style>
    <style:style style:name="co22" style:family="table-column">
      <style:table-column-properties fo:break-before="auto" style:column-width="2.82cm"/>
    </style:style>
    <style:style style:name="co23" style:family="table-column">
      <style:table-column-properties fo:break-before="auto" style:column-width="2.275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2.143cm"/>
    </style:style>
    <style:style style:name="co26" style:family="table-column">
      <style:table-column-properties fo:break-before="auto" style:column-width="2.461cm"/>
    </style:style>
    <style:style style:name="co27" style:family="table-column">
      <style:table-column-properties fo:break-before="auto" style:column-width="3.36cm"/>
    </style:style>
    <style:style style:name="co28" style:family="table-column">
      <style:table-column-properties fo:break-before="auto" style:column-width="2.566cm"/>
    </style:style>
    <style:style style:name="co29" style:family="table-column">
      <style:table-column-properties fo:break-before="auto" style:column-width="3.309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6.297cm"/>
    </style:style>
    <style:style style:name="co32" style:family="table-column">
      <style:table-column-properties fo:break-before="auto" style:column-width="12.039cm"/>
    </style:style>
    <style:style style:name="co33" style:family="table-column">
      <style:table-column-properties fo:break-before="auto" style:column-width="4.18cm"/>
    </style:style>
    <style:style style:name="co34" style:family="table-column">
      <style:table-column-properties fo:break-before="auto" style:column-width="10.663cm"/>
    </style:style>
    <style:style style:name="co35" style:family="table-column">
      <style:table-column-properties fo:break-before="auto" style:column-width="5.345cm"/>
    </style:style>
    <style:style style:name="co36" style:family="table-column">
      <style:table-column-properties fo:break-before="auto" style:column-width="0.926cm"/>
    </style:style>
    <style:style style:name="co38" style:family="table-column">
      <style:table-column-properties fo:break-before="auto" style:column-width="3.863cm"/>
    </style:style>
    <style:style style:name="co39" style:family="table-column">
      <style:table-column-properties fo:break-before="auto" style:column-width="2.083cm"/>
    </style:style>
    <style:style style:name="co40" style:family="table-column">
      <style:table-column-properties fo:break-before="auto" style:column-width="3.678cm"/>
    </style:style>
    <style:style style:name="ro7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935cm" fo:break-before="auto" style:use-optimal-row-height="true"/>
    </style:style>
    <style:style style:name="ro13" style:family="table-row">
      <style:table-row-properties style:row-height="0.452cm" fo:break-before="auto" style:use-optimal-row-height="false"/>
    </style:style>
    <style:style style:name="ta4" style:family="table" style:master-page-name="mp4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73" style:family="table-cell" style:parent-style-name="Default" style:data-style-name="N0">
      <style:table-cell-properties style:vertical-align="automatic"/>
    </style:style>
    <style:style style:name="ce488" style:family="table-cell" style:parent-style-name="Default" style:data-style-name="N100">
      <style:table-cell-properties fo:wrap-option="wrap" style:vertical-align="top"/>
    </style:style>
    <style:style style:name="ce519" style:family="table-cell" style:parent-style-name="Default" style:data-style-name="N100">
      <style:table-cell-properties style:vertical-align="automatic"/>
      <style:text-properties fo:font-weight="bold" style:font-weight-asian="bold" style:font-weight-complex="bold"/>
    </style:style>
    <style:style style:name="ce520" style:family="table-cell" style:parent-style-name="Default" style:data-style-name="N100">
      <style:table-cell-properties style:vertical-align="automatic"/>
    </style:style>
    <style:style style:name="ce1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d8d8d8" style:text-align-source="fix" style:repeat-content="false" fo:border-left="2.01pt solid #2f5496" fo:border-right="0.06pt solid #000000" fo:border-top="2.01pt solid #2f5496" style:vertical-align="automatic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/>
    </style:style>
    <style:style style:name="ce374" style:family="table-cell" style:parent-style-name="Default" style:data-style-name="N0">
      <style:table-cell-properties fo:border="0.06pt solid #4f81bd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style:text-align-source="fix" style:repeat-content="false" fo:wrap-option="wrap" fo:border="0.06pt solid #4f81bd" fo:padding-bottom="0.035cm" fo:padding-left="0.035cm" fo:padding-right="0cm" fo:padding-top="0.035cm" style:vertical-align="middle"/>
      <style:paragraph-properties fo:text-align="end"/>
      <style:text-properties fo:color="#2f5496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4f81bd" fo:border-top="2.01pt solid #4f81bd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style:rotation-angle="90" fo:border-top="2.01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378" style:family="table-cell" style:parent-style-name="Default" style:data-style-name="N0">
      <style:table-cell-properties fo:wrap-option="wrap" fo:border="0.06pt solid #4f81bd" style:vertical-align="middle"/>
      <style:text-properties fo:color="#2f5496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0">
      <style:table-cell-properties fo:border-bottom="none" style:text-align-source="fix" style:repeat-content="false" fo:wrap-option="wrap" fo:border-left="2.01pt solid #4f81bd" fo:border-right="2.01pt solid #4f81bd" fo:border-top="2.01pt solid #4f81bd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0.06pt solid #4472c4" fo:border-top="2.01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0.06pt solid #4472c4" fo:border-top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4472c4" fo:border-right="0.06pt solid #000000" fo:border-top="2.01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4472c4" fo:border-right="0.06pt solid #000000" fo:border-top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4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2.01pt solid #4f81bd" fo:border-right="2.01pt solid #4f81bd" fo:border-top="2.01pt solid #4f81bd" style:vertical-align="middle"/>
      <style:paragraph-properties fo:text-align="center"/>
      <style:text-properties fo:color="#2f5496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0">
      <style:table-cell-properties fo:border-bottom="2.01pt solid #4f81bd" fo:background-color="transparent" fo:border-left="2.01pt solid #4f81bd" fo:border-right="2.01pt solid #4f81bd" fo:border-top="none"/>
    </style:style>
    <style:style style:name="ce90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 style:data-style-name="N0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 style:data-style-name="N0">
      <style:table-cell-properties fo:border-bottom="none" style:text-align-source="fix" style:repeat-content="false" fo:wrap-option="wrap" fo:border-left="2.01pt solid #4f81bd" fo:border-right="2.01pt solid #4f81bd" fo:border-top="2.01pt solid #4f81bd" style:vertical-align="middle"/>
      <style:paragraph-properties fo:text-align="center"/>
      <style:text-properties fo:color="#ff0000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1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00" style:family="table-cell" style:parent-style-name="Default" style:data-style-name="N0"/>
    <style:style style:name="ce14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06" style:family="table-cell" style:parent-style-name="Default" style:data-style-name="N0">
      <style:table-cell-properties fo:background-color="#9bbb59" style:text-align-source="fix" style:repeat-content="false" fo:wrap-option="wrap" fo:border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114">
      <style:text-properties fo:font-size="10pt" style:font-size-asian="10pt" style:font-size-complex="10pt"/>
    </style:style>
    <style:style style:name="ce15" style:family="table-cell" style:parent-style-name="Default" style:data-style-name="N108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 style:data-style-name="N108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108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1f497d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34" style:family="table-cell" style:parent-style-name="Default" style:data-style-name="N108">
      <style:table-cell-properties fo:background-color="#e6e6ff" style:text-align-source="fix" style:repeat-content="false" fo:wrap-option="wrap" fo:border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2.01pt solid #4f81bd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 style:data-style-name="N0">
      <style:table-cell-properties fo:border-bottom="none" fo:border-left="0.06pt solid #4f81bd" fo:border-right="none" fo:border-top="0.06pt solid #4f81bd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-bottom="0.06pt solid #1f497d" fo:background-color="#d9e2f3" style:text-align-source="fix" style:repeat-content="false" fo:wrap-option="wrap" fo:border-left="none" fo:border-right="2.01pt solid #4f81bd" fo:border-top="2.01pt solid #c00000" style:vertical-align="middle"/>
      <style:paragraph-properties fo:text-align="center"/>
      <style:text-properties fo:color="#1f497d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border-bottom="0.06pt solid #0070c0" style:text-align-source="fix" style:repeat-content="false" fo:wrap-option="wrap" fo:border-left="none" fo:border-right="0.06pt solid #0070c0" fo:border-top="none" style:vertical-align="middle"/>
      <style:paragraph-properties fo:text-align="center"/>
      <style:text-properties fo:color="#bfbfb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0.06pt solid #0070c0" style:text-align-source="fix" style:repeat-content="false" fo:wrap-option="wrap" fo:border-left="none" fo:border-right="0.06pt solid #0070c0" fo:border-top="0.06pt solid #0070c0" style:vertical-align="middle"/>
      <style:paragraph-properties fo:text-align="center"/>
      <style:text-properties fo:color="#bfbfbf" fo:font-size="10pt" fo:font-weight="bold" style:font-size-asian="10pt" style:font-weight-asian="bold" style:font-size-complex="10pt" style:font-weight-complex="bold"/>
    </style:style>
    <style:style style:name="ce429" style:family="table-cell" style:parent-style-name="Default" style:data-style-name="N0">
      <style:table-cell-properties fo:background-color="#eaf1dd" style:text-align-source="fix" style:repeat-content="false" fo:wrap-option="wrap" fo:border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order-bottom="2.01pt solid #000000" fo:background-color="#bfbfb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0">
      <style:table-cell-properties fo:border-bottom="2.01pt solid #4f81bd" style:text-align-source="fix" style:repeat-content="false" fo:background-color="transparent" fo:wrap-option="wrap" fo:border-left="2.01pt solid #4f81bd" fo:border-right="0.06pt solid #4f81bd" fo:border-top="2.01pt solid #4f81bd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4f81bd" fo:border-right="2.01pt solid #4f81bd" fo:border-top="2.01pt solid #4f81bd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0">
      <style:table-cell-properties fo:border-bottom="0.06pt solid #000000" fo:background-color="#ff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fo:background-color="#ffff66" style:text-align-source="fix" style:repeat-content="false" fo:wrap-option="wrap" fo:border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0">
      <style:table-cell-properties fo:border-bottom="2.01pt solid #000000" fo:background-color="#ffff6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fo:border-bottom="0.06pt solid #000000" fo:background-color="#9bbb59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14">
      <style:table-cell-properties fo:border-bottom="0.06pt solid #000000" fo:background-color="#ffff66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14">
      <style:table-cell-properties fo:border-bottom="0.06pt solid #000000" fo:background-color="#ffff66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114">
      <style:table-cell-properties fo:border-bottom="2.01pt solid #000000" fo:background-color="#ffff66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2f5496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style:vertical-align="top"/>
    </style:style>
    <style:style style:name="ce253" style:family="table-cell" style:parent-style-name="Default" style:data-style-name="N0">
      <style:table-cell-properties fo:background-color="#c0c0c0" fo:border="0.06pt solid #000000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95" style:family="table-cell" style:parent-style-name="Default" style:data-style-name="N0">
      <style:table-cell-properties fo:border-bottom="0.06pt solid #000000" fo:background-color="#c0c0c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style:vertical-align="middle"/>
    </style:style>
    <style:style style:name="ce8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wrap-option="wrap" style:vertical-align="top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fo:wrap-option="wrap" style:vertical-align="middle"/>
    </style:style>
    <style:style style:name="ce453" style:family="table-cell" style:parent-style-name="Default" style:data-style-name="N20107"/>
    <style:style style:name="ce148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center"/>
    </style:style>
    <style:style style:name="ce6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bottom="0.06pt solid #000000" fo:background-color="#c0c0c0" fo:border-left="none" fo:border-right="none" fo:border-top="none" style:vertical-align="middle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0.06pt solid #000000" fo:background-color="#c0c0c0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transparent" style:vertical-align="middle"/>
    </style:style>
    <style:style style:name="ce6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style:vertical-align="automatic"/>
    </style:style>
    <style:style style:name="ce9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106">
      <style:table-cell-properties fo:border-bottom="0.06pt solid #000000" fo:background-color="#c0c0c0" fo:border-left="none" fo:border-right="none" fo:border-top="none" style:vertical-align="middle"/>
      <style:text-properties fo:font-weight="bold" style:font-weight-asian="bold" style:font-weight-complex="bold"/>
    </style:style>
    <style:style style:name="ce72" style:family="table-cell" style:parent-style-name="Excel_5f_BuiltIn_5f_Currency" style:data-style-name="N106">
      <style:table-cell-properties fo:background-color="#ffff00" style:cell-protect="protected" style:print-content="true" fo:border="0.06pt solid #000000" style:vertical-align="middle"/>
    </style:style>
    <style:style style:name="ce77" style:family="table-cell" style:parent-style-name="Default" style:data-style-name="N106">
      <style:table-cell-properties fo:border-bottom="0.06pt solid #000000" fo:background-color="#c0c0c0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79" style:family="table-cell" style:parent-style-name="Default" style:data-style-name="N112">
      <style:table-cell-properties fo:border-bottom="0.06pt solid #000000" fo:background-color="#c0c0c0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87" style:family="table-cell" style:parent-style-name="Excel_5f_BuiltIn_5f_Currency" style:data-style-name="N106">
      <style:table-cell-properties style:cell-protect="protected" style:print-content="true" fo:background-color="transparent" fo:border="0.06pt solid #000000" style:vertical-align="middle"/>
      <style:text-properties fo:font-weight="bold" style:font-weight-asian="bold" style:font-weight-complex="bold"/>
    </style:style>
    <style:style style:name="ce175" style:family="table-cell" style:parent-style-name="Default" style:data-style-name="N112"/>
    <style:style style:name="ce89" style:family="table-cell" style:parent-style-name="Default" style:data-style-name="N2">
      <style:table-cell-properties style:vertical-align="automatic"/>
      <style:text-properties fo:color="#800000"/>
    </style:style>
    <style:style style:name="ce66" style:family="table-cell" style:parent-style-name="Default" style:data-style-name="N106">
      <style:table-cell-properties fo:border-bottom="0.06pt solid #000000" fo:background-color="#c0c0c0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73" style:family="table-cell" style:parent-style-name="Default" style:data-style-name="N106">
      <style:table-cell-properties fo:background-color="transparent" fo:border="0.06pt solid #000000"/>
      <style:text-properties fo:font-weight="bold" style:font-weight-asian="bold" style:font-weight-complex="bold"/>
    </style:style>
    <style:style style:name="ce78" style:family="table-cell" style:parent-style-name="Default" style:data-style-name="N106">
      <style:table-cell-properties fo:border-bottom="0.06pt solid #000000" fo:background-color="#c0c0c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84" style:family="table-cell" style:parent-style-name="Default" style:data-style-name="N0">
      <style:text-properties fo:font-weight="bold" style:font-weight-asian="bold" style:font-weight-complex="bold"/>
    </style:style>
    <style:style style:name="ce88" style:family="table-cell" style:parent-style-name="Default" style:data-style-name="N106">
      <style:table-cell-properties fo:border="0.06pt solid #000000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74" style:family="table-cell" style:parent-style-name="Excel_5f_BuiltIn_5f_Currency" style:data-style-name="N106">
      <style:table-cell-properties fo:background-color="#ffcc00" style:cell-protect="protected" style:print-content="true" fo:border="0.06pt solid #000000" style:vertical-align="middle"/>
    </style:style>
    <style:style style:name="ce96" style:family="table-cell" style:parent-style-name="Excel_5f_BuiltIn_5f_Currency" style:data-style-name="N106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wrap-option="wrap"/>
    </style:style>
    <style:style style:name="ce339" style:family="table-cell" style:parent-style-name="Default" style:data-style-name="N0">
      <style:table-cell-properties fo:wrap-option="wrap" style:vertical-align="automatic"/>
    </style:style>
    <style:style style:name="ce57" style:family="table-cell" style:parent-style-name="Default" style:data-style-name="N0">
      <style:table-cell-properties fo:border-bottom="none" style:text-align-source="fix" style:repeat-content="false" fo:wrap-option="wrap" fo:border-left="2.01pt solid #4f81bd" fo:border-right="2.01pt solid #4f81bd" fo:border-top="2.01pt solid #4f81bd" style:vertical-align="middle"/>
      <style:paragraph-properties fo:text-align="center"/>
      <style:text-properties fo:color="#800000"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 style:data-style-name="N30107">
      <style:table-cell-properties style:vertical-align="middle"/>
    </style:style>
    <style:style style:name="ce254" style:family="table-cell" style:parent-style-name="Default" style:data-style-name="N30107">
      <style:table-cell-properties style:vertical-align="automatic"/>
    </style:style>
    <style:style style:name="ce190" style:family="table-cell" style:parent-style-name="Default" style:data-style-name="N0">
      <style:table-cell-properties fo:background-color="transparent"/>
      <style:text-properties style:font-name="Calibri1" fo:font-weight="bold" style:font-name-asian="Calibri1" style:font-weight-asian="bold" style:font-name-complex="Calibri1" style:font-weight-complex="bold"/>
    </style:style>
    <style:style style:name="ce192" style:family="table-cell" style:parent-style-name="Default" style:data-style-name="N100">
      <style:table-cell-properties fo:background-color="transparent"/>
    </style:style>
    <style:style style:name="ce195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ce208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1" style:family="table-cell" style:parent-style-name="Default" style:data-style-name="N37"/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2" style:family="table-cell" style:parent-style-name="Default" style:data-style-name="N115">
      <style:text-properties style:font-name="Calibri1" fo:font-weight="bold" style:font-name-asian="Calibri1" style:font-weight-asian="bold" style:font-name-complex="Calibri1" style:font-weight-complex="bold"/>
    </style:style>
    <style:style style:name="ce198" style:family="table-cell" style:parent-style-name="Default" style:data-style-name="N115"/>
    <style:style style:name="ce205" style:family="table-cell" style:parent-style-name="Default" style:data-style-name="N1">
      <style:text-properties style:font-name="Calibri1" fo:font-weight="bold" style:font-name-asian="Calibri1" style:font-weight-asian="bold" style:font-name-complex="Calibri1" style:font-weight-complex="bold"/>
    </style:style>
    <style:style style:name="ce102" style:family="table-cell" style:parent-style-name="Default" style:data-style-name="N1"/>
    <style:style style:name="ce196" style:family="table-cell" style:parent-style-name="Default" style:data-style-name="N100">
      <style:table-cell-properties style:vertical-align="automatic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style:vertical-align="automatic"/>
    </style:style>
    <style:style style:name="ce199" style:family="table-cell" style:parent-style-name="Default" style:data-style-name="N100">
      <style:table-cell-properties fo:wrap-option="wrap" style:vertical-align="top"/>
    </style:style>
  </office:automatic-styles>
  <office:body>
    <office:spreadsheet>
      <table:calculation-settings table:case-sensitive="false" table:automatic-find-labels="false" table:use-regular-expressions="false"/>
      <table:table table:name="DETTAGLIO" table:style-name="ta2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visibility="collapse" table:default-cell-style-name="ce10"/>
        <table:table-column table:style-name="co8" table:number-columns-repeated="2" table:default-cell-style-name="ce10"/>
        <table:table-column table:style-name="co8" table:visibility="collapse" table:default-cell-style-name="ce10"/>
        <table:table-column table:style-name="co8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8" table:number-columns-repeated="3" table:default-cell-style-name="ce10"/>
        <table:table-column table:style-name="co3" table:default-cell-style-name="ce400"/>
        <table:table-column table:style-name="co10" table:default-cell-style-name="ce10"/>
        <table:table-column table:style-name="co9" table:default-cell-style-name="ce10"/>
        <table:table-column table:style-name="co11" table:default-cell-style-name="ce10"/>
        <table:table-column table:style-name="co12" table:number-columns-repeated="5" table:default-cell-style-name="ce10"/>
        <table:table-column table:style-name="co10" table:number-columns-repeated="988" table:default-cell-style-name="ce10"/>
        <table:table-column table:style-name="co9" table:default-cell-style-name="ce10"/>
        <table:table-row table:style-name="ro5">
          <table:table-cell table:style-name="ce1"/>
          <table:table-cell table:style-name="ce374" table:number-columns-repeated="6"/>
          <table:table-cell table:style-name="ce1"/>
          <table:table-cell table:style-name="ce374"/>
          <table:table-cell table:number-columns-repeated="2"/>
          <table:table-cell table:style-name="ce114"/>
          <table:table-cell table:style-name="ce137" office:value-type="string" calcext:value-type="string" table:number-columns-spanned="3" table:number-rows-spanned="1">
            <text:p>GG/uomo pianificazione Umbria Digitale</text:p>
          </table:table-cell>
          <table:covered-table-cell table:number-columns-repeated="2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8">
          <table:table-cell table:style-name="ce1"/>
          <table:table-cell table:style-name="ce374" office:value-type="string" calcext:value-type="string">
            <text:p>YYY</text:p>
          </table:table-cell>
          <table:table-cell table:style-name="ce374" table:number-columns-repeated="3"/>
          <table:table-cell table:style-name="ce247" office:value-type="string" calcext:value-type="string" table:number-columns-spanned="5" table:number-rows-spanned="1">
            <text:p>gg consumati UD</text:p>
          </table:table-cell>
          <table:covered-table-cell table:number-columns-repeated="4"/>
          <table:table-cell table:style-name="ce39" office:value-type="string" calcext:value-type="string" table:number-columns-spanned="1" table:number-rows-spanned="2">
            <text:p>Residui da Lavorare</text:p>
          </table:table-cell>
          <table:table-cell table:style-name="ce132" office:value-type="string" calcext:value-type="string" table:number-columns-spanned="1" table:number-rows-spanned="3">
            <text:p>anno</text:p>
          </table:table-cell>
          <table:table-cell table:style-name="ce138" office:value-type="string" calcext:value-type="string" table:number-columns-spanned="1" table:number-rows-spanned="3">
            <text:p>TOT</text:p>
          </table:table-cell>
          <table:table-cell table:style-name="ce138" office:value-type="string" calcext:value-type="string" table:number-columns-spanned="1" table:number-rows-spanned="3">
            <text:p>U</text:p>
          </table:table-cell>
          <table:table-cell table:style-name="ce138" office:value-type="string" calcext:value-type="string" table:number-columns-spanned="1" table:number-rows-spanned="3">
            <text:p>E</text:p>
          </table:table-cell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3">
          <table:table-cell table:style-name="ce1"/>
          <table:table-cell table:style-name="ce375"/>
          <table:table-cell table:style-name="ce378" table:number-columns-repeated="3"/>
          <table:table-cell table:style-name="ce251" table:number-columns-spanned="5" table:number-rows-spanned="1"/>
          <table:covered-table-cell table:number-columns-repeated="9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9">
          <table:table-cell table:style-name="ce3" office:value-type="string" calcext:value-type="string">
            <text:p>COD</text:p>
          </table:table-cell>
          <table:table-cell table:style-name="ce32" office:value-type="string" calcext:value-type="string">
            <text:p>Macrofase</text:p>
          </table:table-cell>
          <table:table-cell table:style-name="ce38" office:value-type="string" calcext:value-type="string">
            <text:p>CODICE ATTIVITA'</text:p>
          </table:table-cell>
          <table:table-cell table:style-name="ce38" office:value-type="string" calcext:value-type="string">
            <text:p>ATTIVITA'</text:p>
          </table:table-cell>
          <table:table-cell table:style-name="ce38"/>
          <table:table-cell table:style-name="ce38" office:value-type="string" calcext:value-type="string">
            <text:p>TOTALE</text:p>
          </table:table-cell>
          <table:table-cell table:style-name="ce97" office:value-type="string" calcext:value-type="string">
            <text:p>E</text:p>
          </table:table-cell>
          <table:table-cell table:style-name="ce97" office:value-type="string" calcext:value-type="string">
            <text:p>E (DA IMPUTARE , NON CALCOLATO)</text:p>
          </table:table-cell>
          <table:table-cell table:number-columns-repeated="3" table:style-name="ce38" office:value-type="string" calcext:value-type="string">
            <text:p>U</text:p>
          </table:table-cell>
          <table:covered-table-cell table:number-columns-repeated="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table-cell table:style-name="ce30" office:value-type="string" calcext:value-type="string" table:number-columns-spanned="1" table:number-rows-spanned="12">
            <text:p>1. Start-up sistema e conduzione progetto</text:p>
          </table:table-cell>
          <table:table-cell table:style-name="ce13" office:value-type="string" calcext:value-type="string">
            <text:p>1A</text:p>
          </table:table-cell>
          <table:table-cell table:style-name="ce45" office:value-type="string" calcext:value-type="string" table:number-columns-spanned="1" table:number-rows-spanned="4">
            <text:p>Pianificazione del progetto e delle attività di gestione</text:p>
          </table:table-cell>
          <table:table-cell table:style-name="ce46" table:formula="of:=CONCATENATE(&quot;@&quot;;[.D5])" office:value-type="string" office:string-value="@Pianificazione del progetto e delle attività di gestione" calcext:value-type="string" table:number-columns-spanned="1" table:number-rows-spanned="4">
            <text:p>@Pianificazione del progetto e delle attività di gestione</text:p>
          </table:table-cell>
          <table:table-cell table:style-name="ce90" table:formula="of:=SUM([.I5:.I16])+SUM([.G5:.G13])" office:value-type="float" office:value="109.8125" calcext:value-type="float" table:number-columns-spanned="1" table:number-rows-spanned="12">
            <text:p>109,8125</text:p>
          </table:table-cell>
          <table:table-cell table:style-name="ce48" table:formula="of:=SUM([.H5:.H8])" office:value-type="float" office:value="0" calcext:value-type="float" table:number-columns-spanned="1" table:number-rows-spanned="4">
            <text:p>0</text:p>
          </table:table-cell>
          <table:table-cell table:style-name="ce14"/>
          <table:table-cell table:style-name="ce48" table:formula="of:=SUM([.J5:.J8])" office:value-type="float" office:value="85.8125" calcext:value-type="float" table:number-columns-spanned="1" table:number-rows-spanned="4">
            <text:p>85,8125</text:p>
          </table:table-cell>
          <table:table-cell table:style-name="ce15" table:formula="of:=SUMIFS( [WORKLOG.$I$2:.$I$7508]; [WORKLOG.$A$2:.$A$7508];[.$C5];[WORKLOG.$B$2:.$B$7508];&quot;&lt;&quot;&amp; DATE([.L5];12;31)+1; [WORKLOG.$B$2:.$B$7508];&quot;&gt;=&quot;&amp; DATE([.L5];1;1))/8" office:value-type="float" office:value="13" calcext:value-type="float">
            <text:p>13,0000</text:p>
          </table:table-cell>
          <table:table-cell table:style-name="ce15" table:formula="of:=[.M5]-[.J5]" office:value-type="float" office:value="0" calcext:value-type="float">
            <text:p>0,0000</text:p>
          </table:table-cell>
          <table:table-cell table:style-name="ce16" office:value-type="float" office:value="2018" calcext:value-type="float">
            <text:p>2018</text:p>
          </table:table-cell>
          <table:table-cell table:style-name="ce17" table:formula="of:=[.N5]+[.O5]" office:value-type="float" office:value="13" calcext:value-type="float">
            <text:p>13</text:p>
          </table:table-cell>
          <table:table-cell table:style-name="ce17" table:formula="of:=13" office:value-type="float" office:value="13" calcext:value-type="float">
            <text:p>13</text:p>
          </table:table-cell>
          <table:table-cell table:style-name="ce143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covered-table-cell/>
          <table:table-cell table:style-name="ce19" office:value-type="string" calcext:value-type="string">
            <text:p>1A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2:.$I$7508]; [WORKLOG.$A$2:.$A$7508];[.$C6];[WORKLOG.$B$2:.$B$7508];&quot;&lt;&quot;&amp; DATE([.L6];12;31)+1; [WORKLOG.$B$2:.$B$7508];&quot;&gt;=&quot;&amp; DATE([.L6];1;1))/8" office:value-type="float" office:value="39.875" calcext:value-type="float">
            <text:p>39,8750</text:p>
          </table:table-cell>
          <table:table-cell table:style-name="ce21" table:formula="of:=[.M6]-[.J6]" office:value-type="float" office:value="0" calcext:value-type="float">
            <text:p>0,0000</text:p>
          </table:table-cell>
          <table:table-cell table:style-name="ce22" office:value-type="float" office:value="2019" calcext:value-type="float">
            <text:p>2019</text:p>
          </table:table-cell>
          <table:table-cell table:style-name="ce23" table:formula="of:=[.N6]+[.O6]" office:value-type="float" office:value="39.875" calcext:value-type="float">
            <text:p>39,875</text:p>
          </table:table-cell>
          <table:table-cell table:style-name="ce23" table:formula="of:=40-0.125" office:value-type="float" office:value="39.875" calcext:value-type="float">
            <text:p>39,87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covered-table-cell/>
          <table:table-cell table:style-name="ce19" office:value-type="string" calcext:value-type="string">
            <text:p>1A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7];[WORKLOG.$B$1:.$B$7508];&quot;&lt;&quot;&amp; DATE([.L7];12;31)+1; [WORKLOG.$B$1:.$B$7508];&quot;&gt;=&quot;&amp; DATE([.L7];1;1))/8" office:value-type="float" office:value="25.9375" calcext:value-type="float">
            <text:p>25,9375</text:p>
          </table:table-cell>
          <table:table-cell table:style-name="ce21" table:formula="of:=[.M7]-[.J7]" office:value-type="float" office:value="0" calcext:value-type="float">
            <text:p>0,0000</text:p>
          </table:table-cell>
          <table:table-cell table:style-name="ce22" office:value-type="float" office:value="2020" calcext:value-type="float">
            <text:p>2020</text:p>
          </table:table-cell>
          <table:table-cell table:style-name="ce23" table:formula="of:=[.N7]+[.O7]" office:value-type="float" office:value="25.9375" calcext:value-type="float">
            <text:p>25,9375</text:p>
          </table:table-cell>
          <table:table-cell table:style-name="ce23" table:formula="of:=8300/320" office:value-type="float" office:value="25.9375" calcext:value-type="float">
            <text:p>25,937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covered-table-cell/>
          <table:table-cell table:style-name="ce19" office:value-type="string" calcext:value-type="string">
            <text:p>1A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8];[WORKLOG.$B$1:.$B$7508];&quot;&lt;&quot;&amp; DATE([.L8];12;31)+1; [WORKLOG.$B$1:.$B$7508];&quot;&gt;=&quot;&amp; DATE([.L8];1;1))/8" office:value-type="float" office:value="7" calcext:value-type="float">
            <text:p>7,0000</text:p>
          </table:table-cell>
          <table:table-cell table:style-name="ce21" table:formula="of:=[.M8]-[.J8]" office:value-type="float" office:value="8.9375" calcext:value-type="float">
            <text:p>8,9375</text:p>
          </table:table-cell>
          <table:table-cell table:style-name="ce22" office:value-type="float" office:value="2021" calcext:value-type="float">
            <text:p>2021</text:p>
          </table:table-cell>
          <table:table-cell table:style-name="ce23" table:formula="of:=[.N8]+[.O8]" office:value-type="float" office:value="15.9375" calcext:value-type="float">
            <text:p>15,9375</text:p>
          </table:table-cell>
          <table:table-cell table:style-name="ce23" table:formula="of:=5100/320" office:value-type="float" office:value="15.9375" calcext:value-type="float">
            <text:p>15,937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covered-table-cell/>
          <table:table-cell table:style-name="ce19" office:value-type="string" calcext:value-type="string">
            <text:p>1B</text:p>
          </table:table-cell>
          <table:table-cell table:style-name="ce49" office:value-type="string" calcext:value-type="string" table:number-columns-spanned="1" table:number-rows-spanned="4">
            <text:p>Progetto formativo e Creazione Centro di competenza regionale</text:p>
          </table:table-cell>
          <table:table-cell table:style-name="ce50" table:formula="of:=CONCATENATE(&quot;@&quot;;[.D9])" office:value-type="string" office:string-value="@Progetto formativo e Creazione Centro di competenza regionale" calcext:value-type="string" table:number-columns-spanned="1" table:number-rows-spanned="4">
            <text:p>@Progetto formativo e Creazione Centro di competenza regionale</text:p>
          </table:table-cell>
          <table:covered-table-cell/>
          <table:table-cell table:style-name="ce51" table:formula="of:=SUM([.H9:.H12])" office:value-type="float" office:value="0" calcext:value-type="float" table:number-columns-spanned="1" table:number-rows-spanned="4">
            <text:p>0</text:p>
          </table:table-cell>
          <table:table-cell table:style-name="ce20"/>
          <table:table-cell table:style-name="ce51" table:formula="of:=SUM([.J9:.J12])" office:value-type="float" office:value="7" calcext:value-type="float" table:number-columns-spanned="1" table:number-rows-spanned="4">
            <text:p>7</text:p>
          </table:table-cell>
          <table:table-cell table:style-name="ce21" table:formula="of:=SUMIFS( [WORKLOG.$I$1:.$I$7508]; [WORKLOG.$A$1:.$A$7508];[.$C9];[WORKLOG.$B$1:.$B$7508];&quot;&lt;&quot;&amp; DATE([.L9];12;31)+1; [WORKLOG.$B$1:.$B$7508];&quot;&gt;=&quot;&amp; DATE([.L9];1;1))/8" office:value-type="float" office:value="2" calcext:value-type="float">
            <text:p>2,0000</text:p>
          </table:table-cell>
          <table:table-cell table:style-name="ce21" table:formula="of:=[.M9]-[.J9]" office:value-type="float" office:value="-0.5" calcext:value-type="float">
            <text:p>-0,5000</text:p>
          </table:table-cell>
          <table:table-cell table:style-name="ce22" office:value-type="float" office:value="2018" calcext:value-type="float">
            <text:p>2018</text:p>
          </table:table-cell>
          <table:table-cell table:style-name="ce23" table:formula="of:=[.N9]+[.O9]" office:value-type="float" office:value="1.5" calcext:value-type="float">
            <text:p>1,5</text:p>
          </table:table-cell>
          <table:table-cell table:style-name="ce23" table:formula="of:=2-0.5" office:value-type="float" office:value="1.5" calcext:value-type="float">
            <text:p>1,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covered-table-cell/>
          <table:table-cell table:style-name="ce19" office:value-type="string" calcext:value-type="string">
            <text:p>1B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10];[WORKLOG.$B$1:.$B$7508];&quot;&lt;&quot;&amp; DATE([.L10];12;31)+1; [WORKLOG.$B$1:.$B$7508];&quot;&gt;=&quot;&amp; DATE([.L10];1;1))/8" office:value-type="float" office:value="5" calcext:value-type="float">
            <text:p>5,0000</text:p>
          </table:table-cell>
          <table:table-cell table:style-name="ce21" table:formula="of:=[.M10]-[.J10]" office:value-type="float" office:value="0.5" calcext:value-type="float">
            <text:p>0,5000</text:p>
          </table:table-cell>
          <table:table-cell table:style-name="ce22" office:value-type="float" office:value="2019" calcext:value-type="float">
            <text:p>2019</text:p>
          </table:table-cell>
          <table:table-cell table:style-name="ce23" table:formula="of:=[.N10]+[.O10]" office:value-type="float" office:value="5.5" calcext:value-type="float">
            <text:p>5,5</text:p>
          </table:table-cell>
          <table:table-cell table:style-name="ce23" table:formula="of:=5+0.5" office:value-type="float" office:value="5.5" calcext:value-type="float">
            <text:p>5,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covered-table-cell/>
          <table:table-cell table:style-name="ce19" office:value-type="string" calcext:value-type="string">
            <text:p>1B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11];[WORKLOG.$B$1:.$B$7508];&quot;&lt;&quot;&amp; DATE([.L11];12;31)+1; [WORKLOG.$B$1:.$B$7508];&quot;&gt;=&quot;&amp; DATE([.L11];1;1))/8" office:value-type="float" office:value="0" calcext:value-type="float">
            <text:p>0,0000</text:p>
          </table:table-cell>
          <table:table-cell table:style-name="ce21" table:formula="of:=[.M11]-[.J11]" office:value-type="float" office:value="0" calcext:value-type="float">
            <text:p>0,0000</text:p>
          </table:table-cell>
          <table:table-cell table:style-name="ce22" office:value-type="float" office:value="2020" calcext:value-type="float">
            <text:p>2020</text:p>
          </table:table-cell>
          <table:table-cell table:style-name="ce23" table:formula="of:=[.N11]+[.O11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covered-table-cell/>
          <table:table-cell table:style-name="ce19" office:value-type="string" calcext:value-type="string">
            <text:p>1B</text:p>
          </table:table-cell>
          <table:covered-table-cell table:number-columns-repeated="4"/>
          <table:table-cell table:style-name="ce20"/>
          <table:covered-table-cell/>
          <table:table-cell table:style-name="ce21"/>
          <table:table-cell table:style-name="ce21" table:formula="of:=[.M12]-[.J12]" office:value-type="float" office:value="0" calcext:value-type="float">
            <text:p>0,0000</text:p>
          </table:table-cell>
          <table:table-cell table:style-name="ce22" office:value-type="float" office:value="2021" calcext:value-type="float">
            <text:p>2021</text:p>
          </table:table-cell>
          <table:table-cell table:style-name="ce23" table:formula="of:=[.N12]+[.O12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covered-table-cell/>
          <table:table-cell table:style-name="ce25" office:value-type="string" calcext:value-type="string">
            <text:p>1C</text:p>
          </table:table-cell>
          <table:table-cell table:style-name="ce52" office:value-type="string" calcext:value-type="string" table:number-columns-spanned="1" table:number-rows-spanned="4">
            <text:p>Installazione, configurazione e parametrizzazione SISO</text:p>
          </table:table-cell>
          <table:table-cell table:style-name="ce52" table:formula="of:=CONCATENATE(&quot;@&quot;;[.D13])" office:value-type="string" office:string-value="@Installazione, configurazione e parametrizzazione SISO" calcext:value-type="string" table:number-columns-spanned="1" table:number-rows-spanned="4">
            <text:p>@Installazione, configurazione e parametrizzazione SISO</text:p>
          </table:table-cell>
          <table:covered-table-cell/>
          <table:table-cell table:style-name="ce53" table:formula="of:=SUM([.H13:.H16])" office:value-type="float" office:value="0" calcext:value-type="float" table:number-columns-spanned="1" table:number-rows-spanned="4">
            <text:p>0</text:p>
          </table:table-cell>
          <table:table-cell table:style-name="ce20"/>
          <table:table-cell table:style-name="ce53" table:formula="of:=SUM([.J13:.J16])" office:value-type="float" office:value="17" calcext:value-type="float" table:number-columns-spanned="1" table:number-rows-spanned="4">
            <text:p>17</text:p>
          </table:table-cell>
          <table:table-cell table:style-name="ce21" table:formula="of:=SUMIFS( [WORKLOG.$I$1:.$I$7508]; [WORKLOG.$A$1:.$A$7508];[.$C13];[WORKLOG.$B$1:.$B$7508];&quot;&lt;&quot;&amp; DATE([.L13];12;31)+1; [WORKLOG.$B$1:.$B$7508];&quot;&gt;=&quot;&amp; DATE([.L13];1;1))/8" office:value-type="float" office:value="3" calcext:value-type="float">
            <text:p>3,0000</text:p>
          </table:table-cell>
          <table:table-cell table:style-name="ce21" table:formula="of:=[.M13]-[.J13]" office:value-type="float" office:value="0" calcext:value-type="float">
            <text:p>0,0000</text:p>
          </table:table-cell>
          <table:table-cell table:style-name="ce22" office:value-type="float" office:value="2018" calcext:value-type="float">
            <text:p>2018</text:p>
          </table:table-cell>
          <table:table-cell table:style-name="ce23" table:formula="of:=[.N13]+[.O13]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covered-table-cell/>
          <table:table-cell table:style-name="ce25" office:value-type="string" calcext:value-type="string">
            <text:p>1C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14];[WORKLOG.$B$1:.$B$7508];&quot;&lt;&quot;&amp; DATE([.L14];12;31)+1; [WORKLOG.$B$1:.$B$7508];&quot;&gt;=&quot;&amp; DATE([.L14];1;1))/8" office:value-type="float" office:value="14" calcext:value-type="float">
            <text:p>14,0000</text:p>
          </table:table-cell>
          <table:table-cell table:style-name="ce21" table:formula="of:=[.M14]-[.J14]" office:value-type="float" office:value="0" calcext:value-type="float">
            <text:p>0,0000</text:p>
          </table:table-cell>
          <table:table-cell table:style-name="ce22" office:value-type="float" office:value="2019" calcext:value-type="float">
            <text:p>2019</text:p>
          </table:table-cell>
          <table:table-cell table:style-name="ce23" table:formula="of:=[.N14]+[.O14]" office:value-type="float" office:value="14" calcext:value-type="float">
            <text:p>14</text:p>
          </table:table-cell>
          <table:table-cell table:style-name="ce23" office:value-type="float" office:value="14" calcext:value-type="float">
            <text:p>14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covered-table-cell/>
          <table:table-cell table:style-name="ce25" office:value-type="string" calcext:value-type="string">
            <text:p>1C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15];[WORKLOG.$B$1:.$B$7508];&quot;&lt;&quot;&amp; DATE([.L15];12;31)+1; [WORKLOG.$B$1:.$B$7508];&quot;&gt;=&quot;&amp; DATE([.L15];1;1))/8" office:value-type="float" office:value="0" calcext:value-type="float">
            <text:p>0,0000</text:p>
          </table:table-cell>
          <table:table-cell table:style-name="ce21" table:formula="of:=[.M15]-[.J15]" office:value-type="float" office:value="0" calcext:value-type="float">
            <text:p>0,0000</text:p>
          </table:table-cell>
          <table:table-cell table:style-name="ce22" office:value-type="float" office:value="2020" calcext:value-type="float">
            <text:p>2020</text:p>
          </table:table-cell>
          <table:table-cell table:style-name="ce23" table:formula="of:=[.N15]+[.O15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covered-table-cell/>
          <table:table-cell table:style-name="ce27" office:value-type="string" calcext:value-type="string">
            <text:p>1C</text:p>
          </table:table-cell>
          <table:covered-table-cell table:number-columns-repeated="4"/>
          <table:table-cell table:style-name="ce26"/>
          <table:covered-table-cell/>
          <table:table-cell table:style-name="ce28"/>
          <table:table-cell table:style-name="ce28" table:formula="of:=[.M16]-[.J16]" office:value-type="float" office:value="0" calcext:value-type="float">
            <text:p>0,0000</text:p>
          </table:table-cell>
          <table:table-cell table:style-name="ce22" office:value-type="float" office:value="2021" calcext:value-type="float">
            <text:p>2021</text:p>
          </table:table-cell>
          <table:table-cell table:style-name="ce29" table:formula="of:=[.N16]+[.O16]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45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table-cell table:style-name="ce30" office:value-type="string" calcext:value-type="string" table:number-columns-spanned="1" table:number-rows-spanned="20">
            <text:p>2. Diffusione e messa a regime presso gli ATS</text:p>
          </table:table-cell>
          <table:table-cell table:style-name="ce13" office:value-type="string" calcext:value-type="string">
            <text:p>2A</text:p>
          </table:table-cell>
          <table:table-cell table:style-name="ce45" office:value-type="string" calcext:value-type="string" table:number-columns-spanned="1" table:number-rows-spanned="4">
            <text:p>Formazione personale e operatori di ATS e REGIONE Marche</text:p>
          </table:table-cell>
          <table:table-cell table:style-name="ce46" table:formula="of:=CONCATENATE(&quot;@&quot;;[.D17])" office:value-type="string" office:string-value="@Formazione personale e operatori di ATS e REGIONE Marche" calcext:value-type="string" table:number-columns-spanned="1" table:number-rows-spanned="4">
            <text:p>@Formazione personale e operatori di ATS e REGIONE Marche</text:p>
          </table:table-cell>
          <table:table-cell table:style-name="ce90" table:formula="of:=SUM([.I17:.I36])+SUM([.G17:.G33])" office:value-type="float" office:value="462.5" calcext:value-type="float" table:number-columns-spanned="1" table:number-rows-spanned="20">
            <text:p>462,5</text:p>
          </table:table-cell>
          <table:table-cell table:style-name="ce48" table:formula="of:=SUM([.H17:.H20])" office:value-type="float" office:value="0" calcext:value-type="float" table:number-columns-spanned="1" table:number-rows-spanned="4">
            <text:p>0</text:p>
          </table:table-cell>
          <table:table-cell table:style-name="ce14"/>
          <table:table-cell table:style-name="ce48" table:formula="of:=SUM([.J17:.J20])" office:value-type="float" office:value="73" calcext:value-type="float" table:number-columns-spanned="1" table:number-rows-spanned="4">
            <text:p>73</text:p>
          </table:table-cell>
          <table:table-cell table:style-name="ce21" table:formula="of:=SUMIFS( [WORKLOG.$I$1:.$I$7508]; [WORKLOG.$A$1:.$A$7508];[.$C17];[WORKLOG.$B$1:.$B$7508];&quot;&lt;&quot;&amp; DATE([.L17];12;31)+1; [WORKLOG.$B$1:.$B$7508];&quot;&gt;=&quot;&amp; DATE([.L17];1;1))/8" office:value-type="float" office:value="46" calcext:value-type="float">
            <text:p>46,0000</text:p>
          </table:table-cell>
          <table:table-cell table:style-name="ce15" table:formula="of:=[.M17]-[.J17]" office:value-type="float" office:value="0" calcext:value-type="float">
            <text:p>0,0000</text:p>
          </table:table-cell>
          <table:table-cell table:style-name="ce16" office:value-type="float" office:value="2018" calcext:value-type="float">
            <text:p>2018</text:p>
          </table:table-cell>
          <table:table-cell table:style-name="ce17" table:formula="of:=[.N17]+[.O17]" office:value-type="float" office:value="46" calcext:value-type="float">
            <text:p>46</text:p>
          </table:table-cell>
          <table:table-cell table:style-name="ce17" office:value-type="float" office:value="46" calcext:value-type="float">
            <text:p>46</text:p>
          </table:table-cell>
          <table:table-cell table:style-name="ce143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A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18];[WORKLOG.$B$1:.$B$7508];&quot;&lt;&quot;&amp; DATE([.L18];12;31)+1; [WORKLOG.$B$1:.$B$7508];&quot;&gt;=&quot;&amp; DATE([.L18];1;1))/8" office:value-type="float" office:value="27" calcext:value-type="float">
            <text:p>27,0000</text:p>
          </table:table-cell>
          <table:table-cell table:style-name="ce21" table:formula="of:=[.M18]-[.J18]" office:value-type="float" office:value="0" calcext:value-type="float">
            <text:p>0,0000</text:p>
          </table:table-cell>
          <table:table-cell table:style-name="ce22" office:value-type="float" office:value="2019" calcext:value-type="float">
            <text:p>2019</text:p>
          </table:table-cell>
          <table:table-cell table:style-name="ce23" table:formula="of:=[.N18]+[.O18]" office:value-type="float" office:value="27" calcext:value-type="float">
            <text:p>27</text:p>
          </table:table-cell>
          <table:table-cell table:style-name="ce23" office:value-type="float" office:value="27" calcext:value-type="float">
            <text:p>27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A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19];[WORKLOG.$B$1:.$B$7508];&quot;&lt;&quot;&amp; DATE([.L19];12;31)+1; [WORKLOG.$B$1:.$B$7508];&quot;&gt;=&quot;&amp; DATE([.L19];1;1))/8" office:value-type="float" office:value="0" calcext:value-type="float">
            <text:p>0,0000</text:p>
          </table:table-cell>
          <table:table-cell table:style-name="ce21" table:formula="of:=[.M19]-[.J19]" office:value-type="float" office:value="0" calcext:value-type="float">
            <text:p>0,0000</text:p>
          </table:table-cell>
          <table:table-cell table:style-name="ce22" office:value-type="float" office:value="2020" calcext:value-type="float">
            <text:p>2020</text:p>
          </table:table-cell>
          <table:table-cell table:style-name="ce23" table:formula="of:=[.N19]+[.O19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A</text:p>
          </table:table-cell>
          <table:covered-table-cell table:number-columns-repeated="4"/>
          <table:table-cell table:style-name="ce20"/>
          <table:covered-table-cell/>
          <table:table-cell table:style-name="ce21"/>
          <table:table-cell table:style-name="ce21" table:formula="of:=[.M20]-[.J20]" office:value-type="float" office:value="0" calcext:value-type="float">
            <text:p>0,0000</text:p>
          </table:table-cell>
          <table:table-cell table:style-name="ce22" office:value-type="float" office:value="2021" calcext:value-type="float">
            <text:p>2021</text:p>
          </table:table-cell>
          <table:table-cell table:style-name="ce23" table:formula="of:=[.N20]+[.O20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B</text:p>
          </table:table-cell>
          <table:table-cell table:style-name="ce49" office:value-type="string" calcext:value-type="string" table:number-columns-spanned="1" table:number-rows-spanned="4">
            <text:p>Assistenza e affiancamento post-formativo</text:p>
          </table:table-cell>
          <table:table-cell/>
          <table:covered-table-cell/>
          <table:table-cell table:style-name="ce51" table:formula="of:=SUM([.H21:.H24])" office:value-type="float" office:value="0" calcext:value-type="float" table:number-columns-spanned="1" table:number-rows-spanned="4">
            <text:p>0</text:p>
          </table:table-cell>
          <table:table-cell table:style-name="ce20"/>
          <table:table-cell table:style-name="ce51" table:formula="of:=SUM([.J21:.J24])" office:value-type="float" office:value="14.75" calcext:value-type="float" table:number-columns-spanned="1" table:number-rows-spanned="4">
            <text:p>14,75</text:p>
          </table:table-cell>
          <table:table-cell table:style-name="ce21" table:formula="of:=SUMIFS( [WORKLOG.$I$1:.$I$7508]; [WORKLOG.$A$1:.$A$7508];[.$C21];[WORKLOG.$B$1:.$B$7508];&quot;&lt;&quot;&amp; DATE([.L21];12;31)+1; [WORKLOG.$B$1:.$B$7508];&quot;&gt;=&quot;&amp; DATE([.L21];1;1))/8" office:value-type="float" office:value="0.75" calcext:value-type="float">
            <text:p>0,7500</text:p>
          </table:table-cell>
          <table:table-cell table:style-name="ce21" table:formula="of:=[.M21]-[.J21]" office:value-type="float" office:value="0" calcext:value-type="float">
            <text:p>0,0000</text:p>
          </table:table-cell>
          <table:table-cell table:style-name="ce22" office:value-type="float" office:value="2018" calcext:value-type="float">
            <text:p>2018</text:p>
          </table:table-cell>
          <table:table-cell table:style-name="ce23" table:formula="of:=[.N21]+[.O21]" office:value-type="float" office:value="0.75" calcext:value-type="float">
            <text:p>0,75</text:p>
          </table:table-cell>
          <table:table-cell table:style-name="ce23" office:value-type="float" office:value="0.75" calcext:value-type="float">
            <text:p>0,7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B</text:p>
          </table:table-cell>
          <table:covered-table-cell/>
          <table:table-cell/>
          <table:covered-table-cell table:number-columns-repeated="2"/>
          <table:table-cell table:style-name="ce20"/>
          <table:covered-table-cell/>
          <table:table-cell table:style-name="ce21" table:formula="of:=SUMIFS( [WORKLOG.$I$1:.$I$7508]; [WORKLOG.$A$1:.$A$7508];[.$C22];[WORKLOG.$B$1:.$B$7508];&quot;&lt;&quot;&amp; DATE([.L22];12;31)+1; [WORKLOG.$B$1:.$B$7508];&quot;&gt;=&quot;&amp; DATE([.L22];1;1))/8" office:value-type="float" office:value="14" calcext:value-type="float">
            <text:p>14,0000</text:p>
          </table:table-cell>
          <table:table-cell table:style-name="ce21" table:formula="of:=[.M22]-[.J22]" office:value-type="float" office:value="0" calcext:value-type="float">
            <text:p>0,0000</text:p>
          </table:table-cell>
          <table:table-cell table:style-name="ce22" office:value-type="float" office:value="2019" calcext:value-type="float">
            <text:p>2019</text:p>
          </table:table-cell>
          <table:table-cell table:style-name="ce23" table:formula="of:=[.N22]+[.O22]" office:value-type="float" office:value="14" calcext:value-type="float">
            <text:p>14</text:p>
          </table:table-cell>
          <table:table-cell table:style-name="ce23" office:value-type="float" office:value="14" calcext:value-type="float">
            <text:p>14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covered-table-cell/>
          <table:table-cell table:style-name="ce19" office:value-type="string" calcext:value-type="string">
            <text:p>2B</text:p>
          </table:table-cell>
          <table:covered-table-cell/>
          <table:table-cell/>
          <table:covered-table-cell table:number-columns-repeated="2"/>
          <table:table-cell table:style-name="ce20"/>
          <table:covered-table-cell/>
          <table:table-cell table:style-name="ce21" table:formula="of:=SUMIFS( [WORKLOG.$I$1:.$I$7508]; [WORKLOG.$A$1:.$A$7508];[.$C23];[WORKLOG.$B$1:.$B$7508];&quot;&lt;&quot;&amp; DATE([.L23];12;31)+1; [WORKLOG.$B$1:.$B$7508];&quot;&gt;=&quot;&amp; DATE([.L23];1;1))/8" office:value-type="float" office:value="0" calcext:value-type="float">
            <text:p>0,0000</text:p>
          </table:table-cell>
          <table:table-cell table:style-name="ce21" table:formula="of:=[.M23]-[.J23]" office:value-type="float" office:value="0" calcext:value-type="float">
            <text:p>0,0000</text:p>
          </table:table-cell>
          <table:table-cell table:style-name="ce22" office:value-type="float" office:value="2020" calcext:value-type="float">
            <text:p>2020</text:p>
          </table:table-cell>
          <table:table-cell table:style-name="ce23" table:formula="of:=[.N23]+[.O23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B</text:p>
          </table:table-cell>
          <table:covered-table-cell/>
          <table:table-cell/>
          <table:covered-table-cell table:number-columns-repeated="2"/>
          <table:table-cell table:style-name="ce20"/>
          <table:covered-table-cell/>
          <table:table-cell table:style-name="ce21"/>
          <table:table-cell table:style-name="ce21" table:formula="of:=[.M24]-[.J24]" office:value-type="float" office:value="0" calcext:value-type="float">
            <text:p>0,0000</text:p>
          </table:table-cell>
          <table:table-cell table:style-name="ce22" office:value-type="float" office:value="2021" calcext:value-type="float">
            <text:p>2021</text:p>
          </table:table-cell>
          <table:table-cell table:style-name="ce23" table:formula="of:=[.N24]+[.O24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C</text:p>
          </table:table-cell>
          <table:table-cell table:style-name="ce49" office:value-type="string" calcext:value-type="string" table:number-columns-spanned="1" table:number-rows-spanned="4">
            <text:p>Formazione aziende attraverso modalità "training on the job"</text:p>
          </table:table-cell>
          <table:table-cell/>
          <table:covered-table-cell/>
          <table:table-cell table:style-name="ce51" table:formula="of:=SUM([.H25:.H28])" office:value-type="float" office:value="0" calcext:value-type="float" table:number-columns-spanned="1" table:number-rows-spanned="4">
            <text:p>0</text:p>
          </table:table-cell>
          <table:table-cell table:style-name="ce20"/>
          <table:table-cell table:style-name="ce51" table:formula="of:=SUM([.J25:.J28])" office:value-type="float" office:value="1.25" calcext:value-type="float" table:number-columns-spanned="1" table:number-rows-spanned="4">
            <text:p>1,25</text:p>
          </table:table-cell>
          <table:table-cell table:style-name="ce21" table:formula="of:=SUMIFS( [WORKLOG.$I$1:.$I$7508]; [WORKLOG.$A$1:.$A$7508];[.$C25];[WORKLOG.$B$1:.$B$7508];&quot;&lt;&quot;&amp; DATE([.L25];12;31)+1; [WORKLOG.$B$1:.$B$7508];&quot;&gt;=&quot;&amp; DATE([.L25];1;1))/8" office:value-type="float" office:value="1.25" calcext:value-type="float">
            <text:p>1,2500</text:p>
          </table:table-cell>
          <table:table-cell table:style-name="ce21" table:formula="of:=[.M25]-[.J25]" office:value-type="float" office:value="0" calcext:value-type="float">
            <text:p>0,0000</text:p>
          </table:table-cell>
          <table:table-cell table:style-name="ce22" office:value-type="float" office:value="2018" calcext:value-type="float">
            <text:p>2018</text:p>
          </table:table-cell>
          <table:table-cell table:style-name="ce23" table:formula="of:=[.N25]+[.O25]" office:value-type="float" office:value="1.25" calcext:value-type="float">
            <text:p>1,25</text:p>
          </table:table-cell>
          <table:table-cell table:style-name="ce23" office:value-type="float" office:value="1.25" calcext:value-type="float">
            <text:p>1,2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C</text:p>
          </table:table-cell>
          <table:covered-table-cell/>
          <table:table-cell/>
          <table:covered-table-cell table:number-columns-repeated="2"/>
          <table:table-cell table:style-name="ce20"/>
          <table:covered-table-cell/>
          <table:table-cell table:style-name="ce21" table:formula="of:=SUMIFS( [WORKLOG.$I$1:.$I$7508]; [WORKLOG.$A$1:.$A$7508];[.$C26];[WORKLOG.$B$1:.$B$7508];&quot;&lt;&quot;&amp; DATE([.L26];12;31)+1; [WORKLOG.$B$1:.$B$7508];&quot;&gt;=&quot;&amp; DATE([.L26];1;1))/8" office:value-type="float" office:value="0" calcext:value-type="float">
            <text:p>0,0000</text:p>
          </table:table-cell>
          <table:table-cell table:style-name="ce21" table:formula="of:=[.M26]-[.J26]" office:value-type="float" office:value="0" calcext:value-type="float">
            <text:p>0,0000</text:p>
          </table:table-cell>
          <table:table-cell table:style-name="ce22" office:value-type="float" office:value="2019" calcext:value-type="float">
            <text:p>2019</text:p>
          </table:table-cell>
          <table:table-cell table:style-name="ce23" table:formula="of:=[.N26]+[.O26]" office:value-type="float" office:value="0" calcext:value-type="float">
            <text:p>0</text:p>
          </table:table-cell>
          <table:table-cell table:style-name="ce23" table:formula="of:=2500/320-2-1.25-2.5-2.0625" office:value-type="float" office:value="0" calcext:value-type="float">
            <text:p>0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covered-table-cell/>
          <table:table-cell table:style-name="ce19" office:value-type="string" calcext:value-type="string">
            <text:p>2C</text:p>
          </table:table-cell>
          <table:covered-table-cell/>
          <table:table-cell/>
          <table:covered-table-cell table:number-columns-repeated="2"/>
          <table:table-cell table:style-name="ce20"/>
          <table:covered-table-cell/>
          <table:table-cell table:style-name="ce21" table:formula="of:=SUMIFS( [WORKLOG.$I$1:.$I$7508]; [WORKLOG.$A$1:.$A$7508];[.$C27];[WORKLOG.$B$1:.$B$7508];&quot;&lt;&quot;&amp; DATE([.L27];12;31)+1; [WORKLOG.$B$1:.$B$7508];&quot;&gt;=&quot;&amp; DATE([.L27];1;1))/8" office:value-type="float" office:value="0" calcext:value-type="float">
            <text:p>0,0000</text:p>
          </table:table-cell>
          <table:table-cell table:style-name="ce21" table:formula="of:=[.M27]-[.J27]" office:value-type="float" office:value="0" calcext:value-type="float">
            <text:p>0,0000</text:p>
          </table:table-cell>
          <table:table-cell table:style-name="ce22" office:value-type="float" office:value="2020" calcext:value-type="float">
            <text:p>2020</text:p>
          </table:table-cell>
          <table:table-cell table:style-name="ce23" table:formula="of:=[.N27]+[.O27]" office:value-type="float" office:value="0" calcext:value-type="float">
            <text:p>0</text:p>
          </table:table-cell>
          <table:table-cell table:style-name="ce23"/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C</text:p>
          </table:table-cell>
          <table:covered-table-cell/>
          <table:table-cell/>
          <table:covered-table-cell table:number-columns-repeated="2"/>
          <table:table-cell table:style-name="ce20"/>
          <table:covered-table-cell/>
          <table:table-cell table:style-name="ce21"/>
          <table:table-cell table:style-name="ce21" table:formula="of:=[.M28]-[.J28]" office:value-type="float" office:value="0" calcext:value-type="float">
            <text:p>0,0000</text:p>
          </table:table-cell>
          <table:table-cell table:style-name="ce22" office:value-type="float" office:value="2021" calcext:value-type="float">
            <text:p>2021</text:p>
          </table:table-cell>
          <table:table-cell table:style-name="ce23" table:formula="of:=[.N28]+[.O28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D</text:p>
          </table:table-cell>
          <table:table-cell table:style-name="ce49" office:value-type="string" calcext:value-type="string" table:number-columns-spanned="1" table:number-rows-spanned="4">
            <text:p>Conduzione tecnica e applicativa</text:p>
          </table:table-cell>
          <table:table-cell table:style-name="ce50" table:formula="of:=CONCATENATE(&quot;@&quot;;[.D29])" office:value-type="string" office:string-value="@Conduzione tecnica e applicativa" calcext:value-type="string" table:number-columns-spanned="1" table:number-rows-spanned="4">
            <text:p>@Conduzione tecnica e applicativa</text:p>
          </table:table-cell>
          <table:covered-table-cell/>
          <table:table-cell table:style-name="ce51" table:formula="of:=SUM([.H29:.H32])" office:value-type="float" office:value="0" calcext:value-type="float" table:number-columns-spanned="1" table:number-rows-spanned="4">
            <text:p>0</text:p>
          </table:table-cell>
          <table:table-cell table:style-name="ce20"/>
          <table:table-cell table:style-name="ce51" table:formula="of:=SUM([.J29:.J32])" office:value-type="float" office:value="153.375" calcext:value-type="float" table:number-columns-spanned="1" table:number-rows-spanned="4">
            <text:p>153,375</text:p>
          </table:table-cell>
          <table:table-cell table:style-name="ce21" table:formula="of:=SUMIFS( [WORKLOG.$I$1:.$I$7508]; [WORKLOG.$A$1:.$A$7508];[.$C29];[WORKLOG.$B$1:.$B$7508];&quot;&lt;&quot;&amp; DATE([.L29];12;31)+1; [WORKLOG.$B$1:.$B$7508];&quot;&gt;=&quot;&amp; DATE([.L29];1;1))/8" office:value-type="float" office:value="12.75" calcext:value-type="float">
            <text:p>12,7500</text:p>
          </table:table-cell>
          <table:table-cell table:style-name="ce21" table:formula="of:=[.M29]-[.J29]" office:value-type="float" office:value="0" calcext:value-type="float">
            <text:p>0,0000</text:p>
          </table:table-cell>
          <table:table-cell table:style-name="ce22" office:value-type="float" office:value="2018" calcext:value-type="float">
            <text:p>2018</text:p>
          </table:table-cell>
          <table:table-cell table:style-name="ce23" table:formula="of:=[.N29]+[.O29]" office:value-type="float" office:value="12.75" calcext:value-type="float">
            <text:p>12,75</text:p>
          </table:table-cell>
          <table:table-cell table:style-name="ce23" table:formula="of:=10.25+2.5" office:value-type="float" office:value="12.75" calcext:value-type="float">
            <text:p>12,7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D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30];[WORKLOG.$B$1:.$B$7508];&quot;&lt;&quot;&amp; DATE([.L30];12;31)+1; [WORKLOG.$B$1:.$B$7508];&quot;&gt;=&quot;&amp; DATE([.L30];1;1))/8" office:value-type="float" office:value="63.125" calcext:value-type="float">
            <text:p>63,1250</text:p>
          </table:table-cell>
          <table:table-cell table:style-name="ce21" table:formula="of:=[.M30]-[.J30]" office:value-type="float" office:value="0" calcext:value-type="float">
            <text:p>0,0000</text:p>
          </table:table-cell>
          <table:table-cell table:style-name="ce22" office:value-type="float" office:value="2019" calcext:value-type="float">
            <text:p>2019</text:p>
          </table:table-cell>
          <table:table-cell table:style-name="ce23" table:formula="of:=[.N30]+[.O30]" office:value-type="float" office:value="63.125" calcext:value-type="float">
            <text:p>63,125</text:p>
          </table:table-cell>
          <table:table-cell table:style-name="ce23" table:formula="of:=26.25+2.0625+24.8125+10" office:value-type="float" office:value="63.125" calcext:value-type="float">
            <text:p>63,12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covered-table-cell/>
          <table:table-cell table:style-name="ce19" office:value-type="string" calcext:value-type="string">
            <text:p>2D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31];[WORKLOG.$B$1:.$B$7508];&quot;&lt;&quot;&amp; DATE([.L31];12;31)+1; [WORKLOG.$B$1:.$B$7508];&quot;&gt;=&quot;&amp; DATE([.L31];1;1))/8" office:value-type="float" office:value="47.5" calcext:value-type="float">
            <text:p>47,5000</text:p>
          </table:table-cell>
          <table:table-cell table:style-name="ce21" table:formula="of:=[.M31]-[.J31]" office:value-type="float" office:value="0" calcext:value-type="float">
            <text:p>0,0000</text:p>
          </table:table-cell>
          <table:table-cell table:style-name="ce22" office:value-type="float" office:value="2020" calcext:value-type="float">
            <text:p>2020</text:p>
          </table:table-cell>
          <table:table-cell table:style-name="ce23" table:formula="of:=[.N31]+[.O31]" office:value-type="float" office:value="47.5" calcext:value-type="float">
            <text:p>47,5</text:p>
          </table:table-cell>
          <table:table-cell table:style-name="ce23" table:formula="of:=15200/320" office:value-type="float" office:value="47.5" calcext:value-type="float">
            <text:p>47,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19" office:value-type="string" calcext:value-type="string">
            <text:p>2D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32];[WORKLOG.$B$1:.$B$7508];&quot;&lt;&quot;&amp; DATE([.L32];12;31)+1; [WORKLOG.$B$1:.$B$7508];&quot;&gt;=&quot;&amp; DATE([.L32];1;1))/8" office:value-type="float" office:value="30" calcext:value-type="float">
            <text:p>30,0000</text:p>
          </table:table-cell>
          <table:table-cell table:style-name="ce21" table:formula="of:=[.M32]-[.J32]" office:value-type="float" office:value="17.8125" calcext:value-type="float">
            <text:p>17,8125</text:p>
          </table:table-cell>
          <table:table-cell table:style-name="ce22" office:value-type="float" office:value="2021" calcext:value-type="float">
            <text:p>2021</text:p>
          </table:table-cell>
          <table:table-cell table:style-name="ce23" table:formula="of:=[.N32]+[.O32]" office:value-type="float" office:value="47.8125" calcext:value-type="float">
            <text:p>47,8125</text:p>
          </table:table-cell>
          <table:table-cell table:style-name="ce23" table:formula="of:=15300/320-31.125+31.125" office:value-type="float" office:value="47.8125" calcext:value-type="float">
            <text:p>47,812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25" office:value-type="string" calcext:value-type="string">
            <text:p>2E</text:p>
          </table:table-cell>
          <table:table-cell table:style-name="ce52" office:value-type="string" calcext:value-type="string" table:number-columns-spanned="1" table:number-rows-spanned="4">
            <text:p>Interventi adeguativi e gestione anomalie</text:p>
          </table:table-cell>
          <table:table-cell table:style-name="ce52" table:formula="of:=CONCATENATE(&quot;@&quot;;[.D33])" office:value-type="string" office:string-value="@Interventi adeguativi e gestione anomalie" calcext:value-type="string" table:number-columns-spanned="1" table:number-rows-spanned="4">
            <text:p>@Interventi adeguativi e gestione anomalie</text:p>
          </table:table-cell>
          <table:covered-table-cell/>
          <table:table-cell table:style-name="ce53" table:formula="of:=SUM([.H33:.H36])" office:value-type="float" office:value="0" calcext:value-type="float" table:number-columns-spanned="1" table:number-rows-spanned="4">
            <text:p>0</text:p>
          </table:table-cell>
          <table:table-cell table:style-name="ce20"/>
          <table:table-cell table:style-name="ce53" table:formula="of:=SUM([.J33:.J36])" office:value-type="float" office:value="220.125" calcext:value-type="float" table:number-columns-spanned="1" table:number-rows-spanned="4">
            <text:p>220,125</text:p>
          </table:table-cell>
          <table:table-cell table:style-name="ce21" table:formula="of:=SUMIFS( [WORKLOG.$I$1:.$I$7508]; [WORKLOG.$A$1:.$A$7508];[.$C33];[WORKLOG.$B$1:.$B$7508];&quot;&lt;&quot;&amp; DATE([.L33];12;31)+1; [WORKLOG.$B$1:.$B$7508];&quot;&gt;=&quot;&amp; DATE([.L33];1;1))/8" office:value-type="float" office:value="0" calcext:value-type="float">
            <text:p>0,0000</text:p>
          </table:table-cell>
          <table:table-cell table:style-name="ce21" table:formula="of:=[.M33]-[.J33]" office:value-type="float" office:value="0" calcext:value-type="float">
            <text:p>0,0000</text:p>
          </table:table-cell>
          <table:table-cell table:style-name="ce22" office:value-type="float" office:value="2018" calcext:value-type="float">
            <text:p>2018</text:p>
          </table:table-cell>
          <table:table-cell table:style-name="ce23" table:formula="of:=[.N33]+[.O33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25" office:value-type="string" calcext:value-type="string">
            <text:p>2E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34];[WORKLOG.$B$1:.$B$7508];&quot;&lt;&quot;&amp; DATE([.L34];12;31)+1; [WORKLOG.$B$1:.$B$7508];&quot;&gt;=&quot;&amp; DATE([.L34];1;1))/8" office:value-type="float" office:value="85.125" calcext:value-type="float">
            <text:p>85,1250</text:p>
          </table:table-cell>
          <table:table-cell table:style-name="ce21" table:formula="of:=[.M34]-[.J34]" office:value-type="float" office:value="0" calcext:value-type="float">
            <text:p>0,0000</text:p>
          </table:table-cell>
          <table:table-cell table:style-name="ce22" office:value-type="float" office:value="2019" calcext:value-type="float">
            <text:p>2019</text:p>
          </table:table-cell>
          <table:table-cell table:style-name="ce23" table:formula="of:=[.N34]+[.O34]" office:value-type="float" office:value="85.125" calcext:value-type="float">
            <text:p>85,125</text:p>
          </table:table-cell>
          <table:table-cell table:style-name="ce23" table:formula="of:=1.75+57.25+6.125+20" office:value-type="float" office:value="85.125" calcext:value-type="float">
            <text:p>85,12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covered-table-cell/>
          <table:table-cell table:style-name="ce25" office:value-type="string" calcext:value-type="string">
            <text:p>2E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35];[WORKLOG.$B$1:.$B$7508];&quot;&lt;&quot;&amp; DATE([.L35];12;31)+1; [WORKLOG.$B$1:.$B$7508];&quot;&gt;=&quot;&amp; DATE([.L35];1;1))/8" office:value-type="float" office:value="90" calcext:value-type="float">
            <text:p>90,0000</text:p>
          </table:table-cell>
          <table:table-cell table:style-name="ce21" table:formula="of:=[.M35]-[.J35]" office:value-type="float" office:value="0" calcext:value-type="float">
            <text:p>0,0000</text:p>
          </table:table-cell>
          <table:table-cell table:style-name="ce22" office:value-type="float" office:value="2020" calcext:value-type="float">
            <text:p>2020</text:p>
          </table:table-cell>
          <table:table-cell table:style-name="ce23" table:formula="of:=[.N35]+[.O35]" office:value-type="float" office:value="90" calcext:value-type="float">
            <text:p>90</text:p>
          </table:table-cell>
          <table:table-cell table:style-name="ce23" office:value-type="float" office:value="90" calcext:value-type="float">
            <text:p>90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covered-table-cell/>
          <table:table-cell table:style-name="ce27" office:value-type="string" calcext:value-type="string">
            <text:p>2E</text:p>
          </table:table-cell>
          <table:covered-table-cell table:number-columns-repeated="4"/>
          <table:table-cell table:style-name="ce26"/>
          <table:covered-table-cell/>
          <table:table-cell table:style-name="ce21" table:formula="of:=SUMIFS( [WORKLOG.$I$1:.$I$7508]; [WORKLOG.$A$1:.$A$7508];[.$C36];[WORKLOG.$B$1:.$B$7508];&quot;&lt;&quot;&amp; DATE([.L36];12;31)+1; [WORKLOG.$B$1:.$B$7508];&quot;&gt;=&quot;&amp; DATE([.L36];1;1))/8" office:value-type="float" office:value="45" calcext:value-type="float">
            <text:p>45,0000</text:p>
          </table:table-cell>
          <table:table-cell table:style-name="ce28" table:formula="of:=[.M36]-[.J36]" office:value-type="float" office:value="-26.75" calcext:value-type="float">
            <text:p>-26,7500</text:p>
          </table:table-cell>
          <table:table-cell table:style-name="ce22" office:value-type="float" office:value="2021" calcext:value-type="float">
            <text:p>2021</text:p>
          </table:table-cell>
          <table:table-cell table:style-name="ce29" table:formula="of:=[.N36]+[.O36]" office:value-type="float" office:value="18.25" calcext:value-type="float">
            <text:p>18,25</text:p>
          </table:table-cell>
          <table:table-cell table:style-name="ce29" table:formula="of:=2640/320+3200/320" office:value-type="float" office:value="18.25" calcext:value-type="float">
            <text:p>18,25</text:p>
          </table:table-cell>
          <table:table-cell table:style-name="ce145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table-cell table:style-name="ce30" office:value-type="string" calcext:value-type="string" table:number-columns-spanned="1" table:number-rows-spanned="8">
            <text:p>3. Progettazione e sviluppo software concordato con Regione Umbria per l’evoluzione del SISO</text:p>
          </table:table-cell>
          <table:table-cell table:style-name="ce13" office:value-type="string" calcext:value-type="string">
            <text:p>3A</text:p>
          </table:table-cell>
          <table:table-cell table:style-name="ce45" office:value-type="string" calcext:value-type="string" table:number-columns-spanned="1" table:number-rows-spanned="4">
            <text:p>Supporto specialistico, progettazione e analisi</text:p>
          </table:table-cell>
          <table:table-cell table:style-name="ce46" table:formula="of:=CONCATENATE(&quot;@&quot;;[.D37])" office:value-type="string" office:string-value="@Supporto specialistico, progettazione e analisi" calcext:value-type="string" table:number-columns-spanned="1" table:number-rows-spanned="4">
            <text:p>@Supporto specialistico, progettazione e analisi</text:p>
          </table:table-cell>
          <table:table-cell table:style-name="ce90" table:formula="of:=SUM([.I37:.I44])+SUM([.G37:.G41])" office:value-type="float" office:value="551.687510416667" calcext:value-type="float" table:number-columns-spanned="1" table:number-rows-spanned="8">
            <text:p>551,687510416667</text:p>
          </table:table-cell>
          <table:table-cell table:style-name="ce48" table:formula="of:=SUM([.H37:.H40])" office:value-type="float" office:value="0" calcext:value-type="float" table:number-columns-spanned="1" table:number-rows-spanned="4">
            <text:p>0</text:p>
          </table:table-cell>
          <table:table-cell table:style-name="ce14"/>
          <table:table-cell table:style-name="ce48" table:formula="of:=SUM([.J37:.J40])" office:value-type="float" office:value="65.9375" calcext:value-type="float" table:number-columns-spanned="1" table:number-rows-spanned="4">
            <text:p>65,9375</text:p>
          </table:table-cell>
          <table:table-cell table:style-name="ce21" table:formula="of:=SUMIFS( [WORKLOG.$I$1:.$I$7508]; [WORKLOG.$A$1:.$A$7508];[.$C37];[WORKLOG.$B$1:.$B$7508];&quot;&lt;&quot;&amp; DATE([.L37];12;31)+1; [WORKLOG.$B$1:.$B$7508];&quot;&gt;=&quot;&amp; DATE([.L37];1;1))/8" office:value-type="float" office:value="8.25" calcext:value-type="float">
            <text:p>8,2500</text:p>
          </table:table-cell>
          <table:table-cell table:style-name="ce15" table:formula="of:=[.M37]-[.J37]" office:value-type="float" office:value="0" calcext:value-type="float">
            <text:p>0,0000</text:p>
          </table:table-cell>
          <table:table-cell table:style-name="ce16" office:value-type="float" office:value="2018" calcext:value-type="float">
            <text:p>2018</text:p>
          </table:table-cell>
          <table:table-cell table:style-name="ce17" table:formula="of:=[.N37]+[.O37]" office:value-type="float" office:value="8.25" calcext:value-type="float">
            <text:p>8,25</text:p>
          </table:table-cell>
          <table:table-cell table:style-name="ce17" table:formula="of:=9.25-1" office:value-type="float" office:value="8.25" calcext:value-type="float">
            <text:p>8,25</text:p>
          </table:table-cell>
          <table:table-cell table:style-name="ce143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covered-table-cell/>
          <table:table-cell table:style-name="ce19" office:value-type="string" calcext:value-type="string">
            <text:p>3A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38];[WORKLOG.$B$1:.$B$7508];&quot;&lt;&quot;&amp; DATE([.L38];12;31)+1; [WORKLOG.$B$1:.$B$7508];&quot;&gt;=&quot;&amp; DATE([.L38];1;1))/8" office:value-type="float" office:value="41.75" calcext:value-type="float">
            <text:p>41,7500</text:p>
          </table:table-cell>
          <table:table-cell table:style-name="ce21" table:formula="of:=[.M38]-[.J38]" office:value-type="float" office:value="0" calcext:value-type="float">
            <text:p>0,0000</text:p>
          </table:table-cell>
          <table:table-cell table:style-name="ce22" office:value-type="float" office:value="2019" calcext:value-type="float">
            <text:p>2019</text:p>
          </table:table-cell>
          <table:table-cell table:style-name="ce23" table:formula="of:=[.N38]+[.O38]" office:value-type="float" office:value="41.75" calcext:value-type="float">
            <text:p>41,75</text:p>
          </table:table-cell>
          <table:table-cell table:style-name="ce23" table:formula="of:=1+48.4375-17.9375+10.25" office:value-type="float" office:value="41.75" calcext:value-type="float">
            <text:p>41,7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covered-table-cell/>
          <table:table-cell table:style-name="ce19" office:value-type="string" calcext:value-type="string">
            <text:p>3A</text:p>
          </table:table-cell>
          <table:covered-table-cell table:number-columns-repeated="4"/>
          <table:table-cell table:style-name="ce20"/>
          <table:covered-table-cell/>
          <table:table-cell table:style-name="ce21" table:formula="of:=SUMIFS( [WORKLOG.$I$1:.$I$7508]; [WORKLOG.$A$1:.$A$7508];[.$C39];[WORKLOG.$B$1:.$B$7508];&quot;&lt;&quot;&amp; DATE([.L39];12;31)+1; [WORKLOG.$B$1:.$B$7508];&quot;&gt;=&quot;&amp; DATE([.L39];1;1))/8" office:value-type="float" office:value="15.9375" calcext:value-type="float">
            <text:p>15,9375</text:p>
          </table:table-cell>
          <table:table-cell table:style-name="ce21" table:formula="of:=[.M39]-[.J39]" office:value-type="float" office:value="0" calcext:value-type="float">
            <text:p>0,0000</text:p>
          </table:table-cell>
          <table:table-cell table:style-name="ce22" office:value-type="float" office:value="2020" calcext:value-type="float">
            <text:p>2020</text:p>
          </table:table-cell>
          <table:table-cell table:style-name="ce23" table:formula="of:=[.N39]+[.O39]" office:value-type="float" office:value="15.9375" calcext:value-type="float">
            <text:p>15,9375</text:p>
          </table:table-cell>
          <table:table-cell table:style-name="ce23" table:formula="of:=5100/320" office:value-type="float" office:value="15.9375" calcext:value-type="float">
            <text:p>15,937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covered-table-cell/>
          <table:table-cell table:style-name="ce19" office:value-type="string" calcext:value-type="string">
            <text:p>3A</text:p>
          </table:table-cell>
          <table:covered-table-cell table:number-columns-repeated="4"/>
          <table:table-cell table:style-name="ce20"/>
          <table:covered-table-cell/>
          <table:table-cell table:style-name="ce21"/>
          <table:table-cell table:style-name="ce21" table:formula="of:=[.M40]-[.J40]" office:value-type="float" office:value="0" calcext:value-type="float">
            <text:p>0,0000</text:p>
          </table:table-cell>
          <table:table-cell table:style-name="ce22" office:value-type="float" office:value="2021" calcext:value-type="float">
            <text:p>2021</text:p>
          </table:table-cell>
          <table:table-cell table:style-name="ce23" table:formula="of:=[.N40]+[.O40]" office:value-type="float" office:value="0" calcext:value-type="float">
            <text:p>0</text:p>
          </table:table-cell>
          <table:table-cell table:style-name="ce23"/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covered-table-cell/>
          <table:table-cell table:style-name="ce25" office:value-type="string" calcext:value-type="string">
            <text:p>3B</text:p>
          </table:table-cell>
          <table:table-cell table:style-name="ce52" office:value-type="string" calcext:value-type="string" table:number-columns-spanned="1" table:number-rows-spanned="4">
            <text:p>Sviluppi evolutivi da progetto SIRPS Marche concordati con Regione Umbria</text:p>
          </table:table-cell>
          <table:table-cell table:style-name="ce52" table:formula="of:=CONCATENATE(&quot;@&quot;;[.D41])" office:value-type="string" office:string-value="@Sviluppi evolutivi da progetto SIRPS Marche concordati con Regione Umbria" calcext:value-type="string" table:number-columns-spanned="1" table:number-rows-spanned="4">
            <text:p>@Sviluppi evolutivi da progetto SIRPS Marche concordati con Regione Umbria</text:p>
          </table:table-cell>
          <table:covered-table-cell/>
          <table:table-cell table:style-name="ce53" table:formula="of:=SUM([.H41:.H44])" office:value-type="float" office:value="133.3155" calcext:value-type="float" table:number-columns-spanned="1" table:number-rows-spanned="4">
            <text:p>133,3155</text:p>
          </table:table-cell>
          <table:table-cell table:style-name="ce20"/>
          <table:table-cell table:style-name="ce53" table:formula="of:=SUM([.J41:.J44])" office:value-type="float" office:value="352.434510416667" calcext:value-type="float" table:number-columns-spanned="1" table:number-rows-spanned="4">
            <text:p>352,434510416667</text:p>
          </table:table-cell>
          <table:table-cell table:style-name="ce21" table:formula="of:=SUMIFS( [WORKLOG.$I$1:.$I$7508]; [WORKLOG.$A$1:.$A$7508];[.$C41];[WORKLOG.$B$1:.$B$7508];&quot;&lt;&quot;&amp; DATE([.L41];12;31)+1; [WORKLOG.$B$1:.$B$7508];&quot;&gt;=&quot;&amp; DATE([.L41];1;1))/8" office:value-type="float" office:value="15.25" calcext:value-type="float">
            <text:p>15,2500</text:p>
          </table:table-cell>
          <table:table-cell table:style-name="ce21" table:formula="of:=[.M41]-[.J41]" office:value-type="float" office:value="0.875" calcext:value-type="float">
            <text:p>0,8750</text:p>
          </table:table-cell>
          <table:table-cell table:style-name="ce22" office:value-type="float" office:value="2018" calcext:value-type="float">
            <text:p>2018</text:p>
          </table:table-cell>
          <table:table-cell table:style-name="ce23" table:formula="of:=[.N41]+[.O41]" office:value-type="float" office:value="16.125" calcext:value-type="float">
            <text:p>16,125</text:p>
          </table:table-cell>
          <table:table-cell table:style-name="ce23" table:formula="of:=16+0.125" office:value-type="float" office:value="16.125" calcext:value-type="float">
            <text:p>16,125</text:p>
          </table:table-cell>
          <table:table-cell table:style-name="ce14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covered-table-cell/>
          <table:table-cell table:style-name="ce25" office:value-type="string" calcext:value-type="string">
            <text:p>3B</text:p>
          </table:table-cell>
          <table:covered-table-cell table:number-columns-repeated="4"/>
          <table:table-cell table:style-name="ce20" table:formula="of:=22631/320" office:value-type="float" office:value="70.721875" calcext:value-type="float">
            <text:p>70,721875</text:p>
          </table:table-cell>
          <table:covered-table-cell/>
          <table:table-cell table:style-name="ce21" table:formula="of:=SUMIFS( [WORKLOG.$I$1:.$I$7508]; [WORKLOG.$A$1:.$A$7508];[.$C42];[WORKLOG.$B$1:.$B$7508];&quot;&lt;&quot;&amp; DATE([.L42];12;31)+1; [WORKLOG.$B$1:.$B$7508];&quot;&gt;=&quot;&amp; DATE([.L42];1;1))/8" office:value-type="float" office:value="179.153135416667" calcext:value-type="float">
            <text:p>179,1531</text:p>
          </table:table-cell>
          <table:table-cell table:style-name="ce21" table:formula="of:=[.M42]-[.J42]" office:value-type="float" office:value="69.8468645833333" calcext:value-type="float">
            <text:p>69,8469</text:p>
          </table:table-cell>
          <table:table-cell table:style-name="ce22" office:value-type="float" office:value="2019" calcext:value-type="float">
            <text:p>2019</text:p>
          </table:table-cell>
          <table:table-cell table:style-name="ce23" table:formula="of:=[.N42]+([.O42]/320)" office:value-type="float" office:value="249" calcext:value-type="float">
            <text:p>249</text:p>
          </table:table-cell>
          <table:table-cell table:style-name="ce23" table:formula="of:=179-0.721875" office:value-type="float" office:value="178.278125" calcext:value-type="float">
            <text:p>178,278125</text:p>
          </table:table-cell>
          <table:table-cell table:style-name="ce144" office:value-type="currency" office:currency="EUR" office:value="22631" calcext:value-type="currency">
            <text:p>€ 22.631,00</text:p>
          </table:table-cell>
          <table:table-cell/>
          <table:table-cell table:style-name="ce400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covered-table-cell/>
          <table:table-cell table:style-name="ce25" office:value-type="string" calcext:value-type="string">
            <text:p>3B</text:p>
          </table:table-cell>
          <table:covered-table-cell table:number-columns-repeated="4"/>
          <table:table-cell table:style-name="ce20" table:formula="of:=16418*1.22/320" office:value-type="float" office:value="62.593625" calcext:value-type="float">
            <text:p>62,593625</text:p>
          </table:table-cell>
          <table:covered-table-cell/>
          <table:table-cell table:style-name="ce21" table:formula="of:=SUMIFS( [WORKLOG.$I$1:.$I$7508]; [WORKLOG.$A$1:.$A$7508];[.$C43];[WORKLOG.$B$1:.$B$7508];&quot;&lt;&quot;&amp; DATE([.L43];12;31)+1; [WORKLOG.$B$1:.$B$7508];&quot;&gt;=&quot;&amp; DATE([.L43];1;1))/8" office:value-type="float" office:value="158.031375" calcext:value-type="float">
            <text:p>158,0314</text:p>
          </table:table-cell>
          <table:table-cell table:style-name="ce21" table:formula="of:=[.M43]-[.J43]" office:value-type="float" office:value="62.593625" calcext:value-type="float">
            <text:p>62,5936</text:p>
          </table:table-cell>
          <table:table-cell table:style-name="ce22" office:value-type="float" office:value="2020" calcext:value-type="float">
            <text:p>2020</text:p>
          </table:table-cell>
          <table:table-cell table:style-name="ce23" table:formula="of:=[.N43]+([.O43]/320)" office:value-type="float" office:value="220.625" calcext:value-type="float">
            <text:p>220,625</text:p>
          </table:table-cell>
          <table:table-cell table:style-name="ce23" table:formula="of:=67900/320+2700/320-62.593625" office:value-type="float" office:value="158.031375" calcext:value-type="float">
            <text:p>158,031375</text:p>
          </table:table-cell>
          <table:table-cell table:style-name="ce144" office:value-type="currency" office:currency="EUR" office:value="20029.96" calcext:value-type="currency">
            <text:p>€ 20.029,96</text:p>
          </table:table-cell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covered-table-cell/>
          <table:table-cell table:style-name="ce27" office:value-type="string" calcext:value-type="string">
            <text:p>3B</text:p>
          </table:table-cell>
          <table:covered-table-cell table:number-columns-repeated="4"/>
          <table:table-cell table:style-name="ce26"/>
          <table:covered-table-cell/>
          <table:table-cell table:style-name="ce28"/>
          <table:table-cell table:style-name="ce28" table:formula="of:=[.M44]-[.J44]" office:value-type="float" office:value="0" calcext:value-type="float">
            <text:p>0,0000</text:p>
          </table:table-cell>
          <table:table-cell table:style-name="ce22" office:value-type="float" office:value="2021" calcext:value-type="float">
            <text:p>2021</text:p>
          </table:table-cell>
          <table:table-cell table:style-name="ce29" table:formula="of:=[.N44]+[.O44]" office:value-type="float" office:value="0" calcext:value-type="float">
            <text:p>0</text:p>
          </table:table-cell>
          <table:table-cell table:style-name="ce29"/>
          <table:table-cell table:style-name="ce145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" table:number-columns-repeated="5"/>
          <table:table-cell table:style-name="ce31" table:formula="of:=SUM([.F5:.F37])" office:value-type="float" office:value="1124.00001041667" calcext:value-type="float">
            <text:p>1124,00001041667</text:p>
          </table:table-cell>
          <table:table-cell table:style-name="ce31" table:formula="of:=SUM([.G5:.G41])" office:value-type="float" office:value="133.3155" calcext:value-type="float">
            <text:p>133,3155</text:p>
          </table:table-cell>
          <table:table-cell table:style-name="ce31"/>
          <table:table-cell table:style-name="ce31" table:formula="of:=SUM([.I5:.I41])" office:value-type="float" office:value="990.684510416667" calcext:value-type="float">
            <text:p>990,684510416667</text:p>
          </table:table-cell>
          <table:table-cell table:style-name="ce234"/>
          <table:table-cell table:style-name="ce31" table:formula="of:=SUM([.K5:.K44])" office:value-type="float" office:value="133.315489583333" calcext:value-type="float">
            <text:p>133,315489583333</text:p>
          </table:table-cell>
          <table:table-cell table:style-name="ce1"/>
          <table:table-cell table:style-name="ce31" table:formula="of:=SUM([.M5:.M29])" office:value-type="float" office:value="220.5" calcext:value-type="float">
            <text:p>220,5</text:p>
          </table:table-cell>
          <table:table-cell table:style-name="ce31" table:formula="of:=SUM([.N5:.N44])" office:value-type="float" office:value="990.6845" calcext:value-type="float">
            <text:p>990,6845</text:p>
          </table:table-cell>
          <table:table-cell table:style-name="ce31" table:formula="of:=SUM([.O5:.O44])" office:value-type="float" office:value="42660.96" calcext:value-type="float">
            <text:p>42660,96</text:p>
          </table:table-cell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" table:number-columns-repeated="9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" table:number-columns-repeated="6"/>
          <table:table-cell table:style-name="ce400"/>
          <table:table-cell table:style-name="ce406" table:formula="of:=SUMIFS([.H$5:.H$44];[.$L$5:.$L$44];[.$L47])" office:value-type="float" office:value="0" calcext:value-type="float">
            <text:p>0</text:p>
          </table:table-cell>
          <table:table-cell table:style-name="ce406" table:formula="of:=SUMIFS([.I$5:.I$44];[.$L$5:.$L$44];[.$L47])" office:value-type="float" office:value="990.684510416667" calcext:value-type="float">
            <text:p>990,684510416667</text:p>
          </table:table-cell>
          <table:table-cell/>
          <table:table-cell table:style-name="ce406" table:formula="of:=SUMIFS([.K$5:.K$44];[.$L$5:.$L$44];[.$L47])" office:value-type="float" office:value="0.375" calcext:value-type="float">
            <text:p>0,375</text:p>
          </table:table-cell>
          <table:table-cell table:style-name="ce429" office:value-type="float" office:value="2018" calcext:value-type="float">
            <text:p>2018</text:p>
          </table:table-cell>
          <table:table-cell table:style-name="ce34" table:formula="of:=SUMIFS([.M$5:.M$44];[.$L$5:.$L$44];[.$L47])" office:value-type="float" office:value="102.625" calcext:value-type="float">
            <text:p>102,625</text:p>
          </table:table-cell>
          <table:table-cell table:style-name="ce34" table:formula="of:=SUMIFS([.N$5:.N$44];[.$L$5:.$L$44];[.$L47])" office:value-type="float" office:value="102.625" calcext:value-type="float">
            <text:p>102,625</text:p>
          </table:table-cell>
          <table:table-cell table:style-name="ce34" table:formula="of:=SUMIFS([.O$5:.O$44];[.$L$5:.$L$44];[.$L47])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" table:number-columns-repeated="6"/>
          <table:table-cell table:style-name="ce400"/>
          <table:table-cell table:style-name="ce406" table:formula="of:=SUMIFS([.H$5:.H$44];[.$L$5:.$L$44];[.$L48])" office:value-type="float" office:value="70.721875" calcext:value-type="float">
            <text:p>70,721875</text:p>
          </table:table-cell>
          <table:table-cell table:style-name="ce406" table:formula="of:=SUMIFS([.I$5:.I$44];[.$L$5:.$L$44];[.$L48])" office:value-type="float" office:value="0" calcext:value-type="float">
            <text:p>0</text:p>
          </table:table-cell>
          <table:table-cell/>
          <table:table-cell table:style-name="ce406" table:formula="of:=SUMIFS([.K$5:.K$44];[.$L$5:.$L$44];[.$L48])" office:value-type="float" office:value="70.3468645833333" calcext:value-type="float">
            <text:p>70,3468645833333</text:p>
          </table:table-cell>
          <table:table-cell table:style-name="ce429" office:value-type="float" office:value="2019" calcext:value-type="float">
            <text:p>2019</text:p>
          </table:table-cell>
          <table:table-cell table:style-name="ce34" table:formula="of:=SUMIFS([.M$5:.M$44];[.$L$5:.$L$44];[.$L48])" office:value-type="float" office:value="539.375" calcext:value-type="float">
            <text:p>539,375</text:p>
          </table:table-cell>
          <table:table-cell table:style-name="ce34" table:formula="of:=SUMIFS([.N$5:.N$44];[.$L$5:.$L$44];[.$L48])" office:value-type="float" office:value="468.653125" calcext:value-type="float">
            <text:p>468,653125</text:p>
          </table:table-cell>
          <table:table-cell table:style-name="ce34" table:formula="of:=SUMIFS([.O$5:.O$44];[.$L$5:.$L$44];[.$L48])" office:value-type="float" office:value="22631" calcext:value-type="float">
            <text:p>22631</text:p>
          </table:table-cell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" table:number-columns-repeated="6"/>
          <table:table-cell table:style-name="ce400"/>
          <table:table-cell table:style-name="ce406" table:formula="of:=SUMIFS([.H$5:.H$44];[.$L$5:.$L$44];[.$L49])" office:value-type="float" office:value="62.593625" calcext:value-type="float">
            <text:p>62,593625</text:p>
          </table:table-cell>
          <table:table-cell table:style-name="ce406" table:formula="of:=SUMIFS([.I$5:.I$44];[.$L$5:.$L$44];[.$L49])" office:value-type="float" office:value="0" calcext:value-type="float">
            <text:p>0</text:p>
          </table:table-cell>
          <table:table-cell/>
          <table:table-cell table:style-name="ce406" table:formula="of:=SUMIFS([.K$5:.K$44];[.$L$5:.$L$44];[.$L49])" office:value-type="float" office:value="62.593625" calcext:value-type="float">
            <text:p>62,593625</text:p>
          </table:table-cell>
          <table:table-cell table:style-name="ce429" office:value-type="float" office:value="2020" calcext:value-type="float">
            <text:p>2020</text:p>
          </table:table-cell>
          <table:table-cell table:style-name="ce34" table:formula="of:=SUMIFS([.M$5:.M$44];[.$L$5:.$L$44];[.$L49])" office:value-type="float" office:value="400" calcext:value-type="float">
            <text:p>400</text:p>
          </table:table-cell>
          <table:table-cell table:style-name="ce34" table:formula="of:=SUMIFS([.N$5:.N$44];[.$L$5:.$L$44];[.$L49])" office:value-type="float" office:value="337.406375" calcext:value-type="float">
            <text:p>337,406375</text:p>
          </table:table-cell>
          <table:table-cell table:style-name="ce34" table:formula="of:=SUMIFS([.O$5:.O$44];[.$L$5:.$L$44];[.$L49])" office:value-type="float" office:value="20029.96" calcext:value-type="float">
            <text:p>20029,96</text:p>
          </table:table-cell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" table:number-columns-repeated="6"/>
          <table:table-cell table:style-name="ce400"/>
          <table:table-cell table:style-name="ce406" table:formula="of:=SUMIFS([.H$5:.H$44];[.$L$5:.$L$44];[.$L50])" office:value-type="float" office:value="0" calcext:value-type="float">
            <text:p>0</text:p>
          </table:table-cell>
          <table:table-cell table:style-name="ce406" table:formula="of:=SUMIFS([.I$5:.I$44];[.$L$5:.$L$44];[.$L50])" office:value-type="float" office:value="0" calcext:value-type="float">
            <text:p>0</text:p>
          </table:table-cell>
          <table:table-cell/>
          <table:table-cell table:style-name="ce406" table:formula="of:=SUMIFS([.K$5:.K$44];[.$L$5:.$L$44];[.$L50])" office:value-type="float" office:value="0" calcext:value-type="float">
            <text:p>0</text:p>
          </table:table-cell>
          <table:table-cell table:style-name="ce429" office:value-type="float" office:value="2021" calcext:value-type="float">
            <text:p>2021</text:p>
          </table:table-cell>
          <table:table-cell table:style-name="ce34" table:formula="of:=SUMIFS([.M$5:.M$44];[.$L$5:.$L$44];[.$L50])" office:value-type="float" office:value="82" calcext:value-type="float">
            <text:p>82</text:p>
          </table:table-cell>
          <table:table-cell table:style-name="ce34" table:formula="of:=SUMIFS([.N$5:.N$44];[.$L$5:.$L$44];[.$L50])" office:value-type="float" office:value="82" calcext:value-type="float">
            <text:p>82</text:p>
          </table:table-cell>
          <table:table-cell table:style-name="ce34" table:formula="of:=SUMIFS([.O$5:.O$44];[.$L$5:.$L$44];[.$L50])" office:value-type="float" office:value="0" calcext:value-type="float">
            <text:p>0</text:p>
          </table:table-cell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" table:number-columns-repeated="6"/>
          <table:table-cell table:style-name="ce400"/>
          <table:table-cell table:style-name="ce407" table:formula="of:=SUM([.H47:.H50])" office:value-type="float" office:value="133.3155" calcext:value-type="float">
            <text:p>133,3155</text:p>
          </table:table-cell>
          <table:table-cell table:style-name="ce407" table:formula="of:=SUM([.I47:.I50])" office:value-type="float" office:value="990.684510416667" calcext:value-type="float">
            <text:p>990,684510416667</text:p>
          </table:table-cell>
          <table:table-cell/>
          <table:table-cell table:style-name="ce407" table:formula="of:=SUM([.K47:.K50])" office:value-type="float" office:value="133.315489583333" calcext:value-type="float">
            <text:p>133,315489583333</text:p>
          </table:table-cell>
          <table:table-cell table:style-name="ce36" office:value-type="string" calcext:value-type="string">
            <text:p>TOT</text:p>
          </table:table-cell>
          <table:table-cell table:style-name="ce407" table:formula="of:=SUM([.M47:.M50])" office:value-type="float" office:value="1124" calcext:value-type="float">
            <text:p>1124</text:p>
          </table:table-cell>
          <table:table-cell table:style-name="ce407" table:formula="of:=SUM([.N47:.N50])" office:value-type="float" office:value="990.6845" calcext:value-type="float">
            <text:p>990,6845</text:p>
          </table:table-cell>
          <table:table-cell table:style-name="ce407" table:formula="of:=SUM([.O47:.O50])" office:value-type="float" office:value="42660.96" calcext:value-type="float">
            <text:p>42660,96</text:p>
          </table:table-cell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 table:number-rows-repeated="3">
          <table:table-cell table:style-name="ce1" table:number-columns-repeated="9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>
          <table:table-cell table:style-name="ce1" table:number-columns-repeated="7"/>
          <table:table-cell table:style-name="ce113"/>
          <table:table-cell table:style-name="ce1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10" table:number-rows-repeated="183">
          <table:table-cell table:style-name="ce1" table:number-columns-repeated="9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7"/>
          <table:table-cell table:number-columns-repeated="989"/>
        </table:table-row>
        <table:table-row table:style-name="ro3" table:number-rows-repeated="622">
          <table:table-cell table:number-columns-repeated="1013"/>
        </table:table-row>
        <table:table-row table:style-name="ro6" table:number-rows-repeated="1047578">
          <table:table-cell table:number-columns-repeated="1013"/>
        </table:table-row>
        <table:table-row table:style-name="ro10" table:number-rows-repeated="137">
          <table:table-cell table:number-columns-repeated="1013"/>
        </table:table-row>
        <table:table-row table:style-name="ro10">
          <table:table-cell table:number-columns-repeated="1013"/>
        </table:table-row>
      </table:table>
      <table:table table:name="SINTESI" table:style-name="ta3">
        <office:forms form:automatic-focus="false" form:apply-design-mode="false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number-columns-repeated="2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10" table:default-cell-style-name="ce10"/>
        <table:table-column table:style-name="co24" table:number-columns-repeated="3" table:default-cell-style-name="ce10"/>
        <table:table-column table:style-name="co22" table:default-cell-style-name="ce10"/>
        <table:table-column table:style-name="co25" table:visibility="collapse" table:default-cell-style-name="ce10"/>
        <table:table-column table:style-name="co26" table:number-columns-repeated="2" table:default-cell-style-name="ce10"/>
        <table:table-column table:style-name="co25" table:number-columns-repeated="11" table:default-cell-style-name="ce10"/>
        <table:table-column table:style-name="co3" table:default-cell-style-name="ce10"/>
        <table:table-column table:style-name="co25" table:default-cell-style-name="ce10"/>
        <table:table-column table:style-name="co12" table:default-cell-style-name="ce10"/>
        <table:table-column table:style-name="co25" table:number-columns-repeated="2" table:default-cell-style-name="ce10"/>
        <table:table-column table:style-name="co12" table:number-columns-repeated="7" table:default-cell-style-name="ce10"/>
        <table:table-column table:style-name="co10" table:number-columns-repeated="982" table:default-cell-style-name="ce10"/>
        <table:table-row table:style-name="ro3"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53"/>
          <table:table-cell table:number-columns-repeated="4"/>
          <table:table-cell table:style-name="ce56" table:number-columns-repeated="2"/>
          <table:table-cell table:number-columns-repeated="2"/>
          <table:table-cell table:style-name="ce97" office:value-type="string" calcext:value-type="string">
            <text:p>E</text:p>
          </table:table-cell>
          <table:table-cell table:style-name="ce57" office:value-type="string" calcext:value-type="string">
            <text:p>U</text:p>
          </table:table-cell>
          <table:table-cell table:style-name="ce97" office:value-type="string" calcext:value-type="string">
            <text:p>E</text:p>
          </table:table-cell>
          <table:table-cell table:style-name="ce57" office:value-type="string" calcext:value-type="string">
            <text:p>U</text:p>
          </table:table-cell>
          <table:table-cell table:style-name="ce56" table:number-columns-repeated="2"/>
          <table:table-cell table:number-columns-repeated="4"/>
          <table:table-cell table:style-name="ce56"/>
          <table:table-cell table:number-columns-repeated="1001"/>
        </table:table-row>
        <table:table-row table:style-name="ro3">
          <table:table-cell table:style-name="ce58" table:number-columns-repeated="2"/>
          <table:table-cell table:style-name="ce59"/>
          <table:table-cell table:style-name="ce148" office:value-type="string" calcext:value-type="string" table:number-columns-spanned="3" table:number-rows-spanned="1">
            <text:p>Cronogramma</text:p>
          </table:table-cell>
          <table:covered-table-cell table:number-columns-repeated="2"/>
          <table:table-cell table:style-name="ce148" office:value-type="string" calcext:value-type="string" table:number-columns-spanned="2" table:number-rows-spanned="1">
            <text:p>Attività in capo a:</text:p>
          </table:table-cell>
          <table:covered-table-cell/>
          <table:table-cell table:style-name="ce91" office:value-type="string" calcext:value-type="string" table:number-columns-spanned="4" table:number-rows-spanned="1">
            <text:p>Piano di spesa - Risorse destinate a Regione Umbria</text:p>
            <text:p/>
          </table:table-cell>
          <table:covered-table-cell table:number-columns-repeated="3"/>
          <table:table-cell table:style-name="ce182" office:value-type="string" calcext:value-type="string" table:number-columns-spanned="7" table:number-rows-spanned="1">
            <text:p>Consuntivo</text:p>
          </table:table-cell>
          <table:covered-table-cell table:number-columns-repeated="6"/>
          <table:table-cell table:number-columns-repeated="1005"/>
        </table:table-row>
        <table:table-row table:style-name="ro3">
          <table:table-cell table:style-name="ce253" office:value-type="string" calcext:value-type="string" table:number-columns-spanned="3" table:number-rows-spanned="1">
            <text:p>Macrofasi</text:p>
          </table:table-cell>
          <table:covered-table-cell table:number-columns-repeated="2"/>
          <table:table-cell table:style-name="ce60" office:value-type="float" office:value="2019" calcext:value-type="float">
            <text:p>2019</text:p>
          </table:table-cell>
          <table:table-cell table:style-name="ce60" office:value-type="float" office:value="2020" calcext:value-type="float">
            <text:p>2020</text:p>
          </table:table-cell>
          <table:table-cell table:style-name="ce60" office:value-type="float" office:value="2021" calcext:value-type="float">
            <text:p>2021</text:p>
          </table:table-cell>
          <table:table-cell table:style-name="ce61" office:value-type="string" calcext:value-type="string">
            <text:p>Regione Marche</text:p>
          </table:table-cell>
          <table:table-cell table:style-name="ce61" office:value-type="string" calcext:value-type="string">
            <text:p>Regione Umbria</text:p>
          </table:table-cell>
          <table:table-cell table:style-name="ce60" office:value-type="float" office:value="2018" calcext:value-type="float">
            <text:p>2018</text:p>
          </table:table-cell>
          <table:table-cell table:style-name="ce60" office:value-type="float" office:value="2020" calcext:value-type="float">
            <text:p>2020</text:p>
          </table:table-cell>
          <table:table-cell table:style-name="ce60" office:value-type="float" office:value="2021" calcext:value-type="float">
            <text:p>2021</text:p>
          </table:table-cell>
          <table:table-cell table:style-name="ce60" office:value-type="string" calcext:value-type="string">
            <text:p>TOTALE</text:p>
          </table:table-cell>
          <table:table-cell table:number-columns-repeated="2" table:style-name="ce60" office:value-type="float" office:value="2018" calcext:value-type="float">
            <text:p>2018</text:p>
          </table:table-cell>
          <table:table-cell table:style-name="ce60" table:number-columns-repeated="4"/>
          <table:table-cell table:style-name="ce60" office:value-type="string" calcext:value-type="string">
            <text:p>TOTALE</text:p>
          </table:table-cell>
          <table:table-cell table:number-columns-repeated="1005"/>
        </table:table-row>
        <table:table-row table:style-name="ro3">
          <table:table-cell table:style-name="ce62" office:value-type="string" calcext:value-type="string">
            <text:p>Attività</text:p>
          </table:table-cell>
          <table:table-cell table:style-name="ce62" table:number-columns-repeated="7"/>
          <table:table-cell table:style-name="ce60" office:value-type="float" office:value="2019" calcext:value-type="float">
            <text:p>2019</text:p>
          </table:table-cell>
          <table:table-cell table:style-name="ce62" table:number-columns-repeated="3"/>
          <table:table-cell table:number-columns-repeated="2" table:style-name="ce60" office:value-type="float" office:value="2019" calcext:value-type="float">
            <text:p>2019</text:p>
          </table:table-cell>
          <table:table-cell table:number-columns-repeated="2" table:style-name="ce60" office:value-type="float" office:value="2020" calcext:value-type="float">
            <text:p>2020</text:p>
          </table:table-cell>
          <table:table-cell table:number-columns-repeated="2" table:style-name="ce60" office:value-type="float" office:value="2021" calcext:value-type="float">
            <text:p>2021</text:p>
          </table:table-cell>
          <table:table-cell table:number-columns-repeated="1006"/>
        </table:table-row>
        <table:table-row table:style-name="ro3">
          <table:table-cell table:style-name="ce95" office:value-type="string" calcext:value-type="string" table:number-columns-spanned="3" table:number-rows-spanned="1">
            <text:p>1. Start-up sistema e conduzione progetto</text:p>
          </table:table-cell>
          <table:covered-table-cell table:number-columns-repeated="2"/>
          <table:table-cell table:style-name="ce64" table:number-columns-repeated="5"/>
          <table:table-cell table:style-name="ce65" table:formula="of:=SUM([.I7:.I9])" office:value-type="float" office:value="24600" calcext:value-type="float">
            <text:p>24.600,00 </text:p>
          </table:table-cell>
          <table:table-cell table:style-name="ce65" table:formula="of:=SUM([.J7:.J9])" office:value-type="float" office:value="8300" calcext:value-type="float">
            <text:p>8.300,00 </text:p>
          </table:table-cell>
          <table:table-cell table:style-name="ce65" table:formula="of:=SUM([.K7:.K9])" office:value-type="float" office:value="5100" calcext:value-type="float">
            <text:p>5.100,00 </text:p>
          </table:table-cell>
          <table:table-cell table:style-name="ce66" table:formula="of:=SUM([.I6:.K6])" office:value-type="float" office:value="38000" calcext:value-type="float">
            <text:p>38.000,00 </text:p>
          </table:table-cell>
          <table:table-cell table:style-name="ce65" table:formula="of:=SUM([.M7:.M9])" office:value-type="float" office:value="0" calcext:value-type="float">
            <text:p>- </text:p>
          </table:table-cell>
          <table:table-cell table:style-name="ce65" table:formula="of:=SUM([.N7:.N9])" office:value-type="float" office:value="24600" calcext:value-type="float">
            <text:p>24.600,00 </text:p>
          </table:table-cell>
          <table:table-cell table:style-name="ce65"/>
          <table:table-cell table:style-name="ce65" table:formula="of:=SUM([.P7:.P9])" office:value-type="float" office:value="8300" calcext:value-type="float">
            <text:p>8.300,00 </text:p>
          </table:table-cell>
          <table:table-cell table:style-name="ce65" table:formula="of:=SUM([.Q7:.Q9])" office:value-type="float" office:value="2240" calcext:value-type="float">
            <text:p>2.240,00 </text:p>
          </table:table-cell>
          <table:table-cell table:style-name="ce65" table:formula="of:=SUM([.R7:.R9])" office:value-type="float" office:value="2240" calcext:value-type="float">
            <text:p>2.240,00 </text:p>
          </table:table-cell>
          <table:table-cell table:style-name="ce66" table:formula="of:=SUM([.N6:.Q6])" office:value-type="float" office:value="35140" calcext:value-type="float">
            <text:p>35.140,00 </text:p>
          </table:table-cell>
          <table:table-cell table:number-columns-repeated="1005"/>
        </table:table-row>
        <table:table-row table:style-name="ro7">
          <table:table-cell table:style-name="ce67" office:value-type="string" calcext:value-type="string">
            <text:p>1A</text:p>
          </table:table-cell>
          <table:table-cell table:style-name="ce67" office:value-type="string" calcext:value-type="string">
            <text:p>PJ</text:p>
          </table:table-cell>
          <table:table-cell table:style-name="ce68" office:value-type="string" calcext:value-type="string">
            <text:p>Gestione e processi organizzativi</text:p>
          </table:table-cell>
          <table:table-cell table:style-name="ce69" table:formula="of:=IF([.I7]&gt;0;&quot;x&quot;;&quot;&quot;)" office:value-type="string" office:string-value="x" calcext:value-type="string">
            <text:p>x</text:p>
          </table:table-cell>
          <table:table-cell table:style-name="ce69" table:formula="of:=IF([.J7]&gt;0;&quot;x&quot;;&quot;&quot;)" office:value-type="string" office:string-value="x" calcext:value-type="string">
            <text:p>x</text:p>
          </table:table-cell>
          <table:table-cell table:style-name="ce69" table:formula="of:=IF([.K7]&gt;0;&quot;x&quot;;&quot;&quot;)" office:value-type="string" office:string-value="x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72" table:formula="of:=SUMIFS([DETTAGLIO.$M$5:.$M$44];[DETTAGLIO.$L$5:.$L$44];[.I$4];[DETTAGLIO.$C$5:.$C$44];[.$A7])*[.$D$1]+SUMIFS([DETTAGLIO.$M$5:.$M$44];[DETTAGLIO.$L$5:.$L$44];[.I$5];[DETTAGLIO.$C$5:.$C$44];[.$A7])*[.$D$1]" office:value-type="float" office:value="16920" calcext:value-type="float">
            <text:p>16.920,00 </text:p>
          </table:table-cell>
          <table:table-cell table:style-name="ce72" table:formula="of:=SUMIFS([DETTAGLIO.$M$5:.$M$44];[DETTAGLIO.$L$5:.$L$44];[.J$4];[DETTAGLIO.$C$5:.$C$44];[.$A7])*[.$D$1]" office:value-type="float" office:value="8300" calcext:value-type="float">
            <text:p>8.300,00 </text:p>
          </table:table-cell>
          <table:table-cell table:style-name="ce72" table:formula="of:=SUMIFS([DETTAGLIO.$M$5:.$M$44];[DETTAGLIO.$L$5:.$L$44];[.K$4];[DETTAGLIO.$C$5:.$C$44];[.$A7])*[.$D$1]+SUMIFS([DETTAGLIO.$M$5:.$M$44];[DETTAGLIO.$L$5:.$L$44];[.K$5];[DETTAGLIO.$C$5:.$C$44];[.$A7])*[.$D$1]" office:value-type="float" office:value="5100" calcext:value-type="float">
            <text:p>5.100,00 </text:p>
          </table:table-cell>
          <table:table-cell table:style-name="ce73" table:formula="of:=SUM([.I7:.K7])" office:value-type="float" office:value="30320" calcext:value-type="float">
            <text:p>30.320,00 </text:p>
          </table:table-cell>
          <table:table-cell table:style-name="ce74" table:formula="of:=SUMIFS([DETTAGLIO.$H$5:.$H$44];[DETTAGLIO.$L$5:.$L$44];[.M$4];[DETTAGLIO.$C$5:.$C$44];[.$A7])*[.$D$1]+SUMIFS([DETTAGLIO.$H$5:.$H$44];[DETTAGLIO.$L$5:.$L$44];[.M$5];[DETTAGLIO.$C$5:.$C$44];[.$A7])*[.$D$1]" office:value-type="float" office:value="0" calcext:value-type="float">
            <text:p>- </text:p>
          </table:table-cell>
          <table:table-cell table:style-name="ce74" table:formula="of:=SUMIFS([DETTAGLIO.$J$5:.$J$44];[DETTAGLIO.$L$5:.$L$44];[.N$4];[DETTAGLIO.$C$5:.$C$44];[.$A7])*[.$D$1]+SUMIFS([DETTAGLIO.$J$5:.$J$44];[DETTAGLIO.$L$5:.$L$44];[.N$5];[DETTAGLIO.$C$5:.$C$44];[.$A7])*[.$D$1]" office:value-type="float" office:value="16920" calcext:value-type="float">
            <text:p>16.920,00 </text:p>
          </table:table-cell>
          <table:table-cell table:style-name="ce74"/>
          <table:table-cell table:style-name="ce74" table:formula="of:=SUMIFS([DETTAGLIO.$J$5:.$J$44];[DETTAGLIO.$L$5:.$L$44];[.P$5];[DETTAGLIO.$C$5:.$C$44];[.$A7])*[.$D$1]" office:value-type="float" office:value="8300" calcext:value-type="float">
            <text:p>8.300,00 </text:p>
          </table:table-cell>
          <table:table-cell table:style-name="ce74" table:formula="of:=SUMIFS([DETTAGLIO.$J$5:.$J$44];[DETTAGLIO.$L$5:.$L$44];[.Q$5];[DETTAGLIO.$C$5:.$C$44];[.$A7])*[.$D$1]" office:value-type="float" office:value="2240" calcext:value-type="float">
            <text:p>2.240,00 </text:p>
          </table:table-cell>
          <table:table-cell table:style-name="ce74" table:formula="of:=SUMIFS([DETTAGLIO.$J$5:.$J$44];[DETTAGLIO.$L$5:.$L$44];[.R$5];[DETTAGLIO.$C$5:.$C$44];[.$A7])*[.$D$1]" office:value-type="float" office:value="2240" calcext:value-type="float">
            <text:p>2.240,00 </text:p>
          </table:table-cell>
          <table:table-cell table:style-name="ce73" table:formula="of:=SUM([.N7:.Q7])" office:value-type="float" office:value="27460" calcext:value-type="float">
            <text:p>27.460,00 </text:p>
          </table:table-cell>
          <table:table-cell table:number-columns-repeated="1005"/>
        </table:table-row>
        <table:table-row table:style-name="ro12">
          <table:table-cell table:style-name="ce67" office:value-type="string" calcext:value-type="string">
            <text:p>1B</text:p>
          </table:table-cell>
          <table:table-cell table:style-name="ce67" office:value-type="string" calcext:value-type="string">
            <text:p>FORM1,FORM4.1</text:p>
          </table:table-cell>
          <table:table-cell table:style-name="ce68" office:value-type="string" calcext:value-type="string">
            <text:p>Progetto formativo e Creazione Centro di competenza regionale</text:p>
          </table:table-cell>
          <table:table-cell table:style-name="ce69" table:formula="of:=IF([.I8]&gt;0;&quot;x&quot;;&quot;&quot;)" office:value-type="string" office:string-value="x" calcext:value-type="string">
            <text:p>x</text:p>
          </table:table-cell>
          <table:table-cell table:style-name="ce69" table:formula="of:=IF([.J8]&gt;0;&quot;x&quot;;&quot;&quot;)">
            <text:p/>
          </table:table-cell>
          <table:table-cell table:style-name="ce69" table:formula="of:=IF([.K8]&gt;0;&quot;x&quot;;&quot;&quot;)">
            <text:p/>
          </table:table-cell>
          <table:table-cell table:style-name="ce70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72" table:formula="of:=SUMIFS([DETTAGLIO.$M$5:.$M$44];[DETTAGLIO.$L$5:.$L$44];[.I$4];[DETTAGLIO.$C$5:.$C$44];[.$A8])*[.$D$1]+SUMIFS([DETTAGLIO.$M$5:.$M$44];[DETTAGLIO.$L$5:.$L$44];[.I$5];[DETTAGLIO.$C$5:.$C$44];[.$A8])*[.$D$1]" office:value-type="float" office:value="2240" calcext:value-type="float">
            <text:p>2.240,00 </text:p>
          </table:table-cell>
          <table:table-cell table:style-name="ce72" table:formula="of:=SUMIFS([DETTAGLIO.$M$5:.$M$44];[DETTAGLIO.$L$5:.$L$44];[.J$4];[DETTAGLIO.$C$5:.$C$44];[.$A8])*[.$D$1]" office:value-type="float" office:value="0" calcext:value-type="float">
            <text:p>- </text:p>
          </table:table-cell>
          <table:table-cell table:style-name="ce72" table:formula="of:=SUMIFS([DETTAGLIO.$M$5:.$M$44];[DETTAGLIO.$L$5:.$L$44];[.K$4];[DETTAGLIO.$C$5:.$C$44];[.$A8])*[.$D$1]+SUMIFS([DETTAGLIO.$M$5:.$M$44];[DETTAGLIO.$L$5:.$L$44];[.K$5];[DETTAGLIO.$C$5:.$C$44];[.$A8])*[.$D$1]" office:value-type="float" office:value="0" calcext:value-type="float">
            <text:p>- </text:p>
          </table:table-cell>
          <table:table-cell table:style-name="ce73" table:formula="of:=SUM([.I8:.K8])" office:value-type="float" office:value="2240" calcext:value-type="float">
            <text:p>2.240,00 </text:p>
          </table:table-cell>
          <table:table-cell table:style-name="ce74" table:formula="of:=SUMIFS([DETTAGLIO.$H$5:.$H$44];[DETTAGLIO.$L$5:.$L$44];[.M$4];[DETTAGLIO.$C$5:.$C$44];[.$A8])*[.$D$1]+SUMIFS([DETTAGLIO.$H$5:.$H$44];[DETTAGLIO.$L$5:.$L$44];[.M$5];[DETTAGLIO.$C$5:.$C$44];[.$A8])*[.$D$1]" office:value-type="float" office:value="0" calcext:value-type="float">
            <text:p>- </text:p>
          </table:table-cell>
          <table:table-cell table:style-name="ce74" table:formula="of:=SUMIFS([DETTAGLIO.$J$5:.$J$44];[DETTAGLIO.$L$5:.$L$44];[.N$4];[DETTAGLIO.$C$5:.$C$44];[.$A8])*[.$D$1]+SUMIFS([DETTAGLIO.$J$5:.$J$44];[DETTAGLIO.$L$5:.$L$44];[.N$5];[DETTAGLIO.$C$5:.$C$44];[.$A8])*[.$D$1]" office:value-type="float" office:value="2240" calcext:value-type="float">
            <text:p>2.240,00 </text:p>
          </table:table-cell>
          <table:table-cell table:style-name="ce74"/>
          <table:table-cell table:style-name="ce74" table:formula="of:=SUMIFS([DETTAGLIO.$J$5:.$J$44];[DETTAGLIO.$L$5:.$L$44];[.P$5];[DETTAGLIO.$C$5:.$C$44];[.$A8])*[.$D$1]" office:value-type="float" office:value="0" calcext:value-type="float">
            <text:p>- </text:p>
          </table:table-cell>
          <table:table-cell table:style-name="ce74" table:formula="of:=SUMIFS([DETTAGLIO.$J$5:.$J$44];[DETTAGLIO.$L$5:.$L$44];[.Q$5];[DETTAGLIO.$C$5:.$C$44];[.$A8])*[.$D$1]" office:value-type="float" office:value="0" calcext:value-type="float">
            <text:p>- </text:p>
          </table:table-cell>
          <table:table-cell table:style-name="ce74" table:formula="of:=SUMIFS([DETTAGLIO.$J$5:.$J$44];[DETTAGLIO.$L$5:.$L$44];[.R$5];[DETTAGLIO.$C$5:.$C$44];[.$A8])*[.$D$1]" office:value-type="float" office:value="0" calcext:value-type="float">
            <text:p>- </text:p>
          </table:table-cell>
          <table:table-cell table:style-name="ce73" table:formula="of:=SUM([.N8:.Q8])" office:value-type="float" office:value="2240" calcext:value-type="float">
            <text:p>2.240,00 </text:p>
          </table:table-cell>
          <table:table-cell table:number-columns-repeated="1005"/>
        </table:table-row>
        <table:table-row table:style-name="ro12">
          <table:table-cell table:style-name="ce67" office:value-type="string" calcext:value-type="string">
            <text:p>1C</text:p>
          </table:table-cell>
          <table:table-cell table:style-name="ce67" office:value-type="string" calcext:value-type="string">
            <text:p>FORM2.02</text:p>
          </table:table-cell>
          <table:table-cell table:style-name="ce68" office:value-type="string" calcext:value-type="string">
            <text:p>Installazione, configurazione e parametrizzazione SISO</text:p>
          </table:table-cell>
          <table:table-cell table:style-name="ce69" table:formula="of:=IF([.I9]&gt;0;&quot;x&quot;;&quot;&quot;)" office:value-type="string" office:string-value="x" calcext:value-type="string">
            <text:p>x</text:p>
          </table:table-cell>
          <table:table-cell table:style-name="ce69" table:formula="of:=IF([.J9]&gt;0;&quot;x&quot;;&quot;&quot;)">
            <text:p/>
          </table:table-cell>
          <table:table-cell table:style-name="ce69" table:formula="of:=IF([.K9]&gt;0;&quot;x&quot;;&quot;&quot;)">
            <text:p/>
          </table:table-cell>
          <table:table-cell table:style-name="ce70"/>
          <table:table-cell table:style-name="ce71" office:value-type="string" calcext:value-type="string">
            <text:p>x</text:p>
          </table:table-cell>
          <table:table-cell table:style-name="ce72" table:formula="of:=SUMIFS([DETTAGLIO.$M$5:.$M$44];[DETTAGLIO.$L$5:.$L$44];[.I$4];[DETTAGLIO.$C$5:.$C$44];[.$A9])*[.$D$1]+SUMIFS([DETTAGLIO.$M$5:.$M$44];[DETTAGLIO.$L$5:.$L$44];[.I$5];[DETTAGLIO.$C$5:.$C$44];[.$A9])*[.$D$1]" office:value-type="float" office:value="5440" calcext:value-type="float">
            <text:p>5.440,00 </text:p>
          </table:table-cell>
          <table:table-cell table:style-name="ce72" table:formula="of:=SUMIFS([DETTAGLIO.$M$5:.$M$44];[DETTAGLIO.$L$5:.$L$44];[.J$4];[DETTAGLIO.$C$5:.$C$44];[.$A9])*[.$D$1]" office:value-type="float" office:value="0" calcext:value-type="float">
            <text:p>- </text:p>
          </table:table-cell>
          <table:table-cell table:style-name="ce72" table:formula="of:=SUMIFS([DETTAGLIO.$M$5:.$M$44];[DETTAGLIO.$L$5:.$L$44];[.K$4];[DETTAGLIO.$C$5:.$C$44];[.$A9])*[.$D$1]+SUMIFS([DETTAGLIO.$M$5:.$M$44];[DETTAGLIO.$L$5:.$L$44];[.K$5];[DETTAGLIO.$C$5:.$C$44];[.$A9])*[.$D$1]" office:value-type="float" office:value="0" calcext:value-type="float">
            <text:p>- </text:p>
          </table:table-cell>
          <table:table-cell table:style-name="ce73" table:formula="of:=SUM([.I9:.K9])" office:value-type="float" office:value="5440" calcext:value-type="float">
            <text:p>5.440,00 </text:p>
          </table:table-cell>
          <table:table-cell table:style-name="ce74" table:formula="of:=SUMIFS([DETTAGLIO.$H$5:.$H$44];[DETTAGLIO.$L$5:.$L$44];[.M$4];[DETTAGLIO.$C$5:.$C$44];[.$A9])*[.$D$1]+SUMIFS([DETTAGLIO.$H$5:.$H$44];[DETTAGLIO.$L$5:.$L$44];[.M$5];[DETTAGLIO.$C$5:.$C$44];[.$A9])*[.$D$1]" office:value-type="float" office:value="0" calcext:value-type="float">
            <text:p>- </text:p>
          </table:table-cell>
          <table:table-cell table:style-name="ce74" table:formula="of:=SUMIFS([DETTAGLIO.$J$5:.$J$44];[DETTAGLIO.$L$5:.$L$44];[.N$4];[DETTAGLIO.$C$5:.$C$44];[.$A9])*[.$D$1]+SUMIFS([DETTAGLIO.$J$5:.$J$44];[DETTAGLIO.$L$5:.$L$44];[.N$5];[DETTAGLIO.$C$5:.$C$44];[.$A9])*[.$D$1]" office:value-type="float" office:value="5440" calcext:value-type="float">
            <text:p>5.440,00 </text:p>
          </table:table-cell>
          <table:table-cell table:style-name="ce74"/>
          <table:table-cell table:style-name="ce74" table:formula="of:=SUMIFS([DETTAGLIO.$J$5:.$J$44];[DETTAGLIO.$L$5:.$L$44];[.P$5];[DETTAGLIO.$C$5:.$C$44];[.$A9])*[.$D$1]" office:value-type="float" office:value="0" calcext:value-type="float">
            <text:p>- </text:p>
          </table:table-cell>
          <table:table-cell table:style-name="ce74" table:formula="of:=SUMIFS([DETTAGLIO.$J$5:.$J$44];[DETTAGLIO.$L$5:.$L$44];[.Q$5];[DETTAGLIO.$C$5:.$C$44];[.$A9])*[.$D$1]" office:value-type="float" office:value="0" calcext:value-type="float">
            <text:p>- </text:p>
          </table:table-cell>
          <table:table-cell table:style-name="ce74" table:formula="of:=SUMIFS([DETTAGLIO.$J$5:.$J$44];[DETTAGLIO.$L$5:.$L$44];[.R$5];[DETTAGLIO.$C$5:.$C$44];[.$A9])*[.$D$1]" office:value-type="float" office:value="0" calcext:value-type="float">
            <text:p>- </text:p>
          </table:table-cell>
          <table:table-cell table:style-name="ce73" table:formula="of:=SUM([.N9:.Q9])" office:value-type="float" office:value="5440" calcext:value-type="float">
            <text:p>5.440,00 </text:p>
          </table:table-cell>
          <table:table-cell table:number-columns-repeated="1005"/>
        </table:table-row>
        <table:table-row table:style-name="ro3">
          <table:table-cell table:style-name="ce95" office:value-type="string" calcext:value-type="string" table:number-columns-spanned="3" table:number-rows-spanned="1">
            <text:p>2. Diffusione e messa a regime presso gli ATS</text:p>
          </table:table-cell>
          <table:covered-table-cell table:number-columns-repeated="2"/>
          <table:table-cell table:style-name="ce75" table:number-columns-repeated="3"/>
          <table:table-cell table:style-name="ce76" table:number-columns-repeated="2"/>
          <table:table-cell table:style-name="ce77" table:formula="of:=SUM([.I11:.I15])" office:value-type="float" office:value="80000" calcext:value-type="float">
            <text:p>80.000,00 </text:p>
          </table:table-cell>
          <table:table-cell table:style-name="ce77" table:formula="of:=SUM([.J11:.J15])" office:value-type="float" office:value="44000" calcext:value-type="float">
            <text:p>44.000,00 </text:p>
          </table:table-cell>
          <table:table-cell table:style-name="ce77" table:formula="of:=SUM([.K11:.K15])" office:value-type="float" office:value="21140" calcext:value-type="float">
            <text:p>21.140,00 </text:p>
          </table:table-cell>
          <table:table-cell table:style-name="ce78" table:formula="of:=SUM([.I10:.K10])" office:value-type="float" office:value="145140" calcext:value-type="float">
            <text:p>145.140,00 </text:p>
          </table:table-cell>
          <table:table-cell table:style-name="ce77" table:formula="of:=SUM([.M11:.M15])" office:value-type="float" office:value="0" calcext:value-type="float">
            <text:p>- </text:p>
          </table:table-cell>
          <table:table-cell table:style-name="ce77" table:formula="of:=SUM([.N11:.N15])" office:value-type="float" office:value="80000" calcext:value-type="float">
            <text:p>80.000,00 </text:p>
          </table:table-cell>
          <table:table-cell table:style-name="ce77"/>
          <table:table-cell table:style-name="ce77" table:formula="of:=SUM([.P11:.P15])" office:value-type="float" office:value="44000" calcext:value-type="float">
            <text:p>44.000,00 </text:p>
          </table:table-cell>
          <table:table-cell table:style-name="ce77" table:formula="of:=SUM([.Q11:.Q15])" office:value-type="float" office:value="24000" calcext:value-type="float">
            <text:p>24.000,00 </text:p>
          </table:table-cell>
          <table:table-cell table:style-name="ce77" table:formula="of:=SUM([.R11:.R15])" office:value-type="float" office:value="24000" calcext:value-type="float">
            <text:p>24.000,00 </text:p>
          </table:table-cell>
          <table:table-cell table:style-name="ce78" table:formula="of:=SUM([.N10:.Q10])" office:value-type="float" office:value="148000" calcext:value-type="float">
            <text:p>148.000,00 </text:p>
          </table:table-cell>
          <table:table-cell table:number-columns-repeated="1005"/>
        </table:table-row>
        <table:table-row table:style-name="ro12">
          <table:table-cell table:style-name="ce67" office:value-type="string" calcext:value-type="string">
            <text:p>2A</text:p>
          </table:table-cell>
          <table:table-cell table:style-name="ce67" office:value-type="string" calcext:value-type="string">
            <text:p>FORM2.1,FORM3</text:p>
          </table:table-cell>
          <table:table-cell table:style-name="ce68" office:value-type="string" calcext:value-type="string">
            <text:p>Formazione personale e operatori di ATS e REGIONE Marche</text:p>
          </table:table-cell>
          <table:table-cell table:style-name="ce69" table:formula="of:=IF([.I11]&gt;0;&quot;x&quot;;&quot;&quot;)" office:value-type="string" office:string-value="x" calcext:value-type="string">
            <text:p>x</text:p>
          </table:table-cell>
          <table:table-cell table:style-name="ce69" table:formula="of:=IF([.J11]&gt;0;&quot;x&quot;;&quot;&quot;)">
            <text:p/>
          </table:table-cell>
          <table:table-cell table:style-name="ce69" table:formula="of:=IF([.K11]&gt;0;&quot;x&quot;;&quot;&quot;)">
            <text:p/>
          </table:table-cell>
          <table:table-cell table:style-name="ce70"/>
          <table:table-cell table:style-name="ce71" office:value-type="string" calcext:value-type="string">
            <text:p>x</text:p>
          </table:table-cell>
          <table:table-cell table:style-name="ce72" table:formula="of:=SUMIFS([DETTAGLIO.$M$5:.$M$44];[DETTAGLIO.$L$5:.$L$44];[.I$4];[DETTAGLIO.$C$5:.$C$44];[.$A11])*[.$D$1]+SUMIFS([DETTAGLIO.$M$5:.$M$44];[DETTAGLIO.$L$5:.$L$44];[.I$5];[DETTAGLIO.$C$5:.$C$44];[.$A11])*[.$D$1]" office:value-type="float" office:value="23360" calcext:value-type="float">
            <text:p>23.360,00 </text:p>
          </table:table-cell>
          <table:table-cell table:style-name="ce72" table:formula="of:=SUMIFS([DETTAGLIO.$M$5:.$M$44];[DETTAGLIO.$L$5:.$L$44];[.J$4];[DETTAGLIO.$C$5:.$C$44];[.$A11])*[.$D$1]" office:value-type="float" office:value="0" calcext:value-type="float">
            <text:p>- </text:p>
          </table:table-cell>
          <table:table-cell table:style-name="ce72" table:formula="of:=SUMIFS([DETTAGLIO.$M$5:.$M$44];[DETTAGLIO.$L$5:.$L$44];[.K$4];[DETTAGLIO.$C$5:.$C$44];[.$A11])*[.$D$1]+SUMIFS([DETTAGLIO.$M$5:.$M$44];[DETTAGLIO.$L$5:.$L$44];[.K$5];[DETTAGLIO.$C$5:.$C$44];[.$A11])*[.$D$1]" office:value-type="float" office:value="0" calcext:value-type="float">
            <text:p>- </text:p>
          </table:table-cell>
          <table:table-cell table:style-name="ce73" table:formula="of:=SUM([.I11:.K11])" office:value-type="float" office:value="23360" calcext:value-type="float">
            <text:p>23.360,00 </text:p>
          </table:table-cell>
          <table:table-cell table:style-name="ce74" table:formula="of:=SUMIFS([DETTAGLIO.$H$5:.$H$44];[DETTAGLIO.$L$5:.$L$44];[.M$4];[DETTAGLIO.$C$5:.$C$44];[.$A11])*[.$D$1]+SUMIFS([DETTAGLIO.$H$5:.$H$44];[DETTAGLIO.$L$5:.$L$44];[.M$5];[DETTAGLIO.$C$5:.$C$44];[.$A11])*[.$D$1]" office:value-type="float" office:value="0" calcext:value-type="float">
            <text:p>- </text:p>
          </table:table-cell>
          <table:table-cell table:style-name="ce74" table:formula="of:=SUMIFS([DETTAGLIO.$J$5:.$J$44];[DETTAGLIO.$L$5:.$L$44];[.N$4];[DETTAGLIO.$C$5:.$C$44];[.$A11])*[.$D$1]+SUMIFS([DETTAGLIO.$J$5:.$J$44];[DETTAGLIO.$L$5:.$L$44];[.N$5];[DETTAGLIO.$C$5:.$C$44];[.$A11])*[.$D$1]" office:value-type="float" office:value="23360" calcext:value-type="float">
            <text:p>23.360,00 </text:p>
          </table:table-cell>
          <table:table-cell table:style-name="ce74"/>
          <table:table-cell table:style-name="ce74" table:formula="of:=SUMIFS([DETTAGLIO.$J$5:.$J$44];[DETTAGLIO.$L$5:.$L$44];[.P$5];[DETTAGLIO.$C$5:.$C$44];[.$A11])*[.$D$1]" office:value-type="float" office:value="0" calcext:value-type="float">
            <text:p>- </text:p>
          </table:table-cell>
          <table:table-cell table:style-name="ce74" table:formula="of:=SUMIFS([DETTAGLIO.$J$5:.$J$44];[DETTAGLIO.$L$5:.$L$44];[.Q$5];[DETTAGLIO.$C$5:.$C$44];[.$A11])*[.$D$1]" office:value-type="float" office:value="0" calcext:value-type="float">
            <text:p>- </text:p>
          </table:table-cell>
          <table:table-cell table:style-name="ce74" table:formula="of:=SUMIFS([DETTAGLIO.$J$5:.$J$44];[DETTAGLIO.$L$5:.$L$44];[.R$5];[DETTAGLIO.$C$5:.$C$44];[.$A11])*[.$D$1]" office:value-type="float" office:value="0" calcext:value-type="float">
            <text:p>- </text:p>
          </table:table-cell>
          <table:table-cell table:style-name="ce73" table:formula="of:=SUM([.N11:.Q11])" office:value-type="float" office:value="23360" calcext:value-type="float">
            <text:p>23.360,00 </text:p>
          </table:table-cell>
          <table:table-cell table:number-columns-repeated="1005"/>
        </table:table-row>
        <table:table-row table:style-name="ro12">
          <table:table-cell table:style-name="ce67" office:value-type="string" calcext:value-type="string">
            <text:p>2B</text:p>
          </table:table-cell>
          <table:table-cell table:style-name="ce67" office:value-type="string" calcext:value-type="string">
            <text:p>ASS1</text:p>
          </table:table-cell>
          <table:table-cell table:style-name="ce68" office:value-type="string" calcext:value-type="string">
            <text:p>Assistenza e affiancamento post-formativo</text:p>
          </table:table-cell>
          <table:table-cell table:style-name="ce69" table:formula="of:=IF([.I12]&gt;0;&quot;x&quot;;&quot;&quot;)" office:value-type="string" office:string-value="x" calcext:value-type="string">
            <text:p>x</text:p>
          </table:table-cell>
          <table:table-cell table:style-name="ce69" table:formula="of:=IF([.J12]&gt;0;&quot;x&quot;;&quot;&quot;)">
            <text:p/>
          </table:table-cell>
          <table:table-cell table:style-name="ce69" table:formula="of:=IF([.K12]&gt;0;&quot;x&quot;;&quot;&quot;)">
            <text:p/>
          </table:table-cell>
          <table:table-cell table:style-name="ce70"/>
          <table:table-cell table:style-name="ce71" office:value-type="string" calcext:value-type="string">
            <text:p>x</text:p>
          </table:table-cell>
          <table:table-cell table:style-name="ce72" table:formula="of:=SUMIFS([DETTAGLIO.$M$5:.$M$44];[DETTAGLIO.$L$5:.$L$44];[.I$4];[DETTAGLIO.$C$5:.$C$44];[.$A12])*[.$D$1]+SUMIFS([DETTAGLIO.$M$5:.$M$44];[DETTAGLIO.$L$5:.$L$44];[.I$5];[DETTAGLIO.$C$5:.$C$44];[.$A12])*[.$D$1]" office:value-type="float" office:value="4720" calcext:value-type="float">
            <text:p>4.720,00 </text:p>
          </table:table-cell>
          <table:table-cell table:style-name="ce72" table:formula="of:=SUMIFS([DETTAGLIO.$M$5:.$M$44];[DETTAGLIO.$L$5:.$L$44];[.J$4];[DETTAGLIO.$C$5:.$C$44];[.$A12])*[.$D$1]" office:value-type="float" office:value="0" calcext:value-type="float">
            <text:p>- </text:p>
          </table:table-cell>
          <table:table-cell table:style-name="ce72" table:formula="of:=SUMIFS([DETTAGLIO.$M$5:.$M$44];[DETTAGLIO.$L$5:.$L$44];[.K$4];[DETTAGLIO.$C$5:.$C$44];[.$A12])*[.$D$1]+SUMIFS([DETTAGLIO.$M$5:.$M$44];[DETTAGLIO.$L$5:.$L$44];[.K$5];[DETTAGLIO.$C$5:.$C$44];[.$A12])*[.$D$1]" office:value-type="float" office:value="0" calcext:value-type="float">
            <text:p>- </text:p>
          </table:table-cell>
          <table:table-cell table:style-name="ce73" table:formula="of:=SUM([.I12:.K12])" office:value-type="float" office:value="4720" calcext:value-type="float">
            <text:p>4.720,00 </text:p>
          </table:table-cell>
          <table:table-cell table:style-name="ce74" table:formula="of:=SUMIFS([DETTAGLIO.$H$5:.$H$44];[DETTAGLIO.$L$5:.$L$44];[.M$4];[DETTAGLIO.$C$5:.$C$44];[.$A12])*[.$D$1]+SUMIFS([DETTAGLIO.$H$5:.$H$44];[DETTAGLIO.$L$5:.$L$44];[.M$5];[DETTAGLIO.$C$5:.$C$44];[.$A12])*[.$D$1]" office:value-type="float" office:value="0" calcext:value-type="float">
            <text:p>- </text:p>
          </table:table-cell>
          <table:table-cell table:style-name="ce74" table:formula="of:=SUMIFS([DETTAGLIO.$J$5:.$J$44];[DETTAGLIO.$L$5:.$L$44];[.N$4];[DETTAGLIO.$C$5:.$C$44];[.$A12])*[.$D$1]+SUMIFS([DETTAGLIO.$J$5:.$J$44];[DETTAGLIO.$L$5:.$L$44];[.N$5];[DETTAGLIO.$C$5:.$C$44];[.$A12])*[.$D$1]" office:value-type="float" office:value="4720" calcext:value-type="float">
            <text:p>4.720,00 </text:p>
          </table:table-cell>
          <table:table-cell table:style-name="ce74"/>
          <table:table-cell table:style-name="ce74" table:formula="of:=SUMIFS([DETTAGLIO.$J$5:.$J$44];[DETTAGLIO.$L$5:.$L$44];[.P$5];[DETTAGLIO.$C$5:.$C$44];[.$A12])*[.$D$1]" office:value-type="float" office:value="0" calcext:value-type="float">
            <text:p>- </text:p>
          </table:table-cell>
          <table:table-cell table:style-name="ce74" table:formula="of:=SUMIFS([DETTAGLIO.$J$5:.$J$44];[DETTAGLIO.$L$5:.$L$44];[.Q$5];[DETTAGLIO.$C$5:.$C$44];[.$A12])*[.$D$1]" office:value-type="float" office:value="0" calcext:value-type="float">
            <text:p>- </text:p>
          </table:table-cell>
          <table:table-cell table:style-name="ce74" table:formula="of:=SUMIFS([DETTAGLIO.$J$5:.$J$44];[DETTAGLIO.$L$5:.$L$44];[.R$5];[DETTAGLIO.$C$5:.$C$44];[.$A12])*[.$D$1]" office:value-type="float" office:value="0" calcext:value-type="float">
            <text:p>- </text:p>
          </table:table-cell>
          <table:table-cell table:style-name="ce73" table:formula="of:=SUM([.N12:.Q12])" office:value-type="float" office:value="4720" calcext:value-type="float">
            <text:p>4.720,00 </text:p>
          </table:table-cell>
          <table:table-cell table:number-columns-repeated="1005"/>
        </table:table-row>
        <table:table-row table:style-name="ro12">
          <table:table-cell table:style-name="ce67" office:value-type="string" calcext:value-type="string">
            <text:p>2C</text:p>
          </table:table-cell>
          <table:table-cell table:style-name="ce67" office:value-type="string" calcext:value-type="string">
            <text:p>FORM5</text:p>
          </table:table-cell>
          <table:table-cell table:style-name="ce68" office:value-type="string" calcext:value-type="string">
            <text:p>Formazione aziende attraverso modalità "training on the job"</text:p>
          </table:table-cell>
          <table:table-cell table:style-name="ce69" table:formula="of:=IF([.I13]&gt;0;&quot;x&quot;;&quot;&quot;)" office:value-type="string" office:string-value="x" calcext:value-type="string">
            <text:p>x</text:p>
          </table:table-cell>
          <table:table-cell table:style-name="ce69" table:formula="of:=IF([.J13]&gt;0;&quot;x&quot;;&quot;&quot;)">
            <text:p/>
          </table:table-cell>
          <table:table-cell table:style-name="ce69" table:formula="of:=IF([.K13]&gt;0;&quot;x&quot;;&quot;&quot;)">
            <text:p/>
          </table:table-cell>
          <table:table-cell table:style-name="ce70"/>
          <table:table-cell table:style-name="ce71" office:value-type="string" calcext:value-type="string">
            <text:p>x</text:p>
          </table:table-cell>
          <table:table-cell table:style-name="ce72" table:formula="of:=SUMIFS([DETTAGLIO.$M$5:.$M$44];[DETTAGLIO.$L$5:.$L$44];[.I$4];[DETTAGLIO.$C$5:.$C$44];[.$A13])*[.$D$1]+SUMIFS([DETTAGLIO.$M$5:.$M$44];[DETTAGLIO.$L$5:.$L$44];[.I$5];[DETTAGLIO.$C$5:.$C$44];[.$A13])*[.$D$1]" office:value-type="float" office:value="400" calcext:value-type="float">
            <text:p>400,00 </text:p>
          </table:table-cell>
          <table:table-cell table:style-name="ce72" table:formula="of:=SUMIFS([DETTAGLIO.$M$5:.$M$44];[DETTAGLIO.$L$5:.$L$44];[.J$4];[DETTAGLIO.$C$5:.$C$44];[.$A13])*[.$D$1]" office:value-type="float" office:value="0" calcext:value-type="float">
            <text:p>- </text:p>
          </table:table-cell>
          <table:table-cell table:style-name="ce72" table:formula="of:=SUMIFS([DETTAGLIO.$M$5:.$M$44];[DETTAGLIO.$L$5:.$L$44];[.K$4];[DETTAGLIO.$C$5:.$C$44];[.$A13])*[.$D$1]+SUMIFS([DETTAGLIO.$M$5:.$M$44];[DETTAGLIO.$L$5:.$L$44];[.K$5];[DETTAGLIO.$C$5:.$C$44];[.$A13])*[.$D$1]" office:value-type="float" office:value="0" calcext:value-type="float">
            <text:p>- </text:p>
          </table:table-cell>
          <table:table-cell table:style-name="ce73" table:formula="of:=SUM([.I13:.K13])" office:value-type="float" office:value="400" calcext:value-type="float">
            <text:p>400,00 </text:p>
          </table:table-cell>
          <table:table-cell table:style-name="ce74" table:formula="of:=SUMIFS([DETTAGLIO.$H$5:.$H$44];[DETTAGLIO.$L$5:.$L$44];[.M$4];[DETTAGLIO.$C$5:.$C$44];[.$A13])*[.$D$1]+SUMIFS([DETTAGLIO.$H$5:.$H$44];[DETTAGLIO.$L$5:.$L$44];[.M$5];[DETTAGLIO.$C$5:.$C$44];[.$A13])*[.$D$1]" office:value-type="float" office:value="0" calcext:value-type="float">
            <text:p>- </text:p>
          </table:table-cell>
          <table:table-cell table:style-name="ce74" table:formula="of:=SUMIFS([DETTAGLIO.$J$5:.$J$44];[DETTAGLIO.$L$5:.$L$44];[.N$4];[DETTAGLIO.$C$5:.$C$44];[.$A13])*[.$D$1]+SUMIFS([DETTAGLIO.$J$5:.$J$44];[DETTAGLIO.$L$5:.$L$44];[.N$5];[DETTAGLIO.$C$5:.$C$44];[.$A13])*[.$D$1]" office:value-type="float" office:value="400" calcext:value-type="float">
            <text:p>400,00 </text:p>
          </table:table-cell>
          <table:table-cell table:style-name="ce74"/>
          <table:table-cell table:style-name="ce74" table:formula="of:=SUMIFS([DETTAGLIO.$J$5:.$J$44];[DETTAGLIO.$L$5:.$L$44];[.P$5];[DETTAGLIO.$C$5:.$C$44];[.$A13])*[.$D$1]" office:value-type="float" office:value="0" calcext:value-type="float">
            <text:p>- </text:p>
          </table:table-cell>
          <table:table-cell table:style-name="ce74" table:formula="of:=SUMIFS([DETTAGLIO.$J$5:.$J$44];[DETTAGLIO.$L$5:.$L$44];[.Q$5];[DETTAGLIO.$C$5:.$C$44];[.$A13])*[.$D$1]" office:value-type="float" office:value="0" calcext:value-type="float">
            <text:p>- </text:p>
          </table:table-cell>
          <table:table-cell table:style-name="ce74" table:formula="of:=SUMIFS([DETTAGLIO.$J$5:.$J$44];[DETTAGLIO.$L$5:.$L$44];[.R$5];[DETTAGLIO.$C$5:.$C$44];[.$A13])*[.$D$1]" office:value-type="float" office:value="0" calcext:value-type="float">
            <text:p>- </text:p>
          </table:table-cell>
          <table:table-cell table:style-name="ce73" table:formula="of:=SUM([.N13:.Q13])" office:value-type="float" office:value="400" calcext:value-type="float">
            <text:p>400,00 </text:p>
          </table:table-cell>
          <table:table-cell table:number-columns-repeated="1005"/>
        </table:table-row>
        <table:table-row table:style-name="ro7">
          <table:table-cell table:style-name="ce67" office:value-type="string" calcext:value-type="string">
            <text:p>2D</text:p>
          </table:table-cell>
          <table:table-cell table:style-name="ce67" office:value-type="string" calcext:value-type="string">
            <text:p>GEST</text:p>
          </table:table-cell>
          <table:table-cell table:style-name="ce68" office:value-type="string" calcext:value-type="string">
            <text:p>Conduzione tecnica e applicativa</text:p>
          </table:table-cell>
          <table:table-cell table:style-name="ce69" table:formula="of:=IF([.I14]&gt;0;&quot;x&quot;;&quot;&quot;)" office:value-type="string" office:string-value="x" calcext:value-type="string">
            <text:p>x</text:p>
          </table:table-cell>
          <table:table-cell table:style-name="ce69" table:formula="of:=IF([.J14]&gt;0;&quot;x&quot;;&quot;&quot;)" office:value-type="string" office:string-value="x" calcext:value-type="string">
            <text:p>x</text:p>
          </table:table-cell>
          <table:table-cell table:style-name="ce69" table:formula="of:=IF([.K14]&gt;0;&quot;x&quot;;&quot;&quot;)" office:value-type="string" office:string-value="x" calcext:value-type="string">
            <text:p>x</text:p>
          </table:table-cell>
          <table:table-cell table:style-name="ce70"/>
          <table:table-cell table:style-name="ce71" office:value-type="string" calcext:value-type="string">
            <text:p>x</text:p>
          </table:table-cell>
          <table:table-cell table:style-name="ce72" table:formula="of:=SUMIFS([DETTAGLIO.$M$5:.$M$44];[DETTAGLIO.$L$5:.$L$44];[.I$4];[DETTAGLIO.$C$5:.$C$44];[.$A14])*[.$D$1]+SUMIFS([DETTAGLIO.$M$5:.$M$44];[DETTAGLIO.$L$5:.$L$44];[.I$5];[DETTAGLIO.$C$5:.$C$44];[.$A14])*[.$D$1]" office:value-type="float" office:value="24280" calcext:value-type="float">
            <text:p>24.280,00 </text:p>
          </table:table-cell>
          <table:table-cell table:style-name="ce72" table:formula="of:=SUMIFS([DETTAGLIO.$M$5:.$M$44];[DETTAGLIO.$L$5:.$L$44];[.J$4];[DETTAGLIO.$C$5:.$C$44];[.$A14])*[.$D$1]" office:value-type="float" office:value="15200" calcext:value-type="float">
            <text:p>15.200,00 </text:p>
          </table:table-cell>
          <table:table-cell table:style-name="ce72" table:formula="of:=SUMIFS([DETTAGLIO.$M$5:.$M$44];[DETTAGLIO.$L$5:.$L$44];[.K$4];[DETTAGLIO.$C$5:.$C$44];[.$A14])*[.$D$1]+SUMIFS([DETTAGLIO.$M$5:.$M$44];[DETTAGLIO.$L$5:.$L$44];[.K$5];[DETTAGLIO.$C$5:.$C$44];[.$A14])*[.$D$1]" office:value-type="float" office:value="15300" calcext:value-type="float">
            <text:p>15.300,00 </text:p>
          </table:table-cell>
          <table:table-cell table:style-name="ce73" table:formula="of:=SUM([.I14:.K14])" office:value-type="float" office:value="54780" calcext:value-type="float">
            <text:p>54.780,00 </text:p>
          </table:table-cell>
          <table:table-cell table:style-name="ce74" table:formula="of:=SUMIFS([DETTAGLIO.$H$5:.$H$44];[DETTAGLIO.$L$5:.$L$44];[.M$4];[DETTAGLIO.$C$5:.$C$44];[.$A14])*[.$D$1]+SUMIFS([DETTAGLIO.$H$5:.$H$44];[DETTAGLIO.$L$5:.$L$44];[.M$5];[DETTAGLIO.$C$5:.$C$44];[.$A14])*[.$D$1]" office:value-type="float" office:value="0" calcext:value-type="float">
            <text:p>- </text:p>
          </table:table-cell>
          <table:table-cell table:style-name="ce74" table:formula="of:=SUMIFS([DETTAGLIO.$J$5:.$J$44];[DETTAGLIO.$L$5:.$L$44];[.N$4];[DETTAGLIO.$C$5:.$C$44];[.$A14])*[.$D$1]+SUMIFS([DETTAGLIO.$J$5:.$J$44];[DETTAGLIO.$L$5:.$L$44];[.N$5];[DETTAGLIO.$C$5:.$C$44];[.$A14])*[.$D$1]" office:value-type="float" office:value="24280" calcext:value-type="float">
            <text:p>24.280,00 </text:p>
          </table:table-cell>
          <table:table-cell table:style-name="ce74"/>
          <table:table-cell table:style-name="ce74" table:formula="of:=SUMIFS([DETTAGLIO.$J$5:.$J$44];[DETTAGLIO.$L$5:.$L$44];[.P$5];[DETTAGLIO.$C$5:.$C$44];[.$A14])*[.$D$1]" office:value-type="float" office:value="15200" calcext:value-type="float">
            <text:p>15.200,00 </text:p>
          </table:table-cell>
          <table:table-cell table:style-name="ce74" table:formula="of:=SUMIFS([DETTAGLIO.$J$5:.$J$44];[DETTAGLIO.$L$5:.$L$44];[.Q$5];[DETTAGLIO.$C$5:.$C$44];[.$A14])*[.$D$1]" office:value-type="float" office:value="9600" calcext:value-type="float">
            <text:p>9.600,00 </text:p>
          </table:table-cell>
          <table:table-cell table:style-name="ce74" table:formula="of:=SUMIFS([DETTAGLIO.$J$5:.$J$44];[DETTAGLIO.$L$5:.$L$44];[.R$5];[DETTAGLIO.$C$5:.$C$44];[.$A14])*[.$D$1]" office:value-type="float" office:value="9600" calcext:value-type="float">
            <text:p>9.600,00 </text:p>
          </table:table-cell>
          <table:table-cell table:style-name="ce73" table:formula="of:=SUM([.N14:.Q14])" office:value-type="float" office:value="49080" calcext:value-type="float">
            <text:p>49.080,00 </text:p>
          </table:table-cell>
          <table:table-cell table:number-columns-repeated="1005"/>
        </table:table-row>
        <table:table-row table:style-name="ro12">
          <table:table-cell table:style-name="ce67" office:value-type="string" calcext:value-type="string">
            <text:p>2E</text:p>
          </table:table-cell>
          <table:table-cell table:style-name="ce67" office:value-type="string" calcext:value-type="string">
            <text:p>MAC</text:p>
          </table:table-cell>
          <table:table-cell table:style-name="ce68" office:value-type="string" calcext:value-type="string">
            <text:p>Interventi adeguativi e gestione anomalie</text:p>
          </table:table-cell>
          <table:table-cell table:style-name="ce69" table:formula="of:=IF([.I15]&gt;0;&quot;x&quot;;&quot;&quot;)" office:value-type="string" office:string-value="x" calcext:value-type="string">
            <text:p>x</text:p>
          </table:table-cell>
          <table:table-cell table:style-name="ce69" table:formula="of:=IF([.J15]&gt;0;&quot;x&quot;;&quot;&quot;)" office:value-type="string" office:string-value="x" calcext:value-type="string">
            <text:p>x</text:p>
          </table:table-cell>
          <table:table-cell table:style-name="ce69" table:formula="of:=IF([.K15]&gt;0;&quot;x&quot;;&quot;&quot;)" office:value-type="string" office:string-value="x" calcext:value-type="string">
            <text:p>x</text:p>
          </table:table-cell>
          <table:table-cell table:style-name="ce70"/>
          <table:table-cell table:style-name="ce71" office:value-type="string" calcext:value-type="string">
            <text:p>x</text:p>
          </table:table-cell>
          <table:table-cell table:style-name="ce72" table:formula="of:=SUMIFS([DETTAGLIO.$M$5:.$M$44];[DETTAGLIO.$L$5:.$L$44];[.I$4];[DETTAGLIO.$C$5:.$C$44];[.$A15])*[.$D$1]+SUMIFS([DETTAGLIO.$M$5:.$M$44];[DETTAGLIO.$L$5:.$L$44];[.I$5];[DETTAGLIO.$C$5:.$C$44];[.$A15])*[.$D$1]" office:value-type="float" office:value="27240" calcext:value-type="float">
            <text:p>27.240,00 </text:p>
          </table:table-cell>
          <table:table-cell table:style-name="ce72" table:formula="of:=SUMIFS([DETTAGLIO.$M$5:.$M$44];[DETTAGLIO.$L$5:.$L$44];[.J$4];[DETTAGLIO.$C$5:.$C$44];[.$A15])*[.$D$1]" office:value-type="float" office:value="28800" calcext:value-type="float">
            <text:p>28.800,00 </text:p>
          </table:table-cell>
          <table:table-cell table:style-name="ce72" table:formula="of:=SUMIFS([DETTAGLIO.$M$5:.$M$44];[DETTAGLIO.$L$5:.$L$44];[.K$4];[DETTAGLIO.$C$5:.$C$44];[.$A15])*[.$D$1]+SUMIFS([DETTAGLIO.$M$5:.$M$44];[DETTAGLIO.$L$5:.$L$44];[.K$5];[DETTAGLIO.$C$5:.$C$44];[.$A15])*[.$D$1]" office:value-type="float" office:value="5840" calcext:value-type="float">
            <text:p>5.840,00 </text:p>
          </table:table-cell>
          <table:table-cell table:style-name="ce73" table:formula="of:=SUM([.I15:.K15])" office:value-type="float" office:value="61880" calcext:value-type="float">
            <text:p>61.880,00 </text:p>
          </table:table-cell>
          <table:table-cell table:style-name="ce74" table:formula="of:=SUMIFS([DETTAGLIO.$H$5:.$H$44];[DETTAGLIO.$L$5:.$L$44];[.M$4];[DETTAGLIO.$C$5:.$C$44];[.$A15])*[.$D$1]+SUMIFS([DETTAGLIO.$H$5:.$H$44];[DETTAGLIO.$L$5:.$L$44];[.M$5];[DETTAGLIO.$C$5:.$C$44];[.$A15])*[.$D$1]" office:value-type="float" office:value="0" calcext:value-type="float">
            <text:p>- </text:p>
          </table:table-cell>
          <table:table-cell table:style-name="ce74" table:formula="of:=SUMIFS([DETTAGLIO.$J$5:.$J$44];[DETTAGLIO.$L$5:.$L$44];[.N$4];[DETTAGLIO.$C$5:.$C$44];[.$A15])*[.$D$1]+SUMIFS([DETTAGLIO.$J$5:.$J$44];[DETTAGLIO.$L$5:.$L$44];[.N$5];[DETTAGLIO.$C$5:.$C$44];[.$A15])*[.$D$1]" office:value-type="float" office:value="27240" calcext:value-type="float">
            <text:p>27.240,00 </text:p>
          </table:table-cell>
          <table:table-cell table:style-name="ce74"/>
          <table:table-cell table:style-name="ce74" table:formula="of:=SUMIFS([DETTAGLIO.$J$5:.$J$44];[DETTAGLIO.$L$5:.$L$44];[.P$5];[DETTAGLIO.$C$5:.$C$44];[.$A15])*[.$D$1]" office:value-type="float" office:value="28800" calcext:value-type="float">
            <text:p>28.800,00 </text:p>
          </table:table-cell>
          <table:table-cell table:style-name="ce74" table:formula="of:=SUMIFS([DETTAGLIO.$J$5:.$J$44];[DETTAGLIO.$L$5:.$L$44];[.Q$5];[DETTAGLIO.$C$5:.$C$44];[.$A15])*[.$D$1]" office:value-type="float" office:value="14400" calcext:value-type="float">
            <text:p>14.400,00 </text:p>
          </table:table-cell>
          <table:table-cell table:style-name="ce74" table:formula="of:=SUMIFS([DETTAGLIO.$J$5:.$J$44];[DETTAGLIO.$L$5:.$L$44];[.R$5];[DETTAGLIO.$C$5:.$C$44];[.$A15])*[.$D$1]" office:value-type="float" office:value="14400" calcext:value-type="float">
            <text:p>14.400,00 </text:p>
          </table:table-cell>
          <table:table-cell table:style-name="ce73" table:formula="of:=SUM([.N15:.Q15])" office:value-type="float" office:value="70440" calcext:value-type="float">
            <text:p>70.440,00 </text:p>
          </table:table-cell>
          <table:table-cell table:number-columns-repeated="1005"/>
        </table:table-row>
        <table:table-row table:style-name="ro3">
          <table:table-cell table:style-name="ce95" office:value-type="string" calcext:value-type="string" table:number-columns-spanned="3" table:number-rows-spanned="1">
            <text:p>3. Progettazione e sviluppo software concordato con Regione Umbria per l’evoluzione del SISO</text:p>
          </table:table-cell>
          <table:covered-table-cell table:number-columns-repeated="2"/>
          <table:table-cell table:style-name="ce76" table:number-columns-repeated="5"/>
          <table:table-cell table:style-name="ce79" table:formula="of:=SUM([.I17:.I18])" office:value-type="currency" office:currency="EUR" office:value="100840" calcext:value-type="currency">
            <text:p>€100.840,00000 </text:p>
          </table:table-cell>
          <table:table-cell table:style-name="ce79" table:formula="of:=SUM([.J17:.J18])" office:value-type="currency" office:currency="EUR" office:value="75700" calcext:value-type="currency">
            <text:p>€75.700,00000 </text:p>
          </table:table-cell>
          <table:table-cell table:style-name="ce79" table:formula="of:=SUM([.K17:.K18])" office:value-type="currency" office:currency="EUR" office:value="0" calcext:value-type="currency">
            <text:p>€- </text:p>
          </table:table-cell>
          <table:table-cell table:style-name="ce78" table:formula="of:=SUM([.I16:.K16])" office:value-type="float" office:value="176540" calcext:value-type="float">
            <text:p>176.540,00 </text:p>
          </table:table-cell>
          <table:table-cell table:style-name="ce79" table:formula="of:=SUM([.M17:.M18])" office:value-type="currency" office:currency="EUR" office:value="22631" calcext:value-type="currency">
            <text:p>€22.631,00000 </text:p>
          </table:table-cell>
          <table:table-cell table:style-name="ce79" table:formula="of:=SUM([.N17:.N18])" office:value-type="currency" office:currency="EUR" office:value="78209.0033333333" calcext:value-type="currency">
            <text:p>€78.209,00333 </text:p>
          </table:table-cell>
          <table:table-cell table:style-name="ce79" table:formula="of:=SUM([.O17:.O18])" office:value-type="currency" office:currency="EUR" office:value="20029.96" calcext:value-type="currency">
            <text:p>€20.029,96000 </text:p>
          </table:table-cell>
          <table:table-cell table:style-name="ce79" table:formula="of:=SUM([.P17:.P18])" office:value-type="currency" office:currency="EUR" office:value="55670.04" calcext:value-type="currency">
            <text:p>€55.670,04000 </text:p>
          </table:table-cell>
          <table:table-cell table:style-name="ce79" table:formula="of:=SUM([.Q17:.Q18])" office:value-type="currency" office:currency="EUR" office:value="0" calcext:value-type="currency">
            <text:p>€- </text:p>
          </table:table-cell>
          <table:table-cell table:style-name="ce79" table:formula="of:=SUM([.R17:.R18])" office:value-type="currency" office:currency="EUR" office:value="0" calcext:value-type="currency">
            <text:p>€- </text:p>
          </table:table-cell>
          <table:table-cell table:style-name="ce78" table:formula="of:=SUM([.M16:.Q16])" office:value-type="float" office:value="176540.003333333" calcext:value-type="float">
            <text:p>176.540,00 </text:p>
          </table:table-cell>
          <table:table-cell table:number-columns-repeated="1005"/>
        </table:table-row>
        <table:table-row table:style-name="ro12">
          <table:table-cell table:style-name="ce67" office:value-type="string" calcext:value-type="string">
            <text:p>3A</text:p>
          </table:table-cell>
          <table:table-cell table:style-name="ce67" office:value-type="string" calcext:value-type="string">
            <text:p>ASS3,ASS2</text:p>
          </table:table-cell>
          <table:table-cell table:style-name="ce68" office:value-type="string" calcext:value-type="string">
            <text:p>Supporto specialistico, progettazione e analisi</text:p>
          </table:table-cell>
          <table:table-cell table:style-name="ce69" table:formula="of:=IF([.I17]&gt;0;&quot;x&quot;;&quot;&quot;)" office:value-type="string" office:string-value="x" calcext:value-type="string">
            <text:p>x</text:p>
          </table:table-cell>
          <table:table-cell table:style-name="ce69" table:formula="of:=IF([.J17]&gt;0;&quot;x&quot;;&quot;&quot;)" office:value-type="string" office:string-value="x" calcext:value-type="string">
            <text:p>x</text:p>
          </table:table-cell>
          <table:table-cell table:style-name="ce69" table:formula="of:=IF([.K17]&gt;0;&quot;x&quot;;&quot;&quot;)">
            <text:p/>
          </table:table-cell>
          <table:table-cell table:style-name="ce70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72" table:formula="of:=SUMIFS([DETTAGLIO.$M$5:.$M$44];[DETTAGLIO.$L$5:.$L$44];[.I$4];[DETTAGLIO.$C$5:.$C$44];[.$A17])*[.$D$1]+SUMIFS([DETTAGLIO.$M$5:.$M$44];[DETTAGLIO.$L$5:.$L$44];[.I$5];[DETTAGLIO.$C$5:.$C$44];[.$A17])*[.$D$1]" office:value-type="float" office:value="16000" calcext:value-type="float">
            <text:p>16.000,00 </text:p>
          </table:table-cell>
          <table:table-cell table:style-name="ce72" table:formula="of:=SUMIFS([DETTAGLIO.$M$5:.$M$44];[DETTAGLIO.$L$5:.$L$44];[.J$4];[DETTAGLIO.$C$5:.$C$44];[.$A17])*[.$D$1]" office:value-type="float" office:value="5100" calcext:value-type="float">
            <text:p>5.100,00 </text:p>
          </table:table-cell>
          <table:table-cell table:style-name="ce72" table:formula="of:=SUMIFS([DETTAGLIO.$M$5:.$M$44];[DETTAGLIO.$L$5:.$L$44];[.K$4];[DETTAGLIO.$C$5:.$C$44];[.$A17])*[.$D$1]+SUMIFS([DETTAGLIO.$M$5:.$M$44];[DETTAGLIO.$L$5:.$L$44];[.K$5];[DETTAGLIO.$C$5:.$C$44];[.$A17])*[.$D$1]" office:value-type="float" office:value="0" calcext:value-type="float">
            <text:p>- </text:p>
          </table:table-cell>
          <table:table-cell table:style-name="ce73" table:formula="of:=SUM([.I17:.K17])" office:value-type="float" office:value="21100" calcext:value-type="float">
            <text:p>21.100,00 </text:p>
          </table:table-cell>
          <table:table-cell table:style-name="ce74" table:formula="of:=SUMIFS([DETTAGLIO.$H$5:.$H$44];[DETTAGLIO.$L$5:.$L$44];[.M$4];[DETTAGLIO.$C$5:.$C$44];[.$A17])*[.$D$1]+SUMIFS([DETTAGLIO.$H$5:.$H$44];[DETTAGLIO.$L$5:.$L$44];[.M$5];[DETTAGLIO.$C$5:.$C$44];[.$A17])*[.$D$1]" office:value-type="float" office:value="0" calcext:value-type="float">
            <text:p>- </text:p>
          </table:table-cell>
          <table:table-cell table:style-name="ce74" table:formula="of:=SUMIFS([DETTAGLIO.$J$5:.$J$44];[DETTAGLIO.$L$5:.$L$44];[.N$4];[DETTAGLIO.$C$5:.$C$44];[.$A17])*[.$D$1]+SUMIFS([DETTAGLIO.$J$5:.$J$44];[DETTAGLIO.$L$5:.$L$44];[.N$5];[DETTAGLIO.$C$5:.$C$44];[.$A17])*[.$D$1]" office:value-type="float" office:value="16000" calcext:value-type="float">
            <text:p>16.000,00 </text:p>
          </table:table-cell>
          <table:table-cell table:style-name="ce74"/>
          <table:table-cell table:style-name="ce74" table:formula="of:=SUMIFS([DETTAGLIO.$J$5:.$J$44];[DETTAGLIO.$L$5:.$L$44];[.P$5];[DETTAGLIO.$C$5:.$C$44];[.$A17])*[.$D$1]" office:value-type="float" office:value="5100" calcext:value-type="float">
            <text:p>5.100,00 </text:p>
          </table:table-cell>
          <table:table-cell table:style-name="ce74" table:formula="of:=SUMIFS([DETTAGLIO.$J$5:.$J$44];[DETTAGLIO.$L$5:.$L$44];[.Q$5];[DETTAGLIO.$C$5:.$C$44];[.$A17])*[.$D$1]" office:value-type="float" office:value="0" calcext:value-type="float">
            <text:p>- </text:p>
          </table:table-cell>
          <table:table-cell table:style-name="ce74" table:formula="of:=SUMIFS([DETTAGLIO.$J$5:.$J$44];[DETTAGLIO.$L$5:.$L$44];[.R$5];[DETTAGLIO.$C$5:.$C$44];[.$A17])*[.$D$1]" office:value-type="float" office:value="0" calcext:value-type="float">
            <text:p>- </text:p>
          </table:table-cell>
          <table:table-cell table:style-name="ce73" table:formula="of:=SUM([.N17:.Q17])" office:value-type="float" office:value="21100" calcext:value-type="float">
            <text:p>21.100,00 </text:p>
          </table:table-cell>
          <table:table-cell table:number-columns-repeated="1005"/>
        </table:table-row>
        <table:table-row table:style-name="ro12">
          <table:table-cell table:style-name="ce67" office:value-type="string" calcext:value-type="string">
            <text:p>3B</text:p>
          </table:table-cell>
          <table:table-cell table:style-name="ce67" office:value-type="string" calcext:value-type="string">
            <text:p>MEV</text:p>
          </table:table-cell>
          <table:table-cell table:style-name="ce68" office:value-type="string" calcext:value-type="string">
            <text:p>Sviluppi evolutivi da progetto SIRPS Marche concordati con Regione Umbria</text:p>
          </table:table-cell>
          <table:table-cell table:style-name="ce69" table:formula="of:=IF([.I18]&gt;0;&quot;x&quot;;&quot;&quot;)" office:value-type="string" office:string-value="x" calcext:value-type="string">
            <text:p>x</text:p>
          </table:table-cell>
          <table:table-cell table:style-name="ce69" table:formula="of:=IF([.J18]&gt;0;&quot;x&quot;;&quot;&quot;)" office:value-type="string" office:string-value="x" calcext:value-type="string">
            <text:p>x</text:p>
          </table:table-cell>
          <table:table-cell table:style-name="ce69" table:formula="of:=IF([.K18]&gt;0;&quot;x&quot;;&quot;&quot;)">
            <text:p/>
          </table:table-cell>
          <table:table-cell table:style-name="ce70"/>
          <table:table-cell table:style-name="ce71" office:value-type="string" calcext:value-type="string">
            <text:p>x</text:p>
          </table:table-cell>
          <table:table-cell table:style-name="ce72" table:formula="of:=SUMIFS([DETTAGLIO.$M$5:.$M$44];[DETTAGLIO.$L$5:.$L$44];[.I$4];[DETTAGLIO.$C$5:.$C$44];[.$A18])*[.$D$1]+SUMIFS([DETTAGLIO.$M$5:.$M$44];[DETTAGLIO.$L$5:.$L$44];[.I$5];[DETTAGLIO.$C$5:.$C$44];[.$A18])*[.$D$1]" office:value-type="float" office:value="84840" calcext:value-type="float">
            <text:p>84.840,00 </text:p>
          </table:table-cell>
          <table:table-cell table:style-name="ce72" table:formula="of:=SUMIFS([DETTAGLIO.$M$5:.$M$44];[DETTAGLIO.$L$5:.$L$44];[.J$4];[DETTAGLIO.$C$5:.$C$44];[.$A18])*[.$D$1]" office:value-type="float" office:value="70600" calcext:value-type="float">
            <text:p>70.600,00 </text:p>
          </table:table-cell>
          <table:table-cell table:style-name="ce72" table:formula="of:=SUMIFS([DETTAGLIO.$M$5:.$M$44];[DETTAGLIO.$L$5:.$L$44];[.K$4];[DETTAGLIO.$C$5:.$C$44];[.$A18])*[.$D$1]+SUMIFS([DETTAGLIO.$M$5:.$M$44];[DETTAGLIO.$L$5:.$L$44];[.K$5];[DETTAGLIO.$C$5:.$C$44];[.$A18])*[.$D$1]" office:value-type="float" office:value="0" calcext:value-type="float">
            <text:p>- </text:p>
          </table:table-cell>
          <table:table-cell table:style-name="ce73" table:formula="of:=SUM([.I18:.K18])" office:value-type="float" office:value="155440" calcext:value-type="float">
            <text:p>155.440,00 </text:p>
          </table:table-cell>
          <table:table-cell table:style-name="ce74" table:formula="of:=SUMIFS([DETTAGLIO.$H$5:.$H$44];[DETTAGLIO.$L$5:.$L$44];[.M$4];[DETTAGLIO.$C$5:.$C$44];[.$A18])*[.$D$1]+SUMIFS([DETTAGLIO.$H$5:.$H$44];[DETTAGLIO.$L$5:.$L$44];[.M$5];[DETTAGLIO.$C$5:.$C$44];[.$A18])*[.$D$1]" office:value-type="float" office:value="22631" calcext:value-type="float">
            <text:p>22.631,00 </text:p>
          </table:table-cell>
          <table:table-cell table:style-name="ce74" table:formula="of:=SUMIFS([DETTAGLIO.$J$5:.$J$44];[DETTAGLIO.$L$5:.$L$44];[.N$4];[DETTAGLIO.$C$5:.$C$44];[.$A18])*[.$D$1]+SUMIFS([DETTAGLIO.$J$5:.$J$44];[DETTAGLIO.$L$5:.$L$44];[.N$5];[DETTAGLIO.$C$5:.$C$44];[.$A18])*[.$D$1]" office:value-type="float" office:value="62209.0033333333" calcext:value-type="float">
            <text:p>62.209,00 </text:p>
          </table:table-cell>
          <table:table-cell table:style-name="ce74" table:formula="of:=SUMIFS([DETTAGLIO.$H$5:.$H$44];[DETTAGLIO.$L$5:.$L$44];[.O$4];[DETTAGLIO.$C$5:.$C$44];[.$A18])*[.$D$1]+SUMIFS([DETTAGLIO.$H$5:.$H$44];[DETTAGLIO.$L$5:.$L$44];[.O$5];[DETTAGLIO.$C$5:.$C$44];[.$A18])*[.$D$1]" office:value-type="float" office:value="20029.96" calcext:value-type="float">
            <text:p>20.029,96 </text:p>
          </table:table-cell>
          <table:table-cell table:style-name="ce74" table:formula="of:=SUMIFS([DETTAGLIO.$J$5:.$J$44];[DETTAGLIO.$L$5:.$L$44];[.P$5];[DETTAGLIO.$C$5:.$C$44];[.$A18])*[.$D$1]" office:value-type="float" office:value="50570.04" calcext:value-type="float">
            <text:p>50.570,04 </text:p>
          </table:table-cell>
          <table:table-cell table:style-name="ce74" table:formula="of:=SUMIFS([DETTAGLIO.$J$5:.$J$44];[DETTAGLIO.$L$5:.$L$44];[.Q$5];[DETTAGLIO.$C$5:.$C$44];[.$A18])*[.$D$1]" office:value-type="float" office:value="0" calcext:value-type="float">
            <text:p>- </text:p>
          </table:table-cell>
          <table:table-cell table:style-name="ce74" table:formula="of:=SUMIFS([DETTAGLIO.$J$5:.$J$44];[DETTAGLIO.$L$5:.$L$44];[.R$5];[DETTAGLIO.$C$5:.$C$44];[.$A18])*[.$D$1]" office:value-type="float" office:value="0" calcext:value-type="float">
            <text:p>- </text:p>
          </table:table-cell>
          <table:table-cell table:style-name="ce73" table:formula="of:=SUM([.M18:.Q18])" office:value-type="float" office:value="155440.003333333" calcext:value-type="float">
            <text:p>155.440,00 </text:p>
          </table:table-cell>
          <table:table-cell table:number-columns-repeated="1005"/>
        </table:table-row>
        <table:table-row table:style-name="ro3">
          <table:table-cell table:style-name="ce81" table:number-columns-repeated="2"/>
          <table:table-cell table:style-name="ce82"/>
          <table:table-cell table:style-name="ce81"/>
          <table:table-cell table:style-name="ce83"/>
          <table:table-cell table:style-name="ce81" table:number-columns-repeated="6"/>
          <table:table-cell table:style-name="ce84" table:number-columns-repeated="2"/>
          <table:table-cell table:style-name="ce255" table:formula="of:=[.N6]+[.N10]+[.N16]" office:value-type="currency" office:currency="EUR" office:value="182809.003333333" calcext:value-type="currency">
            <text:p>182.809,00 €</text:p>
          </table:table-cell>
          <table:table-cell table:style-name="ce255"/>
          <table:table-cell table:style-name="ce81" table:number-columns-repeated="3"/>
          <table:table-cell table:style-name="ce84"/>
          <table:table-cell table:number-columns-repeated="1005"/>
        </table:table-row>
        <table:table-row table:style-name="ro3">
          <table:table-cell table:style-name="ce85" office:value-type="string" calcext:value-type="string">
            <text:p>TOTALE</text:p>
          </table:table-cell>
          <table:table-cell table:style-name="ce85" table:number-columns-repeated="6"/>
          <table:table-cell table:style-name="ce86"/>
          <table:table-cell table:style-name="ce87" table:formula="of:=SUM([.I7:.I9];[.I11:.I15];[.I17:.I18])" office:value-type="float" office:value="205440" calcext:value-type="float">
            <text:p>205.440,00 </text:p>
          </table:table-cell>
          <table:table-cell table:style-name="ce87" table:formula="of:=SUM([.J7:.J9];[.J11:.J15];[.J17:.J18])" office:value-type="float" office:value="128000" calcext:value-type="float">
            <text:p>128.000,00 </text:p>
          </table:table-cell>
          <table:table-cell table:style-name="ce87" table:formula="of:=SUM([.K7:.K9];[.K11:.K15];[.K17:.K18])" office:value-type="float" office:value="26240" calcext:value-type="float">
            <text:p>26.240,00 </text:p>
          </table:table-cell>
          <table:table-cell table:style-name="ce88" table:formula="of:=SUM([.I20:.K20])" office:value-type="float" office:value="359680" calcext:value-type="float">
            <text:p>359.680,00 </text:p>
          </table:table-cell>
          <table:table-cell table:style-name="ce96" table:formula="of:=SUM([.M7:.M9];[.M11:.M15];[.M17:.M18])+SUM([.N7:.N9];[.N11:.N15];[.N17:.N18])" office:value-type="float" office:value="205440.003333333" calcext:value-type="float" table:number-columns-spanned="2" table:number-rows-spanned="1">
            <text:p>205.440,00 </text:p>
          </table:table-cell>
          <table:covered-table-cell/>
          <table:table-cell table:style-name="ce87" table:formula="of:=SUM([.O7:.O9];[.O11:.O15];[.O17:.O18])" office:value-type="float" office:value="20029.96" calcext:value-type="float">
            <text:p>20.029,96 </text:p>
          </table:table-cell>
          <table:table-cell table:style-name="ce87" table:formula="of:=SUM([.P7:.P9];[.P11:.P15];[.P17:.P18])" office:value-type="float" office:value="107970.04" calcext:value-type="float">
            <text:p>107.970,04 </text:p>
          </table:table-cell>
          <table:table-cell table:style-name="ce87" table:formula="of:=SUM([.Q7:.Q9];[.Q11:.Q15];[.Q17:.Q18])" office:value-type="float" office:value="26240" calcext:value-type="float">
            <text:p>26.240,00 </text:p>
          </table:table-cell>
          <table:table-cell table:style-name="ce87" table:formula="of:=SUM([.R7:.R9];[.R11:.R15];[.R17:.R18])" office:value-type="float" office:value="26240" calcext:value-type="float">
            <text:p>26.240,00 </text:p>
          </table:table-cell>
          <table:table-cell table:style-name="ce88" table:formula="of:=[.M20]+[.P20]+[.Q20]+[.O20]" office:value-type="float" office:value="359680.003333333" calcext:value-type="float">
            <text:p>359.680,00 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400" table:number-columns-repeated="11"/>
          <table:table-cell table:number-columns-repeated="1011"/>
        </table:table-row>
        <table:table-row table:style-name="ro3">
          <table:table-cell table:number-columns-repeated="2"/>
          <table:table-cell table:style-name="ce400" table:number-columns-repeated="11"/>
          <table:table-cell table:style-name="ce254" table:number-columns-repeated="2"/>
          <table:table-cell table:number-columns-repeated="1009"/>
        </table:table-row>
        <table:table-row table:style-name="ro7">
          <table:table-cell table:number-columns-repeated="2"/>
          <table:table-cell table:style-name="ce400" table:number-columns-repeated="10"/>
          <table:table-cell table:style-name="ce338"/>
          <table:table-cell table:style-name="ce254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ce400" table:number-columns-repeated="6"/>
          <table:table-cell table:style-name="ce175" table:number-columns-repeated="2"/>
          <table:table-cell table:style-name="ce400" table:number-columns-repeated="2"/>
          <table:table-cell table:style-name="ce338"/>
          <table:table-cell table:number-columns-repeated="1011"/>
        </table:table-row>
        <table:table-row table:style-name="ro3">
          <table:table-cell table:number-columns-repeated="2"/>
          <table:table-cell table:style-name="ce400" table:number-columns-repeated="6"/>
          <table:table-cell table:style-name="ce175"/>
          <table:table-cell table:style-name="ce400" table:number-columns-repeated="3"/>
          <table:table-cell table:style-name="ce338"/>
          <table:table-cell table:number-columns-repeated="1011"/>
        </table:table-row>
        <table:table-row table:style-name="ro3" table:number-rows-repeated="3">
          <table:table-cell table:number-columns-repeated="8"/>
          <table:table-cell table:style-name="ce56"/>
          <table:table-cell table:number-columns-repeated="3"/>
          <table:table-cell table:style-name="ce339"/>
          <table:table-cell table:number-columns-repeated="1011"/>
        </table:table-row>
        <table:table-row table:style-name="ro3" table:number-rows-repeated="2">
          <table:table-cell table:number-columns-repeated="8"/>
          <table:table-cell table:style-name="ce56"/>
          <table:table-cell table:number-columns-repeated="1015"/>
        </table:table-row>
        <table:table-row table:style-name="ro3">
          <table:table-cell table:number-columns-repeated="8"/>
          <table:table-cell table:style-name="ce89"/>
          <table:table-cell table:number-columns-repeated="1015"/>
        </table:table-row>
        <table:table-row table:style-name="ro3" table:number-rows-repeated="68">
          <table:table-cell table:number-columns-repeated="8"/>
          <table:table-cell table:style-name="ce56"/>
          <table:table-cell table:number-columns-repeated="1015"/>
        </table:table-row>
        <table:table-row table:style-name="ro3" table:number-rows-repeated="873">
          <table:table-cell table:number-columns-repeated="1024"/>
        </table:table-row>
        <table:table-row table:style-name="ro6" table:number-rows-repeated="1047578">
          <table:table-cell table:number-columns-repeated="1024"/>
        </table:table-row>
        <table:table-row table:style-name="ro10" table:number-rows-repeated="2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WORKLOG" table:style-name="ta5">
        <office:forms form:automatic-focus="false" form:apply-design-mode="false"/>
        <table:table-column table:style-name="co27" table:default-cell-style-name="ce192"/>
        <table:table-column table:style-name="co28" table:default-cell-style-name="ce400"/>
        <table:table-column table:style-name="co29" table:default-cell-style-name="ce400"/>
        <table:table-column table:style-name="co30" table:default-cell-style-name="ce400"/>
        <table:table-column table:style-name="co31" table:default-cell-style-name="ce400"/>
        <table:table-column table:style-name="co32" table:default-cell-style-name="ce400"/>
        <table:table-column table:style-name="co33" table:default-cell-style-name="ce400"/>
        <table:table-column table:style-name="co34" table:default-cell-style-name="ce400"/>
        <table:table-column table:style-name="co35" table:default-cell-style-name="ce198"/>
        <table:table-column table:style-name="co36" table:default-cell-style-name="ce102"/>
        <table:table-column table:style-name="co38" table:default-cell-style-name="ce400"/>
        <table:table-column table:style-name="co39" table:default-cell-style-name="ce400"/>
        <table:table-column table:style-name="co40" table:default-cell-style-name="ce400"/>
        <table:table-column table:style-name="co9" table:number-columns-repeated="1011" table:default-cell-style-name="ce400"/>
        <table:table-row table:style-name="ro7">
          <table:table-cell table:style-name="ce190" office:value-type="string" calcext:value-type="string">
            <text:p>TRASCOD</text:p>
          </table:table-cell>
          <table:table-cell table:style-name="ce195" office:value-type="string" calcext:value-type="string">
            <text:p>Data</text:p>
          </table:table-cell>
          <table:table-cell table:style-name="ce195" office:value-type="string" calcext:value-type="string">
            <text:p>Codice</text:p>
          </table:table-cell>
          <table:table-cell table:style-name="ce195" office:value-type="string" calcext:value-type="string">
            <text:p>Stato</text:p>
          </table:table-cell>
          <table:table-cell table:style-name="ce195" office:value-type="string" calcext:value-type="string">
            <text:p>Assegnazione</text:p>
          </table:table-cell>
          <table:table-cell table:style-name="ce195" office:value-type="string" calcext:value-type="string">
            <text:p>Assegnatario</text:p>
          </table:table-cell>
          <table:table-cell table:style-name="ce195" office:value-type="string" calcext:value-type="string">
            <text:p>Issue</text:p>
          </table:table-cell>
          <table:table-cell table:style-name="ce195" office:value-type="string" calcext:value-type="string">
            <text:p>Azione</text:p>
          </table:table-cell>
          <table:table-cell table:style-name="ce202" office:value-type="string" calcext:value-type="string">
            <text:p>Dur.</text:p>
          </table:table-cell>
          <table:table-cell table:style-name="ce205" office:value-type="string" calcext:value-type="string">
            <text:p>CAUSALI_DI_LAVORO</text:p>
          </table:table-cell>
          <table:table-cell table:style-name="ce84" office:value-type="string" calcext:value-type="string">
            <text:p>CAUSALI_DI_LAVORO</text:p>
          </table:table-cell>
          <table:table-cell office:value-type="string" calcext:value-type="string">
            <text:p>fattore correttivo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6-10T17:02:59.26" calcext:value-type="date">
            <text:p>10/06/2019</text:p>
          </table:table-cell>
          <table:table-cell table:style-name="ce213" office:value-type="string" calcext:value-type="string">
            <text:p>1A-CE</text:p>
          </table:table-cell>
          <table:table-cell table:style-name="ce213"/>
          <table:table-cell table:style-name="ce213" office:value-type="string" calcext:value-type="string">
            <text:p>Contratti Estern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6-11T17:03:16.15" calcext:value-type="date">
            <text:p>11/06/2019</text:p>
          </table:table-cell>
          <table:table-cell table:style-name="ce213" office:value-type="string" calcext:value-type="string">
            <text:p>1A-CE</text:p>
          </table:table-cell>
          <table:table-cell table:style-name="ce213"/>
          <table:table-cell table:style-name="ce213" office:value-type="string" calcext:value-type="string">
            <text:p>Contratti Estern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6-12T17:03:22.66" calcext:value-type="date">
            <text:p>12/06/2019</text:p>
          </table:table-cell>
          <table:table-cell table:style-name="ce213" office:value-type="string" calcext:value-type="string">
            <text:p>1A-CE</text:p>
          </table:table-cell>
          <table:table-cell table:style-name="ce213"/>
          <table:table-cell table:style-name="ce213" office:value-type="string" calcext:value-type="string">
            <text:p>Contratti Estern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6-13T17:03:46.06" calcext:value-type="date">
            <text:p>13/06/2019</text:p>
          </table:table-cell>
          <table:table-cell table:style-name="ce213" office:value-type="string" calcext:value-type="string">
            <text:p>1A-CE</text:p>
          </table:table-cell>
          <table:table-cell table:style-name="ce213"/>
          <table:table-cell table:style-name="ce213" office:value-type="string" calcext:value-type="string">
            <text:p>Contratti Estern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8-02T14:29:40.06" calcext:value-type="date">
            <text:p>02/08/2019</text:p>
          </table:table-cell>
          <table:table-cell table:style-name="ce213" office:value-type="string" calcext:value-type="string">
            <text:p>1A-CE</text:p>
          </table:table-cell>
          <table:table-cell table:style-name="ce213"/>
          <table:table-cell table:style-name="ce213" office:value-type="string" calcext:value-type="string">
            <text:p>Contratti Estern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9-09T14:31:02.39" calcext:value-type="date">
            <text:p>09/09/2019</text:p>
          </table:table-cell>
          <table:table-cell table:style-name="ce213" office:value-type="string" calcext:value-type="string">
            <text:p>1A-CE</text:p>
          </table:table-cell>
          <table:table-cell table:style-name="ce213"/>
          <table:table-cell table:style-name="ce213" office:value-type="string" calcext:value-type="string">
            <text:p>Contratti Estern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1-22T16:23:31.65" calcext:value-type="date">
            <text:p>22/11/2018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7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1-23T16:26:40.23" calcext:value-type="date">
            <text:p>23/11/2018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1-27T12:27:07.44" calcext:value-type="date">
            <text:p>27/11/2018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2-05T15:19:52.64" calcext:value-type="date">
            <text:p>05/02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2-25T15:53:20.29" calcext:value-type="date">
            <text:p>25/02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3-05T16:07:40.99" calcext:value-type="date">
            <text:p>05/03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3-06T16:07:57.65" calcext:value-type="date">
            <text:p>06/03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4-17T16:08:54.3" calcext:value-type="date">
            <text:p>17/04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4-18T16:09:10.32" calcext:value-type="date">
            <text:p>18/04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5-22T13:25:34.9" calcext:value-type="date">
            <text:p>22/05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5-23T13:25:43.72" calcext:value-type="date">
            <text:p>23/05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6-14T17:09:28.94" calcext:value-type="date">
            <text:p>14/06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6-17T17:10:44.33" calcext:value-type="date">
            <text:p>17/06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6-18T17:11:04.86" calcext:value-type="date">
            <text:p>18/06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8-05T10:26:23.36" calcext:value-type="date">
            <text:p>05/08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8-05T10:27:28.99" calcext:value-type="date">
            <text:p>05/08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8-05T10:28:40.56" calcext:value-type="date">
            <text:p>05/08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8-07T13:26:39.96" calcext:value-type="date">
            <text:p>07/08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8-07T15:45:31.16" calcext:value-type="date">
            <text:p>07/08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8-08T13:26:49.6" calcext:value-type="date">
            <text:p>08/08/2019</text:p>
          </table:table-cell>
          <table:table-cell table:style-name="ce213" office:value-type="string" calcext:value-type="string">
            <text:p>1A-PE</text:p>
          </table:table-cell>
          <table:table-cell table:style-name="ce213"/>
          <table:table-cell table:style-name="ce213" office:value-type="string" calcext:value-type="string">
            <text:p>Piano Esecu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0-10T16:15:29.14" calcext:value-type="date">
            <text:p>10/10/2018</text:p>
          </table:table-cell>
          <table:table-cell table:style-name="ce213" office:value-type="string" calcext:value-type="string">
            <text:p>1A-PO</text:p>
          </table:table-cell>
          <table:table-cell table:style-name="ce213"/>
          <table:table-cell table:style-name="ce213" office:value-type="string" calcext:value-type="string">
            <text:p>Piano Oper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7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0-22T16:17:51.2" calcext:value-type="date">
            <text:p>22/10/2018</text:p>
          </table:table-cell>
          <table:table-cell table:style-name="ce213" office:value-type="string" calcext:value-type="string">
            <text:p>1A-PO</text:p>
          </table:table-cell>
          <table:table-cell table:style-name="ce213"/>
          <table:table-cell table:style-name="ce213" office:value-type="string" calcext:value-type="string">
            <text:p>Piano Oper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7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0-23T16:19:24.58" calcext:value-type="date">
            <text:p>23/10/2018</text:p>
          </table:table-cell>
          <table:table-cell table:style-name="ce213" office:value-type="string" calcext:value-type="string">
            <text:p>1A-PO</text:p>
          </table:table-cell>
          <table:table-cell table:style-name="ce213"/>
          <table:table-cell table:style-name="ce213" office:value-type="string" calcext:value-type="string">
            <text:p>Piano Oper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0-24T16:20:22.63" calcext:value-type="date">
            <text:p>24/10/2018</text:p>
          </table:table-cell>
          <table:table-cell table:style-name="ce213" office:value-type="string" calcext:value-type="string">
            <text:p>1A-PO</text:p>
          </table:table-cell>
          <table:table-cell table:style-name="ce213"/>
          <table:table-cell table:style-name="ce213" office:value-type="string" calcext:value-type="string">
            <text:p>Piano Oper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0-25T16:32:06.37" calcext:value-type="date">
            <text:p>25/10/2018</text:p>
          </table:table-cell>
          <table:table-cell table:style-name="ce213" office:value-type="string" calcext:value-type="string">
            <text:p>1A-PO</text:p>
          </table:table-cell>
          <table:table-cell table:style-name="ce213"/>
          <table:table-cell table:style-name="ce213" office:value-type="string" calcext:value-type="string">
            <text:p>Piano Oper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7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1-15T15:05:20.35" calcext:value-type="date">
            <text:p>15/11/2018</text:p>
          </table:table-cell>
          <table:table-cell table:style-name="ce213" office:value-type="string" calcext:value-type="string">
            <text:p>1A-PO</text:p>
          </table:table-cell>
          <table:table-cell table:style-name="ce213"/>
          <table:table-cell table:style-name="ce213" office:value-type="string" calcext:value-type="string">
            <text:p>Piano Oper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1-21T15:06:15.11" calcext:value-type="date">
            <text:p>21/11/2018</text:p>
          </table:table-cell>
          <table:table-cell table:style-name="ce213" office:value-type="string" calcext:value-type="string">
            <text:p>1A-PO</text:p>
          </table:table-cell>
          <table:table-cell table:style-name="ce213"/>
          <table:table-cell table:style-name="ce213" office:value-type="string" calcext:value-type="string">
            <text:p>Piano Oper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2-12T15:27:37.88" calcext:value-type="date">
            <text:p>12/12/2018</text:p>
          </table:table-cell>
          <table:table-cell table:style-name="ce213" office:value-type="string" calcext:value-type="string">
            <text:p>1A-PO</text:p>
          </table:table-cell>
          <table:table-cell table:style-name="ce213"/>
          <table:table-cell table:style-name="ce213" office:value-type="string" calcext:value-type="string">
            <text:p>Piano Oper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2-13T15:26:29.57" calcext:value-type="date">
            <text:p>13/12/2018</text:p>
          </table:table-cell>
          <table:table-cell table:style-name="ce213" office:value-type="string" calcext:value-type="string">
            <text:p>1A-PO</text:p>
          </table:table-cell>
          <table:table-cell table:style-name="ce213"/>
          <table:table-cell table:style-name="ce213" office:value-type="string" calcext:value-type="string">
            <text:p>Piano Oper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8-01T17:27:35.22" calcext:value-type="date">
            <text:p>01/08/2019</text:p>
          </table:table-cell>
          <table:table-cell table:style-name="ce213" office:value-type="string" calcext:value-type="string">
            <text:p>1A-PO</text:p>
          </table:table-cell>
          <table:table-cell table:style-name="ce213"/>
          <table:table-cell table:style-name="ce213" office:value-type="string" calcext:value-type="string">
            <text:p>Piano Oper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8-02T17:27:48.93" calcext:value-type="date">
            <text:p>02/08/2019</text:p>
          </table:table-cell>
          <table:table-cell table:style-name="ce213" office:value-type="string" calcext:value-type="string">
            <text:p>1A-PO</text:p>
          </table:table-cell>
          <table:table-cell table:style-name="ce213"/>
          <table:table-cell table:style-name="ce213" office:value-type="string" calcext:value-type="string">
            <text:p>Piano Oper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2-13T11:26:37.2" calcext:value-type="date">
            <text:p>13/02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341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3-27T17:41:55.53" calcext:value-type="date">
            <text:p>27/03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4-01T17:36:57.21" calcext:value-type="date">
            <text:p>01/04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4-02T13:25:45.71" calcext:value-type="date">
            <text:p>02/04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4-23T09:50:14.88" calcext:value-type="date">
            <text:p>23/04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5-09T14:13:13.26" calcext:value-type="date">
            <text:p>09/05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5-10T14:19:06.84" calcext:value-type="date">
            <text:p>10/05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6-07T15:40:20.16" calcext:value-type="date">
            <text:p>07/06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6-27T15:52:14.81" calcext:value-type="date">
            <text:p>27/06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7-12T14:50:06.08" calcext:value-type="date">
            <text:p>12/07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7-29T15:46:03.86" calcext:value-type="date">
            <text:p>29/07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8-27T15:45:10.85" calcext:value-type="date">
            <text:p>27/08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9-06T13:25:07.13" calcext:value-type="date">
            <text:p>06/09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9-09T14:12:15.79" calcext:value-type="date">
            <text:p>09/09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9-09T15:06:24.24" calcext:value-type="date">
            <text:p>09/09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9-10T10:12:33.46" calcext:value-type="date">
            <text:p>10/09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9-11T10:21:01.25" calcext:value-type="date">
            <text:p>11/09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0-11T09:15:12.01" calcext:value-type="date">
            <text:p>11/10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0-14T09:14:48.95" calcext:value-type="date">
            <text:p>14/10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0-28T13:11:57.61" calcext:value-type="date">
            <text:p>28/10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0-29T09:08:25.12" calcext:value-type="date">
            <text:p>29/10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0-29T13:12:32.52" calcext:value-type="date">
            <text:p>29/10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0-31T13:13:06.09" calcext:value-type="date">
            <text:p>31/10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1-05T13:15:52.75" calcext:value-type="date">
            <text:p>05/11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1-12T09:06:46.14" calcext:value-type="date">
            <text:p>12/11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1-12T10:08:47.85" calcext:value-type="date">
            <text:p>12/11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1-13T12:53:35.59" calcext:value-type="date">
            <text:p>13/11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1-14T12:54:11.96" calcext:value-type="date">
            <text:p>14/11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1-15T12:54:36.82" calcext:value-type="date">
            <text:p>15/11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2-02T13:22:27.15" calcext:value-type="date">
            <text:p>02/12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2-11T17:28:27.5" calcext:value-type="date">
            <text:p>11/12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2-12T17:30:12.8" calcext:value-type="date">
            <text:p>12/12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2-16T09:09:21.43" calcext:value-type="date">
            <text:p>16/12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2-17T17:37:31.66" calcext:value-type="date">
            <text:p>17/12/2019</text:p>
          </table:table-cell>
          <table:table-cell table:style-name="ce213" office:value-type="string" calcext:value-type="string">
            <text:p>1A-R</text:p>
          </table:table-cell>
          <table:table-cell table:style-name="ce213"/>
          <table:table-cell table:style-name="ce213" office:value-type="string" calcext:value-type="string">
            <text:p>Rendicontazion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8-11-21T16:22:08.41" calcext:value-type="date">
            <text:p>21/11/2018</text:p>
          </table:table-cell>
          <table:table-cell table:style-name="ce213" office:value-type="string" calcext:value-type="string">
            <text:p>1A-SAL</text:p>
          </table:table-cell>
          <table:table-cell table:style-name="ce213"/>
          <table:table-cell table:style-name="ce213" office:value-type="string" calcext:value-type="string">
            <text:p>SAL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9-09T09:18:45.01" calcext:value-type="date">
            <text:p>09/09/2019</text:p>
          </table:table-cell>
          <table:table-cell table:style-name="ce213" office:value-type="string" calcext:value-type="string">
            <text:p>1A-SAL</text:p>
          </table:table-cell>
          <table:table-cell table:style-name="ce213"/>
          <table:table-cell table:style-name="ce213" office:value-type="string" calcext:value-type="string">
            <text:p>SAL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09-23T09:28:48.44" calcext:value-type="date">
            <text:p>23/09/2019</text:p>
          </table:table-cell>
          <table:table-cell table:style-name="ce213" office:value-type="string" calcext:value-type="string">
            <text:p>1A-SAL</text:p>
          </table:table-cell>
          <table:table-cell table:style-name="ce213"/>
          <table:table-cell table:style-name="ce213" office:value-type="string" calcext:value-type="string">
            <text:p>SAL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19-10-21T09:20:27.52" calcext:value-type="date">
            <text:p>21/10/2019</text:p>
          </table:table-cell>
          <table:table-cell table:style-name="ce213" office:value-type="string" calcext:value-type="string">
            <text:p>1A-SAL</text:p>
          </table:table-cell>
          <table:table-cell table:style-name="ce213"/>
          <table:table-cell table:style-name="ce213" office:value-type="string" calcext:value-type="string">
            <text:p>SAL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5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B</text:p>
          </table:table-cell>
          <table:table-cell table:style-name="ce208" office:value-type="date" office:date-value="2018-09-17T16:11:44.37" calcext:value-type="date">
            <text:p>17/09/2018</text:p>
          </table:table-cell>
          <table:table-cell table:style-name="ce213" office:value-type="string" calcext:value-type="string">
            <text:p>1B-PF</text:p>
          </table:table-cell>
          <table:table-cell table:style-name="ce213"/>
          <table:table-cell table:style-name="ce213" office:value-type="string" calcext:value-type="string">
            <text:p>Progetto Form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B</text:p>
          </table:table-cell>
          <table:table-cell table:style-name="ce208" office:value-type="date" office:date-value="2018-09-18T16:12:37.88" calcext:value-type="date">
            <text:p>18/09/2018</text:p>
          </table:table-cell>
          <table:table-cell table:style-name="ce213" office:value-type="string" calcext:value-type="string">
            <text:p>1B-PF</text:p>
          </table:table-cell>
          <table:table-cell table:style-name="ce213"/>
          <table:table-cell table:style-name="ce213" office:value-type="string" calcext:value-type="string">
            <text:p>Progetto Form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B</text:p>
          </table:table-cell>
          <table:table-cell table:style-name="ce208" office:value-type="date" office:date-value="2019-01-14T17:48:04.73" calcext:value-type="date">
            <text:p>14/01/2019</text:p>
          </table:table-cell>
          <table:table-cell table:style-name="ce213" office:value-type="string" calcext:value-type="string">
            <text:p>1B-PF</text:p>
          </table:table-cell>
          <table:table-cell table:style-name="ce213"/>
          <table:table-cell table:style-name="ce213" office:value-type="string" calcext:value-type="string">
            <text:p>Progetto Form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B</text:p>
          </table:table-cell>
          <table:table-cell table:style-name="ce208" office:value-type="date" office:date-value="2019-03-04T17:47:38.21" calcext:value-type="date">
            <text:p>04/03/2019</text:p>
          </table:table-cell>
          <table:table-cell table:style-name="ce213" office:value-type="string" calcext:value-type="string">
            <text:p>1B-PF</text:p>
          </table:table-cell>
          <table:table-cell table:style-name="ce213"/>
          <table:table-cell table:style-name="ce213" office:value-type="string" calcext:value-type="string">
            <text:p>Progetto Form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B</text:p>
          </table:table-cell>
          <table:table-cell table:style-name="ce208" office:value-type="date" office:date-value="2018-12-10T11:22:41.39" calcext:value-type="date">
            <text:p>10/12/2018</text:p>
          </table:table-cell>
          <table:table-cell table:style-name="ce213" office:value-type="string" calcext:value-type="string">
            <text:p>1B-SD</text:p>
          </table:table-cell>
          <table:table-cell table:style-name="ce213"/>
          <table:table-cell table:style-name="ce213" office:value-type="string" calcext:value-type="string">
            <text:p>Creazione Service Desk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B</text:p>
          </table:table-cell>
          <table:table-cell table:style-name="ce208" office:value-type="date" office:date-value="2019-04-08T16:09:05.04" calcext:value-type="date">
            <text:p>08/04/2019</text:p>
          </table:table-cell>
          <table:table-cell table:style-name="ce213" office:value-type="string" calcext:value-type="string">
            <text:p>1B-SD</text:p>
          </table:table-cell>
          <table:table-cell table:style-name="ce213"/>
          <table:table-cell table:style-name="ce213" office:value-type="string" calcext:value-type="string">
            <text:p>Creazione Service Desk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B</text:p>
          </table:table-cell>
          <table:table-cell table:style-name="ce208" office:value-type="date" office:date-value="2019-04-09T16:10:17.33" calcext:value-type="date">
            <text:p>09/04/2019</text:p>
          </table:table-cell>
          <table:table-cell table:style-name="ce213" office:value-type="string" calcext:value-type="string">
            <text:p>1B-SD</text:p>
          </table:table-cell>
          <table:table-cell table:style-name="ce213"/>
          <table:table-cell table:style-name="ce213" office:value-type="string" calcext:value-type="string">
            <text:p>Creazione Service Desk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B</text:p>
          </table:table-cell>
          <table:table-cell table:style-name="ce208" office:value-type="date" office:date-value="2019-04-10T16:11:36.13" calcext:value-type="date">
            <text:p>10/04/2019</text:p>
          </table:table-cell>
          <table:table-cell table:style-name="ce213" office:value-type="string" calcext:value-type="string">
            <text:p>1B-SD</text:p>
          </table:table-cell>
          <table:table-cell table:style-name="ce213"/>
          <table:table-cell table:style-name="ce213" office:value-type="string" calcext:value-type="string">
            <text:p>Creazione Service Desk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8-10-15T10:42:15.33" calcext:value-type="date">
            <text:p>15/10/2018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8-10-24T15:41:51.05" calcext:value-type="date">
            <text:p>24/10/2018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8-10-26T15:42:19.96" calcext:value-type="date">
            <text:p>26/10/2018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8-11-28T16:40:44.32" calcext:value-type="date">
            <text:p>28/11/2018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8-12-06T10:50:25.41" calcext:value-type="date">
            <text:p>06/12/2018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1-10T08:15:42.02" calcext:value-type="date">
            <text:p>10/01/2019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1-30T08:13:27.96" calcext:value-type="date">
            <text:p>30/01/2019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3-19T08:17:59.29" calcext:value-type="date">
            <text:p>19/03/2019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3-20T08:18:30.85" calcext:value-type="date">
            <text:p>20/03/2019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4-02T08:19:48.21" calcext:value-type="date">
            <text:p>02/04/2019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5-15T09:26:14.75" calcext:value-type="date">
            <text:p>15/05/2019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5-16T09:27:02.81" calcext:value-type="date">
            <text:p>16/05/2019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5-20T09:28:18.94" calcext:value-type="date">
            <text:p>20/05/2019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5-21T09:29:05.19" calcext:value-type="date">
            <text:p>21/05/2019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5-24T09:29:54.26" calcext:value-type="date">
            <text:p>24/05/2019</text:p>
          </table:table-cell>
          <table:table-cell table:style-name="ce213" office:value-type="string" calcext:value-type="string">
            <text:p>1C-CAP</text:p>
          </table:table-cell>
          <table:table-cell table:style-name="ce213"/>
          <table:table-cell table:style-name="ce213" office:value-type="string" calcext:value-type="string">
            <text:p>Configurazione Ambiente Piattaform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1-28T11:53:00.4" calcext:value-type="date">
            <text:p>28/01/2019</text:p>
          </table:table-cell>
          <table:table-cell table:style-name="ce213" office:value-type="string" calcext:value-type="string">
            <text:p>1C-PA</text:p>
          </table:table-cell>
          <table:table-cell table:style-name="ce213"/>
          <table:table-cell table:style-name="ce213" office:value-type="string" calcext:value-type="string">
            <text:p>Parametrizzazion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2-28T11:55:37.44" calcext:value-type="date">
            <text:p>28/02/2019</text:p>
          </table:table-cell>
          <table:table-cell table:style-name="ce213" office:value-type="string" calcext:value-type="string">
            <text:p>1C-PA</text:p>
          </table:table-cell>
          <table:table-cell table:style-name="ce213"/>
          <table:table-cell table:style-name="ce213" office:value-type="string" calcext:value-type="string">
            <text:p>Parametrizzazion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4-23T12:07:45.5" calcext:value-type="date">
            <text:p>23/04/2019</text:p>
          </table:table-cell>
          <table:table-cell table:style-name="ce213" office:value-type="string" calcext:value-type="string">
            <text:p>1C-PA</text:p>
          </table:table-cell>
          <table:table-cell table:style-name="ce213"/>
          <table:table-cell table:style-name="ce213" office:value-type="string" calcext:value-type="string">
            <text:p>Parametrizzazion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4-29T12:08:45.85" calcext:value-type="date">
            <text:p>29/04/2019</text:p>
          </table:table-cell>
          <table:table-cell table:style-name="ce213" office:value-type="string" calcext:value-type="string">
            <text:p>1C-PA</text:p>
          </table:table-cell>
          <table:table-cell table:style-name="ce213"/>
          <table:table-cell table:style-name="ce213" office:value-type="string" calcext:value-type="string">
            <text:p>Parametrizzazion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C</text:p>
          </table:table-cell>
          <table:table-cell table:style-name="ce208" office:value-type="date" office:date-value="2019-06-03T12:10:27.15" calcext:value-type="date">
            <text:p>03/06/2019</text:p>
          </table:table-cell>
          <table:table-cell table:style-name="ce213" office:value-type="string" calcext:value-type="string">
            <text:p>1C-PA</text:p>
          </table:table-cell>
          <table:table-cell table:style-name="ce213"/>
          <table:table-cell table:style-name="ce213" office:value-type="string" calcext:value-type="string">
            <text:p>Parametrizzazion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02T14:48:38.41" calcext:value-type="date">
            <text:p>02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03T14:52:45.4" calcext:value-type="date">
            <text:p>03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04T14:53:20.9" calcext:value-type="date">
            <text:p>04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10T11:05:25.32" calcext:value-type="date">
            <text:p>10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11T11:11:15.5" calcext:value-type="date">
            <text:p>11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16T00:20:28.37" calcext:value-type="date">
            <text:p>16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16T14:55:10.59" calcext:value-type="date">
            <text:p>16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17T00:21:01.14" calcext:value-type="date">
            <text:p>17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17T14:55:26.19" calcext:value-type="date">
            <text:p>17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17T14:55:45.53" calcext:value-type="date">
            <text:p>17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23T14:56:32.19" calcext:value-type="date">
            <text:p>23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23T16:27:09.95" calcext:value-type="date">
            <text:p>23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24T00:21:34.19" calcext:value-type="date">
            <text:p>24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24T14:56:04.63" calcext:value-type="date">
            <text:p>24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24T14:57:11.72" calcext:value-type="date">
            <text:p>24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24T16:27:50.81" calcext:value-type="date">
            <text:p>24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30T00:22:09.35" calcext:value-type="date">
            <text:p>30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31T00:22:31.61" calcext:value-type="date">
            <text:p>31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0-31T16:28:39.64" calcext:value-type="date">
            <text:p>31/10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06T00:23:02" calcext:value-type="date">
            <text:p>06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06T14:56:41.36" calcext:value-type="date">
            <text:p>06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06T14:58:58.5" calcext:value-type="date">
            <text:p>06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07T00:23:30.83" calcext:value-type="date">
            <text:p>07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07T14:57:10.9" calcext:value-type="date">
            <text:p>07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07T14:59:44.42" calcext:value-type="date">
            <text:p>07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15T16:28:59.88" calcext:value-type="date">
            <text:p>15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16T16:23:29.47" calcext:value-type="date">
            <text:p>16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20T15:00:29.22" calcext:value-type="date">
            <text:p>20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21T15:01:02.92" calcext:value-type="date">
            <text:p>21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22T15:01:39.09" calcext:value-type="date">
            <text:p>22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26T09:16:58.15" calcext:value-type="date">
            <text:p>26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26T15:02:25.61" calcext:value-type="date">
            <text:p>26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27T09:16:34.42" calcext:value-type="date">
            <text:p>27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27T15:03:06.52" calcext:value-type="date">
            <text:p>27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1-29T00:25:18.81" calcext:value-type="date">
            <text:p>29/11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04T15:04:30.18" calcext:value-type="date">
            <text:p>04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04T15:33:11.9" calcext:value-type="date">
            <text:p>04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05T15:32:29.72" calcext:value-type="date">
            <text:p>05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05T22:36:09.75" calcext:value-type="date">
            <text:p>05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11T00:31:04.23" calcext:value-type="date">
            <text:p>11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11T15:05:21.74" calcext:value-type="date">
            <text:p>11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12T00:31:30.19" calcext:value-type="date">
            <text:p>12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12T09:43:06.22" calcext:value-type="date">
            <text:p>12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12T15:05:56.56" calcext:value-type="date">
            <text:p>12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17T15:06:50.66" calcext:value-type="date">
            <text:p>17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17T23:14:37.62" calcext:value-type="date">
            <text:p>17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18T15:07:23.98" calcext:value-type="date">
            <text:p>18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8-12-18T23:13:53.78" calcext:value-type="date">
            <text:p>18/12/2018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1-15T09:16:20.4" calcext:value-type="date">
            <text:p>15/01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1-16T09:18:18.76" calcext:value-type="date">
            <text:p>16/01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3-05T09:20:23.64" calcext:value-type="date">
            <text:p>05/03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3-07T10:43:24.5" calcext:value-type="date">
            <text:p>07/03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3-18T10:45:02.5" calcext:value-type="date">
            <text:p>18/03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4-15T10:51:07.25" calcext:value-type="date">
            <text:p>15/04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4-16T10:49:36.33" calcext:value-type="date">
            <text:p>16/04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4-17T10:45:15.83" calcext:value-type="date">
            <text:p>17/04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4-18T10:45:35.49" calcext:value-type="date">
            <text:p>18/04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5-02T09:31:08.98" calcext:value-type="date">
            <text:p>02/05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5-06T09:13:15.13" calcext:value-type="date">
            <text:p>06/05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5-07T09:14:09.48" calcext:value-type="date">
            <text:p>07/05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5-08T09:15:06.89" calcext:value-type="date">
            <text:p>08/05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5-10T09:18:25.79" calcext:value-type="date">
            <text:p>10/05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8-01T10:48:34.09" calcext:value-type="date">
            <text:p>01/08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8-02T10:48:55.74" calcext:value-type="date">
            <text:p>02/08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9-10T10:30:54.36" calcext:value-type="date">
            <text:p>10/09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9-11T10:14:28.01" calcext:value-type="date">
            <text:p>11/09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9-11T10:32:23.54" calcext:value-type="date">
            <text:p>11/09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9-12T10:14:51.66" calcext:value-type="date">
            <text:p>12/09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9-19T09:35:14.12" calcext:value-type="date">
            <text:p>19/09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09-19T18:16:59.85" calcext:value-type="date">
            <text:p>19/09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10-07T08:38:40.62" calcext:value-type="date">
            <text:p>07/10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10-07T09:05:10.92" calcext:value-type="date">
            <text:p>07/10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10-07T09:35:39" calcext:value-type="date">
            <text:p>07/10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10-08T08:37:25.83" calcext:value-type="date">
            <text:p>08/10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10-08T09:05:51.57" calcext:value-type="date">
            <text:p>08/10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12-05T17:24:56.82" calcext:value-type="date">
            <text:p>05/12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12-10T08:31:13.58" calcext:value-type="date">
            <text:p>10/12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A</text:p>
          </table:table-cell>
          <table:table-cell table:style-name="ce208" office:value-type="date" office:date-value="2019-12-11T08:32:34.28" calcext:value-type="date">
            <text:p>11/12/2019</text:p>
          </table:table-cell>
          <table:table-cell table:style-name="ce213" office:value-type="string" calcext:value-type="string">
            <text:p>2A-SFFU</text:p>
          </table:table-cell>
          <table:table-cell table:style-name="ce213"/>
          <table:table-cell table:style-name="ce213" office:value-type="string" calcext:value-type="string">
            <text:p>Organizzazione ed Erogazione Sessioni formative e follow-up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12-09T10:16:59.93" calcext:value-type="date">
            <text:p>09/12/2019</text:p>
          </table:table-cell>
          <table:table-cell table:style-name="ce213" office:value-type="string" calcext:value-type="string">
            <text:p>2B-APF</text:p>
          </table:table-cell>
          <table:table-cell table:style-name="ce213"/>
          <table:table-cell table:style-name="ce213" office:value-type="string" calcext:value-type="string">
            <text:p>Assistenza e affiancamento post-form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12-10T10:17:22.67" calcext:value-type="date">
            <text:p>10/12/2019</text:p>
          </table:table-cell>
          <table:table-cell table:style-name="ce213" office:value-type="string" calcext:value-type="string">
            <text:p>2B-APF</text:p>
          </table:table-cell>
          <table:table-cell table:style-name="ce213"/>
          <table:table-cell table:style-name="ce213" office:value-type="string" calcext:value-type="string">
            <text:p>Assistenza e affiancamento post-formativ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8-12-14T16:56:49" calcext:value-type="date">
            <text:p>14/12/2018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2-07T15:56:13.21" calcext:value-type="date">
            <text:p>07/02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3-18T09:25:05.44" calcext:value-type="date">
            <text:p>18/03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3-19T09:25:44.22" calcext:value-type="date">
            <text:p>19/03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3-20T09:25:58.95" calcext:value-type="date">
            <text:p>20/03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3-21T09:26:07.45" calcext:value-type="date">
            <text:p>21/03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3-22T09:26:16.24" calcext:value-type="date">
            <text:p>22/03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3-26T09:30:46.91" calcext:value-type="date">
            <text:p>26/03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6-17T09:29:53.96" calcext:value-type="date">
            <text:p>17/06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6-18T09:30:09.76" calcext:value-type="date">
            <text:p>18/06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6-19T09:32:07.25" calcext:value-type="date">
            <text:p>19/06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6-20T09:32:36.32" calcext:value-type="date">
            <text:p>20/06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B</text:p>
          </table:table-cell>
          <table:table-cell table:style-name="ce208" office:value-type="date" office:date-value="2019-06-21T09:32:59.54" calcext:value-type="date">
            <text:p>21/06/2019</text:p>
          </table:table-cell>
          <table:table-cell table:style-name="ce213" office:value-type="string" calcext:value-type="string">
            <text:p>2B-DSA</text:p>
          </table:table-cell>
          <table:table-cell table:style-name="ce213"/>
          <table:table-cell table:style-name="ce213" office:value-type="string" calcext:value-type="string">
            <text:p>Documentazione servizio di affiancament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C</text:p>
          </table:table-cell>
          <table:table-cell table:style-name="ce208" office:value-type="date" office:date-value="2018-10-26T16:34:02.73" calcext:value-type="date">
            <text:p>26/10/2018</text:p>
          </table:table-cell>
          <table:table-cell table:style-name="ce213" office:value-type="string" calcext:value-type="string">
            <text:p>2C-SFI</text:p>
          </table:table-cell>
          <table:table-cell table:style-name="ce213"/>
          <table:table-cell table:style-name="ce213" office:value-type="string" calcext:value-type="string">
            <text:p>Sessioni formative e incontr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C</text:p>
          </table:table-cell>
          <table:table-cell table:style-name="ce208" office:value-type="date" office:date-value="2018-11-14T16:37:33.13" calcext:value-type="date">
            <text:p>14/11/2018</text:p>
          </table:table-cell>
          <table:table-cell table:style-name="ce213" office:value-type="string" calcext:value-type="string">
            <text:p>2C-SFI</text:p>
          </table:table-cell>
          <table:table-cell table:style-name="ce213"/>
          <table:table-cell table:style-name="ce213" office:value-type="string" calcext:value-type="string">
            <text:p>Sessioni formative e incontr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0-31T15:45:11.39" calcext:value-type="date">
            <text:p>31/10/2018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1-12T15:46:08.58" calcext:value-type="date">
            <text:p>12/11/2018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1-28T16:41:52.08" calcext:value-type="date">
            <text:p>28/11/2018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1-29T16:42:37.39" calcext:value-type="date">
            <text:p>29/11/2018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3-04T11:02:40.3" calcext:value-type="date">
            <text:p>04/03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5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3-05T11:03:07.89" calcext:value-type="date">
            <text:p>05/03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5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3-06T11:03:29.59" calcext:value-type="date">
            <text:p>06/03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5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09T08:44:28.2" calcext:value-type="date">
            <text:p>09/04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10T08:06:28" calcext:value-type="date">
            <text:p>10/04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16T08:45:23.03" calcext:value-type="date">
            <text:p>16/04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17T08:07:02.45" calcext:value-type="date">
            <text:p>17/04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5-09T08:46:02.35" calcext:value-type="date">
            <text:p>09/05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5-10T08:07:28.27" calcext:value-type="date">
            <text:p>10/05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29T08:46:53.73" calcext:value-type="date">
            <text:p>29/07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30T08:07:58.06" calcext:value-type="date">
            <text:p>30/07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9-13T12:40:52.29" calcext:value-type="date">
            <text:p>13/09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9-17T12:40:04.49" calcext:value-type="date">
            <text:p>17/09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9-23T09:14:15.46" calcext:value-type="date">
            <text:p>23/09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12-02T15:07:26.55" calcext:value-type="date">
            <text:p>02/12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12-17T15:07:03.59" calcext:value-type="date">
            <text:p>17/12/2019</text:p>
          </table:table-cell>
          <table:table-cell table:style-name="ce213" office:value-type="string" calcext:value-type="string">
            <text:p>2D-AR</text:p>
          </table:table-cell>
          <table:table-cell table:style-name="ce213"/>
          <table:table-cell table:style-name="ce213" office:value-type="string" calcext:value-type="string">
            <text:p>Aggiornamento releas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1-16T14:59:37.1" calcext:value-type="date">
            <text:p>16/11/2018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19T15:17:09.13" calcext:value-type="date">
            <text:p>19/12/2018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20T15:19:18.95" calcext:value-type="date">
            <text:p>20/12/2018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21T15:20:40.48" calcext:value-type="date">
            <text:p>21/12/2018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24T15:21:53.27" calcext:value-type="date">
            <text:p>24/12/2018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27T15:23:00.27" calcext:value-type="date">
            <text:p>27/12/2018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28T15:23:38.1" calcext:value-type="date">
            <text:p>28/12/2018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31T15:24:31.77" calcext:value-type="date">
            <text:p>31/12/2018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1-08T10:06:29.38" calcext:value-type="date">
            <text:p>08/01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1-09T10:08:09.46" calcext:value-type="date">
            <text:p>09/01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1-10T10:08:49.75" calcext:value-type="date">
            <text:p>10/01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1-17T10:05:26.78" calcext:value-type="date">
            <text:p>17/01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1-22T09:59:56.79" calcext:value-type="date">
            <text:p>22/01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2-15T10:21:01.82" calcext:value-type="date">
            <text:p>15/02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3-13T14:20:09.07" calcext:value-type="date">
            <text:p>13/03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09T11:08:41.37" calcext:value-type="date">
            <text:p>09/04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5-13T11:11:06.82" calcext:value-type="date">
            <text:p>13/05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5-14T09:23:23.5" calcext:value-type="date">
            <text:p>14/05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5-17T09:24:10.33" calcext:value-type="date">
            <text:p>17/05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6-04T11:12:29.11" calcext:value-type="date">
            <text:p>04/06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08T15:56:55.26" calcext:value-type="date">
            <text:p>08/07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29T15:58:23.39" calcext:value-type="date">
            <text:p>29/07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8-27T13:22:26.63" calcext:value-type="date">
            <text:p>27/08/2019</text:p>
          </table:table-cell>
          <table:table-cell table:style-name="ce213" office:value-type="string" calcext:value-type="string">
            <text:p>2D-IGU</text:p>
          </table:table-cell>
          <table:table-cell table:style-name="ce213"/>
          <table:table-cell table:style-name="ce213" office:value-type="string" calcext:value-type="string">
            <text:p>Intervento di gestione utenz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21T11:28:00.88" calcext:value-type="date">
            <text:p>21/12/2018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2-04T10:18:53.82" calcext:value-type="date">
            <text:p>04/02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2-06T11:08:35.01" calcext:value-type="date">
            <text:p>06/02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2-07T11:07:40.27" calcext:value-type="date">
            <text:p>07/02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2-12T17:02:46.12" calcext:value-type="date">
            <text:p>12/02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2-15T17:04:36.44" calcext:value-type="date">
            <text:p>15/02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3-14T11:07:23.51" calcext:value-type="date">
            <text:p>14/03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3-14T14:12:15.39" calcext:value-type="date">
            <text:p>14/03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3-25T17:39:54.07" calcext:value-type="date">
            <text:p>25/03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3-25T17:41:44.66" calcext:value-type="date">
            <text:p>25/03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02T11:47:28.21" calcext:value-type="date">
            <text:p>02/04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03T11:48:16.04" calcext:value-type="date">
            <text:p>03/04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5-22T09:41:28.2" calcext:value-type="date">
            <text:p>22/05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5-23T11:50:42.87" calcext:value-type="date">
            <text:p>23/05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6-04T09:43:49.54" calcext:value-type="date">
            <text:p>04/06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6-05T09:44:32.13" calcext:value-type="date">
            <text:p>05/06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6-18T11:16:20.78" calcext:value-type="date">
            <text:p>18/06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08T08:48:16.65" calcext:value-type="date">
            <text:p>08/07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09T08:48:45.58" calcext:value-type="date">
            <text:p>09/07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10T11:17:02.26" calcext:value-type="date">
            <text:p>10/07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17T11:17:46.23" calcext:value-type="date">
            <text:p>17/07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18T14:15:53.35" calcext:value-type="date">
            <text:p>18/07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24T14:16:08.19" calcext:value-type="date">
            <text:p>24/07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25T14:16:38.21" calcext:value-type="date">
            <text:p>25/07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26T14:16:55.26" calcext:value-type="date">
            <text:p>26/07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27T14:17:42.17" calcext:value-type="date">
            <text:p>27/07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28T14:17:57.8" calcext:value-type="date">
            <text:p>28/07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8-06T09:14:56.53" calcext:value-type="date">
            <text:p>06/08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8-08T09:45:47.58" calcext:value-type="date">
            <text:p>08/08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12-09T17:28:06.24" calcext:value-type="date">
            <text:p>09/12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12-10T17:30:54.9" calcext:value-type="date">
            <text:p>10/12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12-13T17:30:00.02" calcext:value-type="date">
            <text:p>13/12/2019</text:p>
          </table:table-cell>
          <table:table-cell table:style-name="ce213" office:value-type="string" calcext:value-type="string">
            <text:p>2D-IPC</text:p>
          </table:table-cell>
          <table:table-cell table:style-name="ce213"/>
          <table:table-cell table:style-name="ce213" office:value-type="string" calcext:value-type="string">
            <text:p>Intervento di parametrizzazione - configurazione - monitoraggi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1-19T16:36:11.42" calcext:value-type="date">
            <text:p>19/11/2018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1-22T16:39:10.68" calcext:value-type="date">
            <text:p>22/11/2018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1-30T16:43:34.84" calcext:value-type="date">
            <text:p>30/11/2018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03T16:44:09.43" calcext:value-type="date">
            <text:p>03/12/2018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04T15:48:17.03" calcext:value-type="date">
            <text:p>04/12/2018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05T15:47:26.08" calcext:value-type="date">
            <text:p>05/12/2018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8-12-10T15:47:54.77" calcext:value-type="date">
            <text:p>10/12/2018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02T08:48:48.8" calcext:value-type="date">
            <text:p>02/04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03T08:49:00.55" calcext:value-type="date">
            <text:p>03/04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04T08:49:14.18" calcext:value-type="date">
            <text:p>04/04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05T08:49:33.26" calcext:value-type="date">
            <text:p>05/04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08T08:50:54.52" calcext:value-type="date">
            <text:p>08/04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12T08:51:15.24" calcext:value-type="date">
            <text:p>12/04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4-19T08:52:07.34" calcext:value-type="date">
            <text:p>19/04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01T08:45:43.99" calcext:value-type="date">
            <text:p>01/07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02T08:46:17.63" calcext:value-type="date">
            <text:p>02/07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03T08:46:37.28" calcext:value-type="date">
            <text:p>03/07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04T08:47:08.58" calcext:value-type="date">
            <text:p>04/07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19-07-05T08:47:37.4" calcext:value-type="date">
            <text:p>05/07/2019</text:p>
          </table:table-cell>
          <table:table-cell table:style-name="ce213" office:value-type="string" calcext:value-type="string">
            <text:p>2D-IT</text:p>
          </table:table-cell>
          <table:table-cell table:style-name="ce213"/>
          <table:table-cell table:style-name="ce213" office:value-type="string" calcext:value-type="string">
            <text:p>Intervento tecnico sistemistico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4T16:46:02.77" calcext:value-type="date">
            <text:p>04/0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7T17:43:08.57" calcext:value-type="date">
            <text:p>07/0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.5" calcext:value-type="float">
            <text:p>7,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9T16:10:22.57" calcext:value-type="date">
            <text:p>09/0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9T16:11:55.5" calcext:value-type="date">
            <text:p>09/0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9T17:44:14.82" calcext:value-type="date">
            <text:p>09/0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10T16:10:43.3" calcext:value-type="date">
            <text:p>10/0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11T16:10:58.87" calcext:value-type="date">
            <text:p>11/0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14T16:11:29.82" calcext:value-type="date">
            <text:p>14/0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17T16:37:12.89" calcext:value-type="date">
            <text:p>17/0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22T11:51:01.46" calcext:value-type="date">
            <text:p>22/0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2-22T09:52:23.68" calcext:value-type="date">
            <text:p>22/0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3-11T16:47:34.19" calcext:value-type="date">
            <text:p>11/03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3-15T12:44:00.39" calcext:value-type="date">
            <text:p>15/03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3-20T09:55:34.6" calcext:value-type="date">
            <text:p>20/03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3-21T17:08:11.85" calcext:value-type="date">
            <text:p>21/03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01T16:04:04.39" calcext:value-type="date">
            <text:p>01/04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03T16:04:44.53" calcext:value-type="date">
            <text:p>03/04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04T16:05:02.78" calcext:value-type="date">
            <text:p>04/04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11T16:09:13.06" calcext:value-type="date">
            <text:p>11/04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15T16:10:41.7" calcext:value-type="date">
            <text:p>15/04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16T16:14:12.92" calcext:value-type="date">
            <text:p>16/04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17T16:15:25.42" calcext:value-type="date">
            <text:p>17/04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18T16:17:41.67" calcext:value-type="date">
            <text:p>18/04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23T16:19:00.09" calcext:value-type="date">
            <text:p>23/04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24T16:19:22.93" calcext:value-type="date">
            <text:p>24/04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29T16:20:41.74" calcext:value-type="date">
            <text:p>29/04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5-06T17:11:54.25" calcext:value-type="date">
            <text:p>06/05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5-08T09:48:12.91" calcext:value-type="date">
            <text:p>08/05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5-13T16:26:35.29" calcext:value-type="date">
            <text:p>13/05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5-14T16:32:55.64" calcext:value-type="date">
            <text:p>14/05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5-15T16:33:37.61" calcext:value-type="date">
            <text:p>15/05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5-16T16:34:36.44" calcext:value-type="date">
            <text:p>16/05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6-03T16:36:00.26" calcext:value-type="date">
            <text:p>03/06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6-04T16:36:31.85" calcext:value-type="date">
            <text:p>04/06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6-05T16:36:58" calcext:value-type="date">
            <text:p>05/06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6-06T16:37:24.63" calcext:value-type="date">
            <text:p>06/06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6-10T16:41:22.02" calcext:value-type="date">
            <text:p>10/06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6-17T09:27:31.48" calcext:value-type="date">
            <text:p>17/06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04T17:51:35.99" calcext:value-type="date">
            <text:p>04/07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08T14:20:56.19" calcext:value-type="date">
            <text:p>08/07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08T17:05:37.01" calcext:value-type="date">
            <text:p>08/07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09T17:06:10.01" calcext:value-type="date">
            <text:p>09/07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10T17:08:08.27" calcext:value-type="date">
            <text:p>10/07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15T13:24:51.1" calcext:value-type="date">
            <text:p>15/07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16T13:00:54.59" calcext:value-type="date">
            <text:p>16/07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16T13:25:24.92" calcext:value-type="date">
            <text:p>16/07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29T14:23:16.18" calcext:value-type="date">
            <text:p>29/07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8-06T17:14:10.01" calcext:value-type="date">
            <text:p>06/08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8-21T17:47:09.81" calcext:value-type="date">
            <text:p>21/08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8-22T17:32:36.43" calcext:value-type="date">
            <text:p>22/08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8-23T17:12:50.99" calcext:value-type="date">
            <text:p>23/08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8-26T17:28:31.36" calcext:value-type="date">
            <text:p>26/08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8-27T17:29:32.24" calcext:value-type="date">
            <text:p>27/08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8-28T13:06:20.95" calcext:value-type="date">
            <text:p>28/08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8-28T17:29:43.44" calcext:value-type="date">
            <text:p>28/08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8-29T17:30:00.89" calcext:value-type="date">
            <text:p>29/08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8-30T17:30:14.99" calcext:value-type="date">
            <text:p>30/08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9-09T17:11:52.03" calcext:value-type="date">
            <text:p>09/09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9-10T09:03:10.63" calcext:value-type="date">
            <text:p>10/09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9-11T12:41:06.81" calcext:value-type="date">
            <text:p>11/09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9-12T14:38:21.3" calcext:value-type="date">
            <text:p>12/09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9-16T14:39:28.8" calcext:value-type="date">
            <text:p>16/09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9-18T12:39:24.19" calcext:value-type="date">
            <text:p>18/09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9-19T13:07:36.72" calcext:value-type="date">
            <text:p>19/09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9-19T14:43:22.23" calcext:value-type="date">
            <text:p>19/09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9-20T09:44:06.82" calcext:value-type="date">
            <text:p>20/09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9-27T09:01:48.8" calcext:value-type="date">
            <text:p>27/09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0-10T14:46:08.84" calcext:value-type="date">
            <text:p>10/10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0-11T14:46:39.83" calcext:value-type="date">
            <text:p>11/10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0-24T13:10:01" calcext:value-type="date">
            <text:p>24/10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0-24T14:47:20" calcext:value-type="date">
            <text:p>24/10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0-29T14:48:37.43" calcext:value-type="date">
            <text:p>29/10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0-30T14:49:33.76" calcext:value-type="date">
            <text:p>30/10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1-07T14:50:24.65" calcext:value-type="date">
            <text:p>07/1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1-13T08:58:31.58" calcext:value-type="date">
            <text:p>13/1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1-13T08:59:37.9" calcext:value-type="date">
            <text:p>13/1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1-20T13:12:03.67" calcext:value-type="date">
            <text:p>20/1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1-28T13:03:55.97" calcext:value-type="date">
            <text:p>28/1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1-29T13:03:18.27" calcext:value-type="date">
            <text:p>29/11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02T11:16:45.84" calcext:value-type="date">
            <text:p>02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03T13:13:13.18" calcext:value-type="date">
            <text:p>03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04T14:52:03.79" calcext:value-type="date">
            <text:p>04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05T14:53:00.74" calcext:value-type="date">
            <text:p>05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1T09:58:30.97" calcext:value-type="date">
            <text:p>11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1T09:59:59.8" calcext:value-type="date">
            <text:p>11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1T10:02:09.13" calcext:value-type="date">
            <text:p>11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3T11:17:33.99" calcext:value-type="date">
            <text:p>13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7T14:54:01.01" calcext:value-type="date">
            <text:p>17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8T14:54:38.2" calcext:value-type="date">
            <text:p>18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9T14:55:21.85" calcext:value-type="date">
            <text:p>19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20T14:56:06.11" calcext:value-type="date">
            <text:p>20/12/2019</text:p>
          </table:table-cell>
          <table:table-cell table:style-name="ce213" office:value-type="string" calcext:value-type="string">
            <text:p>2E-IAD</text:p>
          </table:table-cell>
          <table:table-cell table:style-name="ce213"/>
          <table:table-cell table:style-name="ce213" office:value-type="string" calcext:value-type="string">
            <text:p>Interventi per Adeguam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2T10:33:05.59" calcext:value-type="date">
            <text:p>02/01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3T10:33:34.19" calcext:value-type="date">
            <text:p>03/01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4T10:34:06.07" calcext:value-type="date">
            <text:p>04/01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7T10:34:40.38" calcext:value-type="date">
            <text:p>07/01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8T10:35:09.89" calcext:value-type="date">
            <text:p>08/01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9T10:35:40.38" calcext:value-type="date">
            <text:p>09/01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09T10:36:10.13" calcext:value-type="date">
            <text:p>09/01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10T10:36:40.3" calcext:value-type="date">
            <text:p>10/01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1-11T10:37:02.09" calcext:value-type="date">
            <text:p>11/01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3-15T13:23:24.24" calcext:value-type="date">
            <text:p>15/03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4-23T08:50:56.18" calcext:value-type="date">
            <text:p>23/04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5-24T15:38:46.3" calcext:value-type="date">
            <text:p>24/05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03T13:25:44" calcext:value-type="date">
            <text:p>03/07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15T16:03:05.46" calcext:value-type="date">
            <text:p>15/07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17T14:22:29.09" calcext:value-type="date">
            <text:p>17/07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7-19T08:52:16.44" calcext:value-type="date">
            <text:p>19/07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09-04T13:27:11.58" calcext:value-type="date">
            <text:p>04/09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0-22T13:29:33.76" calcext:value-type="date">
            <text:p>22/10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0-30T14:58:58.86" calcext:value-type="date">
            <text:p>30/10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1-20T14:59:38.69" calcext:value-type="date">
            <text:p>20/11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03T15:00:33.76" calcext:value-type="date">
            <text:p>03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04T15:01:16.35" calcext:value-type="date">
            <text:p>04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05T13:30:04.54" calcext:value-type="date">
            <text:p>05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09T10:02:16.38" calcext:value-type="date">
            <text:p>09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1T11:06:55.39" calcext:value-type="date">
            <text:p>11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2T10:02:50.09" calcext:value-type="date">
            <text:p>12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3T10:03:19.78" calcext:value-type="date">
            <text:p>13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.5" calcext:value-type="float">
            <text:p>2,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6T10:04:14.73" calcext:value-type="date">
            <text:p>16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18T09:07:12.21" calcext:value-type="date">
            <text:p>18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20T09:06:43.88" calcext:value-type="date">
            <text:p>20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23T09:03:34.28" calcext:value-type="date">
            <text:p>23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27T09:03:48.01" calcext:value-type="date">
            <text:p>27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19-12-30T09:04:25.4" calcext:value-type="date">
            <text:p>30/12/2019</text:p>
          </table:table-cell>
          <table:table-cell table:style-name="ce213" office:value-type="string" calcext:value-type="string">
            <text:p>2E-IAN</text:p>
          </table:table-cell>
          <table:table-cell table:style-name="ce213"/>
          <table:table-cell table:style-name="ce213" office:value-type="string" calcext:value-type="string">
            <text:p>Interventi per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8-10-29T15:44:07.11" calcext:value-type="date">
            <text:p>29/10/2018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8-10-29T16:43:31.21" calcext:value-type="date">
            <text:p>29/10/2018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8-10-30T15:44:22.89" calcext:value-type="date">
            <text:p>30/10/2018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8-10-31T16:36:03.79" calcext:value-type="date">
            <text:p>31/10/2018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8-11-01T16:44:29.93" calcext:value-type="date">
            <text:p>01/11/2018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47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8-11-02T16:45:42.93" calcext:value-type="date">
            <text:p>02/11/2018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4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8-11-07T16:47:24.97" calcext:value-type="date">
            <text:p>07/11/2018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4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8-11-14T16:38:38.4" calcext:value-type="date">
            <text:p>14/11/2018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3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8-11-16T16:39:39.88" calcext:value-type="date">
            <text:p>16/11/2018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8-12-28T12:54:04.69" calcext:value-type="date">
            <text:p>28/12/2018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1-16T15:48:30.04" calcext:value-type="date">
            <text:p>16/01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2-15T16:18:17.59" calcext:value-type="date">
            <text:p>15/02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2-15T16:20:03.55" calcext:value-type="date">
            <text:p>15/02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5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2-18T10:48:36.56" calcext:value-type="date">
            <text:p>18/02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2-18T16:18:40.96" calcext:value-type="date">
            <text:p>18/02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2-20T10:49:18.45" calcext:value-type="date">
            <text:p>20/02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2-21T10:50:13.16" calcext:value-type="date">
            <text:p>21/02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2-23T10:51:25.65" calcext:value-type="date">
            <text:p>23/02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3-15T12:52:25.58" calcext:value-type="date">
            <text:p>15/03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3-18T12:52:48.76" calcext:value-type="date">
            <text:p>18/03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3-19T12:53:16.7" calcext:value-type="date">
            <text:p>19/03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4-15T10:09:52.2" calcext:value-type="date">
            <text:p>15/04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5-13T09:22:36.08" calcext:value-type="date">
            <text:p>13/05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5-17T15:34:35.15" calcext:value-type="date">
            <text:p>17/05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5-22T09:34:48.57" calcext:value-type="date">
            <text:p>22/05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5-23T09:35:28.13" calcext:value-type="date">
            <text:p>23/05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5-24T15:35:16.1" calcext:value-type="date">
            <text:p>24/05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5-27T09:36:09.71" calcext:value-type="date">
            <text:p>27/05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5-28T09:37:08.91" calcext:value-type="date">
            <text:p>28/05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5-29T09:38:05.41" calcext:value-type="date">
            <text:p>29/05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5-30T09:40:33.55" calcext:value-type="date">
            <text:p>30/05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5-31T09:41:06.13" calcext:value-type="date">
            <text:p>31/05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6-03T09:42:15.92" calcext:value-type="date">
            <text:p>03/06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6-06T09:45:37.72" calcext:value-type="date">
            <text:p>06/06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6-10T09:46:29.2" calcext:value-type="date">
            <text:p>10/06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6-17T15:37:20.09" calcext:value-type="date">
            <text:p>17/06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6-24T15:37:59.26" calcext:value-type="date">
            <text:p>24/06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6-25T15:38:26.81" calcext:value-type="date">
            <text:p>25/06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7-03T10:07:37.04" calcext:value-type="date">
            <text:p>03/07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7-04T16:01:54.34" calcext:value-type="date">
            <text:p>04/07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7-11T15:47:45.4" calcext:value-type="date">
            <text:p>11/07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7-15T18:40:50.04" calcext:value-type="date">
            <text:p>15/07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7-16T18:40:57.58" calcext:value-type="date">
            <text:p>16/07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7-17T15:48:21.93" calcext:value-type="date">
            <text:p>17/07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7-17T18:41:04.77" calcext:value-type="date">
            <text:p>17/07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7-18T15:49:03.34" calcext:value-type="date">
            <text:p>18/07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7-18T18:41:17.22" calcext:value-type="date">
            <text:p>18/07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7-19T18:41:23.04" calcext:value-type="date">
            <text:p>19/07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8-08T10:06:00.24" calcext:value-type="date">
            <text:p>08/08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8-23T12:39:06.4" calcext:value-type="date">
            <text:p>23/08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8-26T12:39:25.61" calcext:value-type="date">
            <text:p>26/08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8-27T12:39:45.84" calcext:value-type="date">
            <text:p>27/08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8-27T14:55:14.06" calcext:value-type="date">
            <text:p>27/08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8-28T12:40:11.25" calcext:value-type="date">
            <text:p>28/08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9-03T14:55:45.67" calcext:value-type="date">
            <text:p>03/09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09-05T14:56:09.91" calcext:value-type="date">
            <text:p>05/09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19-12-13T10:07:20.55" calcext:value-type="date">
            <text:p>13/12/2019</text:p>
          </table:table-cell>
          <table:table-cell table:style-name="ce213" office:value-type="string" calcext:value-type="string">
            <text:p>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0-23T16:37:44.79" calcext:value-type="date">
            <text:p>23/10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1-21T16:38:17.91" calcext:value-type="date">
            <text:p>21/11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1-22T16:38:46.3" calcext:value-type="date">
            <text:p>22/11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1-26T09:15:48.16" calcext:value-type="date">
            <text:p>26/11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1-27T09:02:09.25" calcext:value-type="date">
            <text:p>27/11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1-28T09:14:15.24" calcext:value-type="date">
            <text:p>28/11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1-29T10:42:58.53" calcext:value-type="date">
            <text:p>29/11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2-03T12:14:49.8" calcext:value-type="date">
            <text:p>03/12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2-05T09:07:25.28" calcext:value-type="date">
            <text:p>05/12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2-06T11:14:55.88" calcext:value-type="date">
            <text:p>06/12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2-07T08:59:54.87" calcext:value-type="date">
            <text:p>07/12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2-10T10:24:10.43" calcext:value-type="date">
            <text:p>10/12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2-21T11:15:32.3" calcext:value-type="date">
            <text:p>21/12/2018</text:p>
          </table:table-cell>
          <table:table-cell table:style-name="ce213" office:value-type="string" calcext:value-type="string">
            <text:p>3B-AB</text:p>
          </table:table-cell>
          <table:table-cell table:style-name="ce213"/>
          <table:table-cell table:style-name="ce213" office:value-type="string" calcext:value-type="string">
            <text:p>Architettura bilanciat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5T12:59:33.9" calcext:value-type="date">
            <text:p>15/02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8T12:59:48.47" calcext:value-type="date">
            <text:p>18/02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8T16:51:53.96" calcext:value-type="date">
            <text:p>18/02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9T13:00:12.37" calcext:value-type="date">
            <text:p>19/02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9T16:52:09.28" calcext:value-type="date">
            <text:p>19/02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0T13:00:26.27" calcext:value-type="date">
            <text:p>20/02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1T13:00:56.91" calcext:value-type="date">
            <text:p>21/02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2T13:01:20.58" calcext:value-type="date">
            <text:p>22/02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5T13:01:44.59" calcext:value-type="date">
            <text:p>25/02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11T12:53:28.56" calcext:value-type="date">
            <text:p>11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12T12:53:50.31" calcext:value-type="date">
            <text:p>12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13T12:54:15.32" calcext:value-type="date">
            <text:p>13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14T12:54:36.88" calcext:value-type="date">
            <text:p>14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15T12:54:52.46" calcext:value-type="date">
            <text:p>15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18T12:55:06.03" calcext:value-type="date">
            <text:p>18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19T12:55:37.94" calcext:value-type="date">
            <text:p>19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0T12:55:52.12" calcext:value-type="date">
            <text:p>20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1T12:56:07.45" calcext:value-type="date">
            <text:p>21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2T12:56:23.29" calcext:value-type="date">
            <text:p>22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5T12:56:49.73" calcext:value-type="date">
            <text:p>25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6T12:57:05" calcext:value-type="date">
            <text:p>26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7T12:57:17.42" calcext:value-type="date">
            <text:p>27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8T12:57:34.25" calcext:value-type="date">
            <text:p>28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9T12:57:48.57" calcext:value-type="date">
            <text:p>29/03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9T10:13:47.05" calcext:value-type="date">
            <text:p>19/09/2019</text:p>
          </table:table-cell>
          <table:table-cell table:style-name="ce213" office:value-type="string" calcext:value-type="string">
            <text:p>3B-AS</text:p>
          </table:table-cell>
          <table:table-cell table:style-name="ce213"/>
          <table:table-cell table:style-name="ce213" office:value-type="string" calcext:value-type="string">
            <text:p>Integrazione AS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2-12T12:59:54.05" calcext:value-type="date">
            <text:p>12/12/2019</text:p>
          </table:table-cell>
          <table:table-cell table:style-name="ce213" office:value-type="string" calcext:value-type="string">
            <text:p>3B-BI</text:p>
          </table:table-cell>
          <table:table-cell table:style-name="ce213"/>
          <table:table-cell table:style-name="ce213" office:value-type="string" calcext:value-type="string">
            <text:p>Componente di B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6T17:14:12.75" calcext:value-type="date">
            <text:p>26/02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8T11:59:23.47" calcext:value-type="date">
            <text:p>28/02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1T17:07:53.58" calcext:value-type="date">
            <text:p>01/03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4T11:59:51.12" calcext:value-type="date">
            <text:p>04/03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4-04T15:33:08.59" calcext:value-type="date">
            <text:p>04/04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5-13T17:24:01.37" calcext:value-type="date">
            <text:p>13/05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5-14T17:24:12.67" calcext:value-type="date">
            <text:p>14/05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16T13:18:06.47" calcext:value-type="date">
            <text:p>16/07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.23333333333333" calcext:value-type="float">
            <text:p>4,2333333333333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16T13:18:40.39" calcext:value-type="date">
            <text:p>16/07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17T13:19:05.02" calcext:value-type="date">
            <text:p>17/07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18T13:19:26.27" calcext:value-type="date">
            <text:p>18/07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19T13:19:50.68" calcext:value-type="date">
            <text:p>19/07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22T13:20:14.16" calcext:value-type="date">
            <text:p>22/07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23T13:20:38.5" calcext:value-type="date">
            <text:p>23/07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24T13:21:08.45" calcext:value-type="date">
            <text:p>24/07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06T09:17:22.12" calcext:value-type="date">
            <text:p>06/09/2019</text:p>
          </table:table-cell>
          <table:table-cell table:style-name="ce213" office:value-type="string" calcext:value-type="string">
            <text:p>3B-DN</text:p>
          </table:table-cell>
          <table:table-cell table:style-name="ce213"/>
          <table:table-cell table:style-name="ce213" office:value-type="string" calcext:value-type="string">
            <text:p>Componenti per DIN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05T12:09:36.62" calcext:value-type="date">
            <text:p>05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09T12:28:00.13" calcext:value-type="date">
            <text:p>09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0T12:52:51.7" calcext:value-type="date">
            <text:p>10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1T12:53:11.55" calcext:value-type="date">
            <text:p>11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2T12:29:08.08" calcext:value-type="date">
            <text:p>12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7T12:30:10.96" calcext:value-type="date">
            <text:p>17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8T12:11:14.01" calcext:value-type="date">
            <text:p>18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8T12:30:32.96" calcext:value-type="date">
            <text:p>18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9T12:30:50.7" calcext:value-type="date">
            <text:p>19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20T12:31:02.44" calcext:value-type="date">
            <text:p>20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23T12:33:14.41" calcext:value-type="date">
            <text:p>23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24T12:33:43.33" calcext:value-type="date">
            <text:p>24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27T12:34:18.24" calcext:value-type="date">
            <text:p>27/09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07T12:36:11.2" calcext:value-type="date">
            <text:p>07/10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09T12:36:32.17" calcext:value-type="date">
            <text:p>09/10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11T12:36:54.18" calcext:value-type="date">
            <text:p>11/10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15T12:37:56.83" calcext:value-type="date">
            <text:p>15/10/2019</text:p>
          </table:table-cell>
          <table:table-cell table:style-name="ce213" office:value-type="string" calcext:value-type="string">
            <text:p>3B-DP</text:p>
          </table:table-cell>
          <table:table-cell table:style-name="ce213"/>
          <table:table-cell table:style-name="ce213" office:value-type="string" calcext:value-type="string">
            <text:p>Gestore dati pregres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2-03T12:15:06.6" calcext:value-type="date">
            <text:p>03/12/2018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09T16:30:34.59" calcext:value-type="date">
            <text:p>09/01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0T16:57:45.43" calcext:value-type="date">
            <text:p>20/02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1T16:58:01.47" calcext:value-type="date">
            <text:p>21/02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7T18:08:53.09" calcext:value-type="date">
            <text:p>27/02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8T15:30:06.25" calcext:value-type="date">
            <text:p>08/03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2T15:31:30.76" calcext:value-type="date">
            <text:p>22/03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2T15:31:51.07" calcext:value-type="date">
            <text:p>22/03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5-07T15:58:21.85" calcext:value-type="date">
            <text:p>07/05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5-08T15:57:40.37" calcext:value-type="date">
            <text:p>08/05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5-09T15:35:40.83" calcext:value-type="date">
            <text:p>09/05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5-10T15:36:11.6" calcext:value-type="date">
            <text:p>10/05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5-16T13:08:07.77" calcext:value-type="date">
            <text:p>16/05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5-17T13:08:43.94" calcext:value-type="date">
            <text:p>17/05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01T15:59:14.89" calcext:value-type="date">
            <text:p>01/07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03T15:42:48.28" calcext:value-type="date">
            <text:p>03/07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25T10:21:25.85" calcext:value-type="date">
            <text:p>25/09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30T09:23:12.53" calcext:value-type="date">
            <text:p>30/09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08T09:39:06.65" calcext:value-type="date">
            <text:p>08/11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11T09:43:07.75" calcext:value-type="date">
            <text:p>11/11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15T09:44:29.89" calcext:value-type="date">
            <text:p>15/11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16T09:44:54.86" calcext:value-type="date">
            <text:p>16/11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18T09:45:15.77" calcext:value-type="date">
            <text:p>18/11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19T09:45:51.58" calcext:value-type="date">
            <text:p>19/11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20T09:47:07.04" calcext:value-type="date">
            <text:p>20/11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21T09:48:42.7" calcext:value-type="date">
            <text:p>21/11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2-31T18:19:29.97" calcext:value-type="date">
            <text:p>31/12/2019</text:p>
          </table:table-cell>
          <table:table-cell table:style-name="ce213" office:value-type="string" calcext:value-type="string">
            <text:p>3B-FL</text:p>
          </table:table-cell>
          <table:table-cell table:style-name="ce213"/>
          <table:table-cell table:style-name="ce213" office:value-type="string" calcext:value-type="string">
            <text:p>Flussi debito Informativo Regional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04T10:05:41" calcext:value-type="date">
            <text:p>04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06T10:06:09.88" calcext:value-type="date">
            <text:p>06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09T10:07:06.97" calcext:value-type="date">
            <text:p>09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0T10:08:17.18" calcext:value-type="date">
            <text:p>10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3T10:09:10.72" calcext:value-type="date">
            <text:p>13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6T10:10:45.89" calcext:value-type="date">
            <text:p>16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7T10:11:13.33" calcext:value-type="date">
            <text:p>17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8T10:11:33.11" calcext:value-type="date">
            <text:p>18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9T09:25:51.9" calcext:value-type="date">
            <text:p>19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19T10:11:47.81" calcext:value-type="date">
            <text:p>19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20T10:12:02.86" calcext:value-type="date">
            <text:p>20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23T10:13:10.43" calcext:value-type="date">
            <text:p>23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24T10:13:25.61" calcext:value-type="date">
            <text:p>24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25T10:13:44.73" calcext:value-type="date">
            <text:p>25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27T10:14:34.82" calcext:value-type="date">
            <text:p>27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9-30T10:14:50.64" calcext:value-type="date">
            <text:p>30/09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04T10:01:28.03" calcext:value-type="date">
            <text:p>04/10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11T10:08:34.17" calcext:value-type="date">
            <text:p>11/10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14T10:02:33.02" calcext:value-type="date">
            <text:p>14/10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28T09:29:40.8" calcext:value-type="date">
            <text:p>28/11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2-09T09:21:14.14" calcext:value-type="date">
            <text:p>09/12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2-18T09:26:16.58" calcext:value-type="date">
            <text:p>18/12/2019</text:p>
          </table:table-cell>
          <table:table-cell table:style-name="ce213" office:value-type="string" calcext:value-type="string">
            <text:p>3B-NR</text:p>
          </table:table-cell>
          <table:table-cell table:style-name="ce213"/>
          <table:table-cell table:style-name="ce213" office:value-type="string" calcext:value-type="string">
            <text:p>Nomenclatore Regional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5-22T10:23:51.48" calcext:value-type="date">
            <text:p>22/05/2019</text:p>
          </table:table-cell>
          <table:table-cell table:style-name="ce213" office:value-type="string" calcext:value-type="string">
            <text:p>3B-PI</text:p>
          </table:table-cell>
          <table:table-cell table:style-name="ce213"/>
          <table:table-cell table:style-name="ce213" office:value-type="string" calcext:value-type="string">
            <text:p>Funzione di progettazione intervent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0-19T14:38:02.88" calcext:value-type="date">
            <text:p>19/10/2018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1-28T17:36:48.91" calcext:value-type="date">
            <text:p>28/11/2018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13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02T15:54:55.37" calcext:value-type="date">
            <text:p>02/01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03T15:55:20.19" calcext:value-type="date">
            <text:p>03/01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04T15:55:38.68" calcext:value-type="date">
            <text:p>04/01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07T15:55:56.99" calcext:value-type="date">
            <text:p>07/01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08T15:56:19.47" calcext:value-type="date">
            <text:p>08/01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08T16:33:13.52" calcext:value-type="date">
            <text:p>08/01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1T16:16:41.57" calcext:value-type="date">
            <text:p>11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2T10:45:56.8" calcext:value-type="date">
            <text:p>12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2T16:17:00.96" calcext:value-type="date">
            <text:p>12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3T10:46:53.09" calcext:value-type="date">
            <text:p>13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3T16:17:42.1" calcext:value-type="date">
            <text:p>13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4T10:47:22.99" calcext:value-type="date">
            <text:p>14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4T16:17:56.19" calcext:value-type="date">
            <text:p>14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4T16:19:26.75" calcext:value-type="date">
            <text:p>14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5T10:47:56.06" calcext:value-type="date">
            <text:p>15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2T10:50:46.89" calcext:value-type="date">
            <text:p>22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2T16:48:01.56" calcext:value-type="date">
            <text:p>22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4T16:17:08.89" calcext:value-type="date">
            <text:p>24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5T10:52:13.54" calcext:value-type="date">
            <text:p>25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5T16:47:34.34" calcext:value-type="date">
            <text:p>25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8T16:22:03.69" calcext:value-type="date">
            <text:p>28/02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1T16:22:56.6" calcext:value-type="date">
            <text:p>01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1T17:07:34.92" calcext:value-type="date">
            <text:p>01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4T16:23:22.65" calcext:value-type="date">
            <text:p>04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5T16:23:52.75" calcext:value-type="date">
            <text:p>05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6T16:24:18.44" calcext:value-type="date">
            <text:p>06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7T15:29:00.76" calcext:value-type="date">
            <text:p>07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7T16:24:51.62" calcext:value-type="date">
            <text:p>07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8T16:25:50.28" calcext:value-type="date">
            <text:p>08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0T12:54:28.18" calcext:value-type="date">
            <text:p>20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1T12:54:53.02" calcext:value-type="date">
            <text:p>21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6T12:55:18.04" calcext:value-type="date">
            <text:p>26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7T16:19:58.87" calcext:value-type="date">
            <text:p>27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8T09:01:55.19" calcext:value-type="date">
            <text:p>28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8T12:55:42.88" calcext:value-type="date">
            <text:p>28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8T16:20:35.09" calcext:value-type="date">
            <text:p>28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29T09:02:06.47" calcext:value-type="date">
            <text:p>29/03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4-01T09:02:35.7" calcext:value-type="date">
            <text:p>01/04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4-02T09:02:47.31" calcext:value-type="date">
            <text:p>02/04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4-02T17:06:39.77" calcext:value-type="date">
            <text:p>02/04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4-03T09:05:01.74" calcext:value-type="date">
            <text:p>03/04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4-04T09:04:48.13" calcext:value-type="date">
            <text:p>04/04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4-16T17:10:29.32" calcext:value-type="date">
            <text:p>16/04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4-19T09:06:30.94" calcext:value-type="date">
            <text:p>19/04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6-06T09:07:24.35" calcext:value-type="date">
            <text:p>06/06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6-07T09:07:35.98" calcext:value-type="date">
            <text:p>07/06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6-18T10:29:44.71" calcext:value-type="date">
            <text:p>18/06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6-20T17:18:30.98" calcext:value-type="date">
            <text:p>20/06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6-21T17:19:08.04" calcext:value-type="date">
            <text:p>21/06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6-25T09:22:42.21" calcext:value-type="date">
            <text:p>25/06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6-26T09:22:52.88" calcext:value-type="date">
            <text:p>26/06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09T09:26:00.05" calcext:value-type="date">
            <text:p>09/07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18T09:24:41.69" calcext:value-type="date">
            <text:p>18/07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19T09:24:27.1" calcext:value-type="date">
            <text:p>19/07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7-31T17:26:41.73" calcext:value-type="date">
            <text:p>31/07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8-05T09:08:03.58" calcext:value-type="date">
            <text:p>05/08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8-06T09:09:25.28" calcext:value-type="date">
            <text:p>06/08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8-06T09:13:23.35" calcext:value-type="date">
            <text:p>06/08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8-07T09:18:12.59" calcext:value-type="date">
            <text:p>07/08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8-19T15:44:25.8" calcext:value-type="date">
            <text:p>19/08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22T12:55:48.13" calcext:value-type="date">
            <text:p>22/11/2019</text:p>
          </table:table-cell>
          <table:table-cell table:style-name="ce213" office:value-type="string" calcext:value-type="string">
            <text:p>3B-RP</text:p>
          </table:table-cell>
          <table:table-cell table:style-name="ce213"/>
          <table:table-cell table:style-name="ce213" office:value-type="string" calcext:value-type="string">
            <text:p>Gestione item informativi rendiconto fondi POR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0-08T16:17:33.88" calcext:value-type="date">
            <text:p>08/10/2018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0-09T16:18:01.42" calcext:value-type="date">
            <text:p>09/10/2018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0-23T16:19:57.47" calcext:value-type="date">
            <text:p>23/10/2018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0-24T16:20:25.46" calcext:value-type="date">
            <text:p>24/10/2018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0-30T16:21:07.37" calcext:value-type="date">
            <text:p>30/10/2018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8-10-31T16:21:24.6" calcext:value-type="date">
            <text:p>31/10/2018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08T12:27:02.2" calcext:value-type="date">
            <text:p>08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09T12:27:09.53" calcext:value-type="date">
            <text:p>09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11T12:27:21.03" calcext:value-type="date">
            <text:p>11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14T12:29:10.65" calcext:value-type="date">
            <text:p>14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14T12:46:38.17" calcext:value-type="date">
            <text:p>14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16T12:29:50.23" calcext:value-type="date">
            <text:p>16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18T12:30:25.14" calcext:value-type="date">
            <text:p>18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22T12:31:58.77" calcext:value-type="date">
            <text:p>22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23T12:47:21.52" calcext:value-type="date">
            <text:p>23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25T12:32:51.22" calcext:value-type="date">
            <text:p>25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25T12:50:14.04" calcext:value-type="date">
            <text:p>25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25T13:21:28.19" calcext:value-type="date">
            <text:p>25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28T13:29:05.77" calcext:value-type="date">
            <text:p>28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30T13:29:54.51" calcext:value-type="date">
            <text:p>30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30T17:04:05.09" calcext:value-type="date">
            <text:p>30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31T13:30:09.02" calcext:value-type="date">
            <text:p>31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1-31T17:04:16.73" calcext:value-type="date">
            <text:p>31/01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04T13:26:38.66" calcext:value-type="date">
            <text:p>04/02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05T13:24:24.86" calcext:value-type="date">
            <text:p>05/02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06T12:50:57.97" calcext:value-type="date">
            <text:p>06/02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07T13:26:11.72" calcext:value-type="date">
            <text:p>07/02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4T18:54:38.54" calcext:value-type="date">
            <text:p>14/02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19T12:33:54.06" calcext:value-type="date">
            <text:p>19/02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1T12:34:45.43" calcext:value-type="date">
            <text:p>21/02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5T12:35:40.37" calcext:value-type="date">
            <text:p>25/02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7T12:36:26.71" calcext:value-type="date">
            <text:p>27/02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2-28T11:57:23.46" calcext:value-type="date">
            <text:p>28/02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1T12:38:08.78" calcext:value-type="date">
            <text:p>01/03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5T12:39:01.79" calcext:value-type="date">
            <text:p>05/03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3-06T12:39:27.46" calcext:value-type="date">
            <text:p>06/03/2019</text:p>
          </table:table-cell>
          <table:table-cell table:style-name="ce213" office:value-type="string" calcext:value-type="string">
            <text:p>3B-SL</text:p>
          </table:table-cell>
          <table:table-cell table:style-name="ce213"/>
          <table:table-cell table:style-name="ce213" office:value-type="string" calcext:value-type="string">
            <text:p>Servizi di secondo livello / regione soggetto erogant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04-05T11:03:19.58" calcext:value-type="date">
            <text:p>05/04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01T13:03:49.18" calcext:value-type="date">
            <text:p>01/10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01T13:48:42.5" calcext:value-type="date">
            <text:p>01/10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04T13:06:34.86" calcext:value-type="date">
            <text:p>04/10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08T13:07:38.82" calcext:value-type="date">
            <text:p>08/10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17T10:54:50.22" calcext:value-type="date">
            <text:p>17/10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18T10:55:07.02" calcext:value-type="date">
            <text:p>18/10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25T13:11:39.36" calcext:value-type="date">
            <text:p>25/10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29T13:12:12.01" calcext:value-type="date">
            <text:p>29/10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0-30T13:12:47.92" calcext:value-type="date">
            <text:p>30/10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04T13:15:00" calcext:value-type="date">
            <text:p>04/11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07T13:16:22.84" calcext:value-type="date">
            <text:p>07/11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12T10:56:04.51" calcext:value-type="date">
            <text:p>12/11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1-29T13:18:02.4" calcext:value-type="date">
            <text:p>29/11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2-13T13:21:54.91" calcext:value-type="date">
            <text:p>13/12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2-16T10:58:07" calcext:value-type="date">
            <text:p>16/12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19-12-16T13:19:22.92" calcext:value-type="date">
            <text:p>16/12/2019</text:p>
          </table:table-cell>
          <table:table-cell table:style-name="ce213" office:value-type="string" calcext:value-type="string">
            <text:p>3B-SS</text:p>
          </table:table-cell>
          <table:table-cell table:style-name="ce213"/>
          <table:table-cell table:style-name="ce213" office:value-type="string" calcext:value-type="string">
            <text:p>SISTEMA SOCLAV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1" office:value-type="date" office:date-value="2019-01-01" calcext:value-type="date">
            <text:p>01/01/19</text:p>
          </table:table-cell>
          <table:table-cell office:value-type="string" calcext:value-type="string">
            <text:p>3B</text:p>
          </table:table-cell>
          <table:table-cell table:number-columns-repeated="2"/>
          <table:table-cell table:style-name="ce213" office:value-type="string" calcext:value-type="string">
            <text:p>NOME RISORSA</text:p>
          </table:table-cell>
          <table:table-cell/>
          <table:table-cell table:style-name="ce213" office:value-type="string" calcext:value-type="string">
            <text:p>DESCRIZIONE ATTIVITA’</text:p>
          </table:table-cell>
          <table:table-cell office:value-type="float" office:value="-0.00825" calcext:value-type="float">
            <text:p>-0,0082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2D</text:p>
          </table:table-cell>
          <table:table-cell table:style-name="ce201" office:value-type="date" office:date-value="2019-01-01" calcext:value-type="date">
            <text:p>01/01/19</text:p>
          </table:table-cell>
          <table:table-cell office:value-type="string" calcext:value-type="string">
            <text:p>2D</text:p>
          </table:table-cell>
          <table:table-cell table:number-columns-repeated="2"/>
          <table:table-cell table:style-name="ce213" office:value-type="string" calcext:value-type="string">
            <text:p>NOME RISORSA</text:p>
          </table:table-cell>
          <table:table-cell/>
          <table:table-cell table:style-name="ce213" office:value-type="string" calcext:value-type="string">
            <text:p>DESCRIZIONE ATTIVITA’</text:p>
          </table:table-cell>
          <table:table-cell office:value-type="float" office:value="-4" calcext:value-type="float">
            <text:p>-4,00000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2A</text:p>
          </table:table-cell>
          <table:table-cell table:style-name="ce201" office:value-type="date" office:date-value="2019-01-01" calcext:value-type="date">
            <text:p>01/01/19</text:p>
          </table:table-cell>
          <table:table-cell office:value-type="string" calcext:value-type="string">
            <text:p>2A</text:p>
          </table:table-cell>
          <table:table-cell table:number-columns-repeated="2"/>
          <table:table-cell table:style-name="ce213" office:value-type="string" calcext:value-type="string">
            <text:p>NOME RISORSA</text:p>
          </table:table-cell>
          <table:table-cell/>
          <table:table-cell table:style-name="ce213" office:value-type="string" calcext:value-type="string">
            <text:p>DESCRIZIONE ATTIVITA’</text:p>
          </table:table-cell>
          <table:table-cell office:value-type="float" office:value="-2" calcext:value-type="float">
            <text:p>-2,00000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1-08T17:20:43.89" calcext:value-type="date">
            <text:p>08/01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1-09T11:23:17.54" calcext:value-type="date">
            <text:p>09/01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1-09T17:21:26.87" calcext:value-type="date">
            <text:p>09/01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1-10T17:22:10.1" calcext:value-type="date">
            <text:p>10/01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1-21T17:23:11.48" calcext:value-type="date">
            <text:p>21/01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1-22T17:23:38.58" calcext:value-type="date">
            <text:p>22/01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5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1-23T17:25:01.2" calcext:value-type="date">
            <text:p>23/01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3-05T11:24:58.53" calcext:value-type="date">
            <text:p>05/03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3-09T11:12:47.24" calcext:value-type="date">
            <text:p>09/03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3-11T11:12:56.42" calcext:value-type="date">
            <text:p>11/03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3-12T11:13:04.9" calcext:value-type="date">
            <text:p>12/03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3-13T11:13:21.16" calcext:value-type="date">
            <text:p>13/03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4-10T11:21:57.6" calcext:value-type="date">
            <text:p>10/04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4-21T11:21:09.73" calcext:value-type="date">
            <text:p>21/04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6-16T17:30:11.63" calcext:value-type="date">
            <text:p>16/06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6-17T17:30:54.31" calcext:value-type="date">
            <text:p>17/06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6-22T11:19:08.9" calcext:value-type="date">
            <text:p>22/06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6-23T11:19:19.31" calcext:value-type="date">
            <text:p>23/06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8-31T17:35:36.59" calcext:value-type="date">
            <text:p>31/08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9-01T17:36:17.65" calcext:value-type="date">
            <text:p>01/09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9-15T11:26:15.16" calcext:value-type="date">
            <text:p>15/09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9-16T11:26:21.56" calcext:value-type="date">
            <text:p>16/09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9-18T11:27:01.12" calcext:value-type="date">
            <text:p>18/09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9-24T11:29:05.3" calcext:value-type="date">
            <text:p>24/09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09-25T11:29:21.07" calcext:value-type="date">
            <text:p>25/09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10-01T11:29:54.39" calcext:value-type="date">
            <text:p>01/10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10-27T11:17:37.74" calcext:value-type="date">
            <text:p>27/10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10-28T11:17:44.1" calcext:value-type="date">
            <text:p>28/10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11-11T11:16:56.13" calcext:value-type="date">
            <text:p>11/11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.5" calcext:value-type="float">
            <text:p>3,5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11-24T17:43:12.37" calcext:value-type="date">
            <text:p>24/11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11-25T17:44:09.39" calcext:value-type="date">
            <text:p>25/11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12-07T17:47:07.12" calcext:value-type="date">
            <text:p>07/12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6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12-15T17:48:04.56" calcext:value-type="date">
            <text:p>15/12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12-21T17:50:07.08" calcext:value-type="date">
            <text:p>21/12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0-12-22T17:51:02.12" calcext:value-type="date">
            <text:p>22/12/2020</text:p>
          </table:table-cell>
          <table:table-cell table:style-name="ce213" office:value-type="string" calcext:value-type="string">
            <text:p>SIRPS-2020-1A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1-07T12:50:18.69" calcext:value-type="date">
            <text:p>07/01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1-07T17:12:32.29" calcext:value-type="date">
            <text:p>07/01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1-14T17:13:39.38" calcext:value-type="date">
            <text:p>14/01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1-21T17:14:22.33" calcext:value-type="date">
            <text:p>21/01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2-05T17:15:45.56" calcext:value-type="date">
            <text:p>05/02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2-11T12:51:35.5" calcext:value-type="date">
            <text:p>11/02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2-12T12:51:51.91" calcext:value-type="date">
            <text:p>12/02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2-13T17:16:21.58" calcext:value-type="date">
            <text:p>13/02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2-19T12:40:02.78" calcext:value-type="date">
            <text:p>19/02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2-27T12:40:42.77" calcext:value-type="date">
            <text:p>27/02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3-03T12:36:40.95" calcext:value-type="date">
            <text:p>03/03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3-03T17:17:23.67" calcext:value-type="date">
            <text:p>03/03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3-17T17:17:49.06" calcext:value-type="date">
            <text:p>17/03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3-19T12:38:00.07" calcext:value-type="date">
            <text:p>19/03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4-08T12:41:54.37" calcext:value-type="date">
            <text:p>08/04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4-14T17:18:24.02" calcext:value-type="date">
            <text:p>14/04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4-22T12:42:34.96" calcext:value-type="date">
            <text:p>22/04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4-27T11:28:01.92" calcext:value-type="date">
            <text:p>27/04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4-28T11:27:52.54" calcext:value-type="date">
            <text:p>28/04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4-29T12:43:16.57" calcext:value-type="date">
            <text:p>29/04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5-13T12:21:37.33" calcext:value-type="date">
            <text:p>13/05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5-13T12:44:45.88" calcext:value-type="date">
            <text:p>13/05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5-19T17:19:13.65" calcext:value-type="date">
            <text:p>19/05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5-21T14:50:34.38" calcext:value-type="date">
            <text:p>21/05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5-29T12:45:37.81" calcext:value-type="date">
            <text:p>29/05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6-04T14:59:18.78" calcext:value-type="date">
            <text:p>04/06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6-08T12:27:10.61" calcext:value-type="date">
            <text:p>08/06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6-08T12:29:35.72" calcext:value-type="date">
            <text:p>08/06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6-08T15:06:22.03" calcext:value-type="date">
            <text:p>08/06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6-09T17:20:10.25" calcext:value-type="date">
            <text:p>09/06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6-16T12:30:14.56" calcext:value-type="date">
            <text:p>16/06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6-23T12:33:45.98" calcext:value-type="date">
            <text:p>23/06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6-29T12:30:58.67" calcext:value-type="date">
            <text:p>29/06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7-01T12:32:38.62" calcext:value-type="date">
            <text:p>01/07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7-09T10:45:27.03" calcext:value-type="date">
            <text:p>09/07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8-03T12:47:29.03" calcext:value-type="date">
            <text:p>03/08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8-04T17:20:51.34" calcext:value-type="date">
            <text:p>04/08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9-10T17:21:29.12" calcext:value-type="date">
            <text:p>10/09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9-14T08:42:59.13" calcext:value-type="date">
            <text:p>14/09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9-18T14:40:31.55" calcext:value-type="date">
            <text:p>18/09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9-21T08:43:26.98" calcext:value-type="date">
            <text:p>21/09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9-22T14:43:58.82" calcext:value-type="date">
            <text:p>22/09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9-25T14:51:37.86" calcext:value-type="date">
            <text:p>25/09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9-29T11:37:28.08" calcext:value-type="date">
            <text:p>29/09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9-30T11:37:55.6" calcext:value-type="date">
            <text:p>30/09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09-30T13:40:00.06" calcext:value-type="date">
            <text:p>30/09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01T11:38:28.8" calcext:value-type="date">
            <text:p>01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02T11:39:16.11" calcext:value-type="date">
            <text:p>02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02T14:56:26.84" calcext:value-type="date">
            <text:p>02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07T15:10:57.14" calcext:value-type="date">
            <text:p>07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08T15:12:24.92" calcext:value-type="date">
            <text:p>08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12T08:42:12.02" calcext:value-type="date">
            <text:p>12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13T15:18:31.2" calcext:value-type="date">
            <text:p>13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14T17:22:52.99" calcext:value-type="date">
            <text:p>14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16T15:16:12.73" calcext:value-type="date">
            <text:p>16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19T08:41:32.57" calcext:value-type="date">
            <text:p>19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22T15:43:20.84" calcext:value-type="date">
            <text:p>22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27T15:58:07.88" calcext:value-type="date">
            <text:p>27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0-29T16:10:51.61" calcext:value-type="date">
            <text:p>29/10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1-04T13:10:56.86" calcext:value-type="date">
            <text:p>04/11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1-17T16:28:07.52" calcext:value-type="date">
            <text:p>17/11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1-26T16:37:21.48" calcext:value-type="date">
            <text:p>26/11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2-15T17:49:59.89" calcext:value-type="date">
            <text:p>15/12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2-18T13:05:37.48" calcext:value-type="date">
            <text:p>18/12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0-12-21T13:06:50.15" calcext:value-type="date">
            <text:p>21/12/2020</text:p>
          </table:table-cell>
          <table:table-cell table:style-name="ce213" office:value-type="string" calcext:value-type="string">
            <text:p>SIRPS-2020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02T13:36:59.59" calcext:value-type="date">
            <text:p>02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03T13:40:53.97" calcext:value-type="date">
            <text:p>03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08T13:40:29.09" calcext:value-type="date">
            <text:p>08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09T13:40:43.6" calcext:value-type="date">
            <text:p>09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14T13:44:15.42" calcext:value-type="date">
            <text:p>14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16T11:34:42.37" calcext:value-type="date">
            <text:p>16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17T11:34:55.1" calcext:value-type="date">
            <text:p>17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20T08:48:59.07" calcext:value-type="date">
            <text:p>20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20T13:48:45.02" calcext:value-type="date">
            <text:p>20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21T13:49:06.66" calcext:value-type="date">
            <text:p>21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22T13:49:15.19" calcext:value-type="date">
            <text:p>22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23T13:49:29.46" calcext:value-type="date">
            <text:p>23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24T13:49:45.55" calcext:value-type="date">
            <text:p>24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27T13:50:51.13" calcext:value-type="date">
            <text:p>27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1-28T13:51:41.78" calcext:value-type="date">
            <text:p>28/0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2-06T17:31:43.19" calcext:value-type="date">
            <text:p>06/02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2-19T17:32:10.16" calcext:value-type="date">
            <text:p>19/02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2-24T08:49:49.45" calcext:value-type="date">
            <text:p>24/02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2-26T17:32:52.49" calcext:value-type="date">
            <text:p>26/02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3-23T08:50:35.4" calcext:value-type="date">
            <text:p>23/03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07T11:08:24.03" calcext:value-type="date">
            <text:p>07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08T11:08:41.3" calcext:value-type="date">
            <text:p>08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08T14:10:13.03" calcext:value-type="date">
            <text:p>08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09T11:21:30.5" calcext:value-type="date">
            <text:p>09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09T17:33:47.97" calcext:value-type="date">
            <text:p>09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13T11:22:22.02" calcext:value-type="date">
            <text:p>13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14T09:50:17.58" calcext:value-type="date">
            <text:p>14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14T13:03:30.96" calcext:value-type="date">
            <text:p>14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15T09:50:42.56" calcext:value-type="date">
            <text:p>15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15T13:03:50.63" calcext:value-type="date">
            <text:p>15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15T14:15:28.2" calcext:value-type="date">
            <text:p>15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16T09:51:19.78" calcext:value-type="date">
            <text:p>16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16T13:04:11.77" calcext:value-type="date">
            <text:p>16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17T09:51:42.98" calcext:value-type="date">
            <text:p>17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20T12:05:59.61" calcext:value-type="date">
            <text:p>20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21T12:06:36.72" calcext:value-type="date">
            <text:p>21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22T12:07:01.32" calcext:value-type="date">
            <text:p>22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27T12:08:32.08" calcext:value-type="date">
            <text:p>27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28T08:51:24.95" calcext:value-type="date">
            <text:p>28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28T12:08:56.51" calcext:value-type="date">
            <text:p>28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4-30T12:09:26.5" calcext:value-type="date">
            <text:p>30/04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5-04T12:10:59.72" calcext:value-type="date">
            <text:p>04/05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5-05T12:19:42.5" calcext:value-type="date">
            <text:p>05/05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5-08T12:20:10.46" calcext:value-type="date">
            <text:p>08/05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5-11T12:20:37.1" calcext:value-type="date">
            <text:p>11/05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5-12T12:21:17.29" calcext:value-type="date">
            <text:p>12/05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5-14T12:53:44.64" calcext:value-type="date">
            <text:p>14/05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5-15T12:22:12.11" calcext:value-type="date">
            <text:p>15/05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5-18T12:22:43.59" calcext:value-type="date">
            <text:p>18/05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5-19T08:55:27.55" calcext:value-type="date">
            <text:p>19/05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5-19T12:23:04.63" calcext:value-type="date">
            <text:p>19/05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6-08T15:02:39.57" calcext:value-type="date">
            <text:p>08/06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6-09T15:02:17.82" calcext:value-type="date">
            <text:p>09/06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6-11T15:04:07.41" calcext:value-type="date">
            <text:p>11/06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6-12T15:05:04.34" calcext:value-type="date">
            <text:p>12/06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6-15T08:48:31.1" calcext:value-type="date">
            <text:p>15/06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6-16T11:41:33.67" calcext:value-type="date">
            <text:p>16/06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6-17T11:41:53.24" calcext:value-type="date">
            <text:p>17/06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6-18T12:58:45.77" calcext:value-type="date">
            <text:p>18/06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6-19T11:42:35.2" calcext:value-type="date">
            <text:p>19/06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7-02T10:40:14.4" calcext:value-type="date">
            <text:p>02/07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7-03T10:40:37.47" calcext:value-type="date">
            <text:p>03/07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7-06T10:41:30.2" calcext:value-type="date">
            <text:p>06/07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7-07T10:42:18.33" calcext:value-type="date">
            <text:p>07/07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7-08T10:42:52.09" calcext:value-type="date">
            <text:p>08/07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7-09T10:43:31.9" calcext:value-type="date">
            <text:p>09/07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7-14T12:11:07.67" calcext:value-type="date">
            <text:p>14/07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7-15T10:48:41.08" calcext:value-type="date">
            <text:p>15/07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7-16T10:48:58.21" calcext:value-type="date">
            <text:p>16/07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7-20T11:11:29.43" calcext:value-type="date">
            <text:p>20/07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7-24T12:14:40.01" calcext:value-type="date">
            <text:p>24/07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9-01T13:17:49.82" calcext:value-type="date">
            <text:p>01/09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9-02T13:19:08.16" calcext:value-type="date">
            <text:p>02/09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9-04T13:22:06.69" calcext:value-type="date">
            <text:p>04/09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9-22T08:49:29.4" calcext:value-type="date">
            <text:p>22/09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09-23T17:37:19.73" calcext:value-type="date">
            <text:p>23/09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01T15:58:34.43" calcext:value-type="date">
            <text:p>01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02T15:58:57.96" calcext:value-type="date">
            <text:p>02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05T11:40:15.89" calcext:value-type="date">
            <text:p>05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06T15:03:36.79" calcext:value-type="date">
            <text:p>06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06T16:18:50.95" calcext:value-type="date">
            <text:p>06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07T15:04:07.18" calcext:value-type="date">
            <text:p>07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07T16:20:27.72" calcext:value-type="date">
            <text:p>07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09T16:20:50.07" calcext:value-type="date">
            <text:p>09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11T16:22:13.14" calcext:value-type="date">
            <text:p>11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12T16:21:48.51" calcext:value-type="date">
            <text:p>12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13T16:22:38.63" calcext:value-type="date">
            <text:p>13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13T17:38:20.29" calcext:value-type="date">
            <text:p>13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15T16:28:08.34" calcext:value-type="date">
            <text:p>15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16T16:29:38.03" calcext:value-type="date">
            <text:p>16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18T16:30:10.09" calcext:value-type="date">
            <text:p>18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20T08:50:16.29" calcext:value-type="date">
            <text:p>20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20T17:38:43.97" calcext:value-type="date">
            <text:p>20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0-29T17:39:01.41" calcext:value-type="date">
            <text:p>29/10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1-03T17:39:32" calcext:value-type="date">
            <text:p>03/1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1-04T11:35:05.17" calcext:value-type="date">
            <text:p>04/1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1-10T17:40:18.34" calcext:value-type="date">
            <text:p>10/1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1-25T08:51:07.99" calcext:value-type="date">
            <text:p>25/1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1-25T16:44:58.86" calcext:value-type="date">
            <text:p>25/1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1-30T16:42:24.23" calcext:value-type="date">
            <text:p>30/11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2-01T17:33:49.9" calcext:value-type="date">
            <text:p>01/12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0-12-14T08:56:24.58" calcext:value-type="date">
            <text:p>14/12/2020</text:p>
          </table:table-cell>
          <table:table-cell table:style-name="ce213" office:value-type="string" calcext:value-type="string">
            <text:p>SIRPS-2020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2-04T12:00:44.76" calcext:value-type="date">
            <text:p>04/02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2-05T12:01:52.6" calcext:value-type="date">
            <text:p>05/02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2-10T13:55:44.88" calcext:value-type="date">
            <text:p>10/02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2-11T13:55:54.04" calcext:value-type="date">
            <text:p>11/02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3-06T13:05:12.96" calcext:value-type="date">
            <text:p>06/03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5-08T14:39:04.81" calcext:value-type="date">
            <text:p>08/05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5-14T14:41:56.13" calcext:value-type="date">
            <text:p>14/05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7-07T13:13:08.34" calcext:value-type="date">
            <text:p>07/07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7-07T17:35:51.4" calcext:value-type="date">
            <text:p>07/07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.5" calcext:value-type="float">
            <text:p>7,5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7-08T13:12:36.32" calcext:value-type="date">
            <text:p>08/07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7-20T12:55:14.4" calcext:value-type="date">
            <text:p>20/07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9-08T17:36:48.59" calcext:value-type="date">
            <text:p>08/09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9-15T17:43:46.99" calcext:value-type="date">
            <text:p>15/09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09-24T17:44:10.33" calcext:value-type="date">
            <text:p>24/09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10-07T17:44:31.39" calcext:value-type="date">
            <text:p>07/10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10-12T13:14:39.82" calcext:value-type="date">
            <text:p>12/10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10-13T13:15:52.58" calcext:value-type="date">
            <text:p>13/10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10-30T12:54:05.51" calcext:value-type="date">
            <text:p>30/10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A</text:p>
          </table:table-cell>
          <table:table-cell table:style-name="ce208" office:value-type="date" office:date-value="2020-12-14T17:42:06.25" calcext:value-type="date">
            <text:p>14/12/2020</text:p>
          </table:table-cell>
          <table:table-cell table:style-name="ce213" office:value-type="string" calcext:value-type="string">
            <text:p>SIRPS-2020-3A</text:p>
          </table:table-cell>
          <table:table-cell table:style-name="ce213"/>
          <table:table-cell table:style-name="ce213" office:value-type="string" calcext:value-type="string">
            <text:p>Supporto specialistico, progettazione e analis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08T17:29:52.02" calcext:value-type="date">
            <text:p>08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09T17:30:10.98" calcext:value-type="date">
            <text:p>09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10T13:43:38.15" calcext:value-type="date">
            <text:p>10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13T16:49:15.62" calcext:value-type="date">
            <text:p>13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15T17:30:39.23" calcext:value-type="date">
            <text:p>15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16T11:08:42.84" calcext:value-type="date">
            <text:p>16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23T11:44:15.93" calcext:value-type="date">
            <text:p>23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24T11:44:39.72" calcext:value-type="date">
            <text:p>24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27T11:51:22.18" calcext:value-type="date">
            <text:p>27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28T11:54:03.93" calcext:value-type="date">
            <text:p>28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29T11:54:27.15" calcext:value-type="date">
            <text:p>29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30T11:55:02.56" calcext:value-type="date">
            <text:p>30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30T17:31:12.83" calcext:value-type="date">
            <text:p>30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1-31T11:57:16.3" calcext:value-type="date">
            <text:p>31/0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03T12:01:55.51" calcext:value-type="date">
            <text:p>03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03T13:22:19.64" calcext:value-type="date">
            <text:p>03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04T12:02:47.44" calcext:value-type="date">
            <text:p>04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05T13:23:14.23" calcext:value-type="date">
            <text:p>05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06T13:23:36.27" calcext:value-type="date">
            <text:p>06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07T13:24:01.65" calcext:value-type="date">
            <text:p>07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07T13:55:25.55" calcext:value-type="date">
            <text:p>07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0T13:24:48.5" calcext:value-type="date">
            <text:p>10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1T10:37:08.59" calcext:value-type="date">
            <text:p>11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2T13:25:37.02" calcext:value-type="date">
            <text:p>12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3T13:25:12.99" calcext:value-type="date">
            <text:p>13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4T12:03:42.1" calcext:value-type="date">
            <text:p>14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4T13:26:27.08" calcext:value-type="date">
            <text:p>14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7T12:05:35.76" calcext:value-type="date">
            <text:p>17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7T13:28:10.41" calcext:value-type="date">
            <text:p>17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8T12:05:54.81" calcext:value-type="date">
            <text:p>18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8T13:28:36.87" calcext:value-type="date">
            <text:p>18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9T12:07:08.85" calcext:value-type="date">
            <text:p>19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19T13:29:16.54" calcext:value-type="date">
            <text:p>19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20T12:08:32.39" calcext:value-type="date">
            <text:p>20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20T13:29:41.6" calcext:value-type="date">
            <text:p>20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21T12:09:40.54" calcext:value-type="date">
            <text:p>21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21T13:30:05.65" calcext:value-type="date">
            <text:p>21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24T12:10:03.83" calcext:value-type="date">
            <text:p>24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25T09:38:23.71" calcext:value-type="date">
            <text:p>25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2-27T09:38:10.59" calcext:value-type="date">
            <text:p>27/0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02T10:37:56.27" calcext:value-type="date">
            <text:p>02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02T12:35:22.81" calcext:value-type="date">
            <text:p>02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03T10:38:13.11" calcext:value-type="date">
            <text:p>03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03T12:35:41.14" calcext:value-type="date">
            <text:p>03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04T10:38:55.83" calcext:value-type="date">
            <text:p>04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05T10:39:26.81" calcext:value-type="date">
            <text:p>05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05T12:36:02.68" calcext:value-type="date">
            <text:p>05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06T10:40:06.32" calcext:value-type="date">
            <text:p>06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06T12:37:37.03" calcext:value-type="date">
            <text:p>06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09T10:40:34.2" calcext:value-type="date">
            <text:p>09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09T12:38:02.26" calcext:value-type="date">
            <text:p>09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0T10:40:57.49" calcext:value-type="date">
            <text:p>10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0T12:38:23.5" calcext:value-type="date">
            <text:p>10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1T10:10:51.46" calcext:value-type="date">
            <text:p>11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1T12:39:44.83" calcext:value-type="date">
            <text:p>11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2T10:11:10.64" calcext:value-type="date">
            <text:p>12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2T12:40:00.01" calcext:value-type="date">
            <text:p>12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3T10:11:29.82" calcext:value-type="date">
            <text:p>13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3T12:49:17.9" calcext:value-type="date">
            <text:p>13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6T10:12:20.48" calcext:value-type="date">
            <text:p>16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6T12:50:12.55" calcext:value-type="date">
            <text:p>16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7T10:12:39.45" calcext:value-type="date">
            <text:p>17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7T12:51:42.43" calcext:value-type="date">
            <text:p>17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8T10:13:04.17" calcext:value-type="date">
            <text:p>18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8T12:51:51.31" calcext:value-type="date">
            <text:p>18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9T10:15:01.49" calcext:value-type="date">
            <text:p>19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19T12:52:00.22" calcext:value-type="date">
            <text:p>19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20T10:15:23.89" calcext:value-type="date">
            <text:p>20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23T10:07:53.76" calcext:value-type="date">
            <text:p>23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23T13:56:26.82" calcext:value-type="date">
            <text:p>23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.5" calcext:value-type="float">
            <text:p>5,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24T10:08:29.78" calcext:value-type="date">
            <text:p>24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24T12:55:29.87" calcext:value-type="date">
            <text:p>24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24T12:56:41.32" calcext:value-type="date">
            <text:p>24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25T10:08:45.3" calcext:value-type="date">
            <text:p>25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25T13:00:54.06" calcext:value-type="date">
            <text:p>25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26T10:09:04.35" calcext:value-type="date">
            <text:p>26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26T13:55:27.5" calcext:value-type="date">
            <text:p>26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27T12:59:34.78" calcext:value-type="date">
            <text:p>27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30T10:45:56.32" calcext:value-type="date">
            <text:p>30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30T12:59:04.48" calcext:value-type="date">
            <text:p>30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30T13:07:30.55" calcext:value-type="date">
            <text:p>30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.5" calcext:value-type="float">
            <text:p>2,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30T13:09:54.88" calcext:value-type="date">
            <text:p>30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.5" calcext:value-type="float">
            <text:p>3,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31T10:46:56.55" calcext:value-type="date">
            <text:p>31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3-31T13:38:35.68" calcext:value-type="date">
            <text:p>31/03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01T10:49:36.28" calcext:value-type="date">
            <text:p>01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01T14:03:03.39" calcext:value-type="date">
            <text:p>01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02T10:49:52.27" calcext:value-type="date">
            <text:p>02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02T13:58:53.47" calcext:value-type="date">
            <text:p>02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03T10:50:09.57" calcext:value-type="date">
            <text:p>03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06T11:08:06.17" calcext:value-type="date">
            <text:p>06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07T14:08:21.24" calcext:value-type="date">
            <text:p>07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08T14:08:54.58" calcext:value-type="date">
            <text:p>08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09T14:13:09.42" calcext:value-type="date">
            <text:p>09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10T11:22:01.04" calcext:value-type="date">
            <text:p>10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14T14:14:55.29" calcext:value-type="date">
            <text:p>14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15T14:16:03.07" calcext:value-type="date">
            <text:p>15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16T14:17:02.41" calcext:value-type="date">
            <text:p>16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17T14:17:23.28" calcext:value-type="date">
            <text:p>17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20T14:17:53.66" calcext:value-type="date">
            <text:p>20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21T14:18:54.28" calcext:value-type="date">
            <text:p>21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22T14:20:26.6" calcext:value-type="date">
            <text:p>22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23T14:24:21.07" calcext:value-type="date">
            <text:p>23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23T17:34:14.12" calcext:value-type="date">
            <text:p>23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24T14:24:40.63" calcext:value-type="date">
            <text:p>24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24T14:25:54.66" calcext:value-type="date">
            <text:p>24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27T14:26:13.11" calcext:value-type="date">
            <text:p>27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28T14:26:31.82" calcext:value-type="date">
            <text:p>28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4-30T14:28:31.75" calcext:value-type="date">
            <text:p>30/04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04T14:31:29" calcext:value-type="date">
            <text:p>04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07T14:31:55.02" calcext:value-type="date">
            <text:p>07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07T14:34:39.52" calcext:value-type="date">
            <text:p>07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07T17:34:35.21" calcext:value-type="date">
            <text:p>07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08T14:35:41.32" calcext:value-type="date">
            <text:p>08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11T14:38:30.02" calcext:value-type="date">
            <text:p>11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12T14:40:49.33" calcext:value-type="date">
            <text:p>12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12T18:00:07.94" calcext:value-type="date">
            <text:p>12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15T14:44:56.12" calcext:value-type="date">
            <text:p>15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18T14:45:23.28" calcext:value-type="date">
            <text:p>18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19T14:47:53.45" calcext:value-type="date">
            <text:p>19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26T18:00:25.63" calcext:value-type="date">
            <text:p>26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28T14:53:28.52" calcext:value-type="date">
            <text:p>28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5-28T17:34:58.8" calcext:value-type="date">
            <text:p>28/05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03T14:57:21.14" calcext:value-type="date">
            <text:p>03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03T17:42:23.89" calcext:value-type="date">
            <text:p>03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05T17:42:37.4" calcext:value-type="date">
            <text:p>05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10T18:00:48.61" calcext:value-type="date">
            <text:p>10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16T15:11:49.49" calcext:value-type="date">
            <text:p>16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18T15:09:57.11" calcext:value-type="date">
            <text:p>18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19T15:11:08.35" calcext:value-type="date">
            <text:p>19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22T15:13:09.04" calcext:value-type="date">
            <text:p>22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23T15:13:23.09" calcext:value-type="date">
            <text:p>23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24T15:13:51.55" calcext:value-type="date">
            <text:p>24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25T15:14:22.28" calcext:value-type="date">
            <text:p>25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26T15:14:41.54" calcext:value-type="date">
            <text:p>26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29T15:15:13.95" calcext:value-type="date">
            <text:p>29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29T17:43:08.36" calcext:value-type="date">
            <text:p>29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6-30T15:15:29.62" calcext:value-type="date">
            <text:p>30/06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7-01T10:39:23.31" calcext:value-type="date">
            <text:p>01/07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7-01T18:01:16.71" calcext:value-type="date">
            <text:p>01/07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7-17T12:38:36.14" calcext:value-type="date">
            <text:p>17/07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7-21T12:06:17.37" calcext:value-type="date">
            <text:p>21/07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7-22T16:39:21.13" calcext:value-type="date">
            <text:p>22/07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7-23T12:44:04.11" calcext:value-type="date">
            <text:p>23/07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7-23T16:40:05.45" calcext:value-type="date">
            <text:p>23/07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7-24T16:40:22.49" calcext:value-type="date">
            <text:p>24/07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7-28T12:44:37.85" calcext:value-type="date">
            <text:p>28/07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7-29T11:22:27.67" calcext:value-type="date">
            <text:p>29/07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7-30T12:24:06.73" calcext:value-type="date">
            <text:p>30/07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8-04T12:48:51.88" calcext:value-type="date">
            <text:p>04/08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8-21T13:01:07.12" calcext:value-type="date">
            <text:p>21/08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8-27T13:16:25.14" calcext:value-type="date">
            <text:p>27/08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8-31T13:11:02.48" calcext:value-type="date">
            <text:p>31/08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03T13:20:32.36" calcext:value-type="date">
            <text:p>03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03T18:01:47.39" calcext:value-type="date">
            <text:p>03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04T16:42:03.64" calcext:value-type="date">
            <text:p>04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07T16:43:55.69" calcext:value-type="date">
            <text:p>07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08T16:44:14.49" calcext:value-type="date">
            <text:p>08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10T14:23:34.13" calcext:value-type="date">
            <text:p>10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10T16:44:26.21" calcext:value-type="date">
            <text:p>10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11T16:44:34.77" calcext:value-type="date">
            <text:p>11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16T18:02:07.24" calcext:value-type="date">
            <text:p>16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18T14:37:06.73" calcext:value-type="date">
            <text:p>18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22T14:42:12.71" calcext:value-type="date">
            <text:p>22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09-30T18:02:26.24" calcext:value-type="date">
            <text:p>30/09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0-19T15:40:29.19" calcext:value-type="date">
            <text:p>19/10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0-19T15:41:32.33" calcext:value-type="date">
            <text:p>19/10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0-20T15:41:45.2" calcext:value-type="date">
            <text:p>20/10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0-21T15:42:13.34" calcext:value-type="date">
            <text:p>21/10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0-21T18:02:56.49" calcext:value-type="date">
            <text:p>21/10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0-23T15:47:48.65" calcext:value-type="date">
            <text:p>23/10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0-26T16:03:28.83" calcext:value-type="date">
            <text:p>26/10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0-28T18:03:16.66" calcext:value-type="date">
            <text:p>28/10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0-29T16:03:52.23" calcext:value-type="date">
            <text:p>29/10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03T16:13:11.13" calcext:value-type="date">
            <text:p>03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04T16:13:38.07" calcext:value-type="date">
            <text:p>04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05T16:14:18.48" calcext:value-type="date">
            <text:p>05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05T18:03:47.56" calcext:value-type="date">
            <text:p>05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06T16:16:47.63" calcext:value-type="date">
            <text:p>06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09T16:21:33.05" calcext:value-type="date">
            <text:p>09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10T16:21:43.75" calcext:value-type="date">
            <text:p>10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11T16:22:49.46" calcext:value-type="date">
            <text:p>11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12T18:04:40.06" calcext:value-type="date">
            <text:p>12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13T16:27:09.78" calcext:value-type="date">
            <text:p>13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16T16:27:26.43" calcext:value-type="date">
            <text:p>16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18T16:31:35.28" calcext:value-type="date">
            <text:p>18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18T18:04:57.01" calcext:value-type="date">
            <text:p>18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19T16:32:16.68" calcext:value-type="date">
            <text:p>19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19T16:32:29.09" calcext:value-type="date">
            <text:p>19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23T16:34:19.35" calcext:value-type="date">
            <text:p>23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24T16:34:53.34" calcext:value-type="date">
            <text:p>24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1-25T18:05:10.15" calcext:value-type="date">
            <text:p>25/11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2-02T18:05:33.44" calcext:value-type="date">
            <text:p>02/1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8" office:value-type="date" office:date-value="2020-12-11T17:40:41.57" calcext:value-type="date">
            <text:p>11/12/2020</text:p>
          </table:table-cell>
          <table:table-cell table:style-name="ce213" office:value-type="string" calcext:value-type="string">
            <text:p>SIRPS-2020-3B</text:p>
          </table:table-cell>
          <table:table-cell table:style-name="ce213"/>
          <table:table-cell table:style-name="ce213" office:value-type="string" calcext:value-type="string">
            <text:p>Sviluppi evolutivi da progetto SIRPS Marche concordati con Regione Umbria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3B</text:p>
          </table:table-cell>
          <table:table-cell table:style-name="ce201" office:value-type="date" office:date-value="2020-01-01" calcext:value-type="date">
            <text:p>01/01/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table:style-name="ce213" office:value-type="string" calcext:value-type="string">
            <text:p>NOME RISORSA</text:p>
          </table:table-cell>
          <table:table-cell/>
          <table:table-cell table:style-name="ce213" office:value-type="string" calcext:value-type="string">
            <text:p>DESCRIZIONE ATTIVITA’</text:p>
          </table:table-cell>
          <table:table-cell office:value-type="float" office:value="-1.249" calcext:value-type="float">
            <text:p>-1,24900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1-04T09:38:12.13" calcext:value-type="date">
            <text:p>04/01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1-05T17:59:39.52" calcext:value-type="date">
            <text:p>05/0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1-08T13:09:57.7" calcext:value-type="date">
            <text:p>08/01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1-20T13:04:59.66" calcext:value-type="date">
            <text:p>20/01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1-27T13:23:35.01" calcext:value-type="date">
            <text:p>27/01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T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1-28T12:05:22.88" calcext:value-type="date">
            <text:p>28/01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2-01T13:07:55.3" calcext:value-type="date">
            <text:p>01/0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2-12T13:24:54.51" calcext:value-type="date">
            <text:p>12/0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2-12T14:12:45.39" calcext:value-type="date">
            <text:p>12/0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2-12T17:41:38.39" calcext:value-type="date">
            <text:p>12/0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T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.5" calcext:value-type="float">
            <text:p>5,5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2-15T17:46:23.81" calcext:value-type="date">
            <text:p>15/0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2-18T19:03:58.4" calcext:value-type="date">
            <text:p>18/0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2-23T10:35:26.45" calcext:value-type="date">
            <text:p>23/0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2-26T13:31:07.22" calcext:value-type="date">
            <text:p>26/0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3-11T12:53:27.39" calcext:value-type="date">
            <text:p>11/03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3-11T19:41:05.13" calcext:value-type="date">
            <text:p>11/03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3-12T17:06:33.57" calcext:value-type="date">
            <text:p>12/03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3-25T10:38:42.34" calcext:value-type="date">
            <text:p>25/03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4-01T14:57:32.75" calcext:value-type="date">
            <text:p>01/04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4-02T13:28:42.83" calcext:value-type="date">
            <text:p>02/04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4-26T12:51:37.61" calcext:value-type="date">
            <text:p>26/04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4-27T13:29:47.17" calcext:value-type="date">
            <text:p>27/04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T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4-28T15:08:46.56" calcext:value-type="date">
            <text:p>28/04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T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26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4-30T12:50:44.15" calcext:value-type="date">
            <text:p>30/04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5-17T13:31:10.99" calcext:value-type="date">
            <text:p>17/05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5-17T14:13:44.13" calcext:value-type="date">
            <text:p>17/05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5-17T14:48:21.01" calcext:value-type="date">
            <text:p>17/05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5-18T12:46:18.73" calcext:value-type="date">
            <text:p>18/05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6-04T12:18:27.06" calcext:value-type="date">
            <text:p>04/06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0.5" calcext:value-type="float">
            <text:p>0,5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6-07T12:45:06.61" calcext:value-type="date">
            <text:p>07/06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6-11T12:04:32.07" calcext:value-type="date">
            <text:p>11/06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6-11T12:43:17.05" calcext:value-type="date">
            <text:p>11/06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6-11T13:33:22.01" calcext:value-type="date">
            <text:p>11/06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6-18T10:41:28.72" calcext:value-type="date">
            <text:p>18/06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7-06T12:39:03.59" calcext:value-type="date">
            <text:p>06/07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7-12T11:35:47.39" calcext:value-type="date">
            <text:p>12/07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7-27T17:13:10.02" calcext:value-type="date">
            <text:p>27/07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8-02T16:55:55.03" calcext:value-type="date">
            <text:p>02/08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T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8-09T11:58:32.3" calcext:value-type="date">
            <text:p>09/08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8-12T16:55:37.66" calcext:value-type="date">
            <text:p>12/08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8-13T16:34:00.69" calcext:value-type="date">
            <text:p>13/08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06T22:30:07.09" calcext:value-type="date">
            <text:p>06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16T14:12:40.43" calcext:value-type="date">
            <text:p>16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17T14:40:49.51" calcext:value-type="date">
            <text:p>17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21T08:34:52.41" calcext:value-type="date">
            <text:p>21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23T13:57:36.02" calcext:value-type="date">
            <text:p>23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23T16:23:20.74" calcext:value-type="date">
            <text:p>23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23T16:23:50.6" calcext:value-type="date">
            <text:p>23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23T16:24:45.95" calcext:value-type="date">
            <text:p>23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27T13:54:44.38" calcext:value-type="date">
            <text:p>27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27T14:59:17.19" calcext:value-type="date">
            <text:p>27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7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29T13:53:20.06" calcext:value-type="date">
            <text:p>29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01T12:14:10.9" calcext:value-type="date">
            <text:p>01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05T17:01:23.81" calcext:value-type="date">
            <text:p>05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06T14:21:44.99" calcext:value-type="date">
            <text:p>06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06T17:03:09.48" calcext:value-type="date">
            <text:p>06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12T15:12:22.8" calcext:value-type="date">
            <text:p>12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12T15:41:54.12" calcext:value-type="date">
            <text:p>12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12T15:42:36.32" calcext:value-type="date">
            <text:p>12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13T11:56:46.8" calcext:value-type="date">
            <text:p>13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19T16:59:31.05" calcext:value-type="date">
            <text:p>19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20T22:21:35.73" calcext:value-type="date">
            <text:p>20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21T11:10:56.69" calcext:value-type="date">
            <text:p>21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21T16:32:53.07" calcext:value-type="date">
            <text:p>21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0-29T12:53:03.91" calcext:value-type="date">
            <text:p>29/10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1-02T17:39:14.54" calcext:value-type="date">
            <text:p>02/11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1-05T14:58:40.22" calcext:value-type="date">
            <text:p>05/11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1-05T15:00:12.85" calcext:value-type="date">
            <text:p>05/11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1-11T07:24:52.14" calcext:value-type="date">
            <text:p>11/11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1-12T09:01:51.94" calcext:value-type="date">
            <text:p>12/11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1-17T15:52:21.58" calcext:value-type="date">
            <text:p>17/11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01T17:54:18.84" calcext:value-type="date">
            <text:p>01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02T12:15:20.2" calcext:value-type="date">
            <text:p>02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02T17:14:05.98" calcext:value-type="date">
            <text:p>02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03T13:51:49.12" calcext:value-type="date">
            <text:p>03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.5" calcext:value-type="float">
            <text:p>3,5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03T15:05:09.81" calcext:value-type="date">
            <text:p>03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06T17:43:53.45" calcext:value-type="date">
            <text:p>06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06T17:45:42.9" calcext:value-type="date">
            <text:p>06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07T15:33:12.88" calcext:value-type="date">
            <text:p>07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07T15:33:41.21" calcext:value-type="date">
            <text:p>07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09T15:17:05.62" calcext:value-type="date">
            <text:p>09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09T17:02:09.49" calcext:value-type="date">
            <text:p>09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10T13:52:12.69" calcext:value-type="date">
            <text:p>10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13T16:21:58.2" calcext:value-type="date">
            <text:p>13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0.5" calcext:value-type="float">
            <text:p>0,5</text:p>
          </table:table-cell>
          <table:table-cell table:style-name="ce213" office:value-type="string" calcext:value-type="string">
            <text:p>0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13T17:00:32.92" calcext:value-type="date">
            <text:p>13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14T08:32:58.27" calcext:value-type="date">
            <text:p>14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14T08:33:26.33" calcext:value-type="date">
            <text:p>14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14T11:16:11.26" calcext:value-type="date">
            <text:p>14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16T16:12:20.03" calcext:value-type="date">
            <text:p>16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16T17:24:28.77" calcext:value-type="date">
            <text:p>16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0.5" calcext:value-type="float">
            <text:p>0,5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20T16:23:42.53" calcext:value-type="date">
            <text:p>20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20T16:32:25.07" calcext:value-type="date">
            <text:p>20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21T15:50:32.7" calcext:value-type="date">
            <text:p>21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T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21T16:44:19.13" calcext:value-type="date">
            <text:p>21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4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21T17:33:44.83" calcext:value-type="date">
            <text:p>21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24T17:19:08.81" calcext:value-type="date">
            <text:p>24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27T14:04:58.73" calcext:value-type="date">
            <text:p>27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12-28T19:24:27.26" calcext:value-type="date">
            <text:p>28/1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AR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1-05T09:37:14.86" calcext:value-type="date">
            <text:p>05/0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1-07T09:39:03.1" calcext:value-type="date">
            <text:p>07/0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1-08T18:00:23.18" calcext:value-type="date">
            <text:p>08/0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1-12T11:47:39.37" calcext:value-type="date">
            <text:p>12/0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1-28T12:07:39.32" calcext:value-type="date">
            <text:p>28/0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2-01T16:25:50.2" calcext:value-type="date">
            <text:p>01/0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2-01T16:26:16.11" calcext:value-type="date">
            <text:p>01/0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2-01T17:30:35.04" calcext:value-type="date">
            <text:p>01/0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2-02T17:31:32.59" calcext:value-type="date">
            <text:p>02/0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2-03T17:31:44.03" calcext:value-type="date">
            <text:p>03/0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2-04T17:33:25.18" calcext:value-type="date">
            <text:p>04/0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2-05T12:20:17.77" calcext:value-type="date">
            <text:p>05/0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2-05T17:35:06.08" calcext:value-type="date">
            <text:p>05/0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2-08T17:37:16.59" calcext:value-type="date">
            <text:p>08/0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2-09T16:23:22.39" calcext:value-type="date">
            <text:p>09/0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3-01T16:22:34.84" calcext:value-type="date">
            <text:p>01/03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3-05T17:09:33.3" calcext:value-type="date">
            <text:p>05/03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3-11T17:14:50.16" calcext:value-type="date">
            <text:p>11/03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3-12T16:15:10.51" calcext:value-type="date">
            <text:p>12/03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3-12T16:21:55.9" calcext:value-type="date">
            <text:p>12/03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3-15T19:56:02.18" calcext:value-type="date">
            <text:p>15/03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3-31T16:19:52.02" calcext:value-type="date">
            <text:p>31/03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4-01T14:58:57.37" calcext:value-type="date">
            <text:p>01/04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4-20T16:11:08.46" calcext:value-type="date">
            <text:p>20/04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4-21T15:15:48.07" calcext:value-type="date">
            <text:p>21/04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4-22T16:10:29.42" calcext:value-type="date">
            <text:p>22/04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4-23T15:14:33.49" calcext:value-type="date">
            <text:p>23/04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4-26T16:09:40.35" calcext:value-type="date">
            <text:p>26/04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5-20T16:08:16.22" calcext:value-type="date">
            <text:p>20/05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6-03T16:06:53.57" calcext:value-type="date">
            <text:p>03/06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6-04T12:27:53.31" calcext:value-type="date">
            <text:p>04/06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6-08T12:34:27.81" calcext:value-type="date">
            <text:p>08/06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6-09T16:05:23.03" calcext:value-type="date">
            <text:p>09/06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6-10T12:03:32.23" calcext:value-type="date">
            <text:p>10/06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6-11T12:01:46.78" calcext:value-type="date">
            <text:p>11/06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6-11T16:02:46.37" calcext:value-type="date">
            <text:p>11/06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6-14T12:00:44.16" calcext:value-type="date">
            <text:p>14/06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6-16T12:00:10.94" calcext:value-type="date">
            <text:p>16/06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6-18T11:58:00.85" calcext:value-type="date">
            <text:p>18/06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6-28T11:43:21.02" calcext:value-type="date">
            <text:p>28/06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7-02T11:05:27.3" calcext:value-type="date">
            <text:p>02/07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7-02T11:40:28.72" calcext:value-type="date">
            <text:p>02/07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7-05T11:25:09.18" calcext:value-type="date">
            <text:p>05/07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7-06T11:25:43.19" calcext:value-type="date">
            <text:p>06/07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7-07T11:16:02.61" calcext:value-type="date">
            <text:p>07/07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7-09T11:28:58.81" calcext:value-type="date">
            <text:p>09/07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7-16T12:00:28.7" calcext:value-type="date">
            <text:p>16/07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7-19T16:22:36.37" calcext:value-type="date">
            <text:p>19/07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7-29T12:19:59.38" calcext:value-type="date">
            <text:p>29/07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8-02T12:18:22.29" calcext:value-type="date">
            <text:p>02/08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8-02T13:34:43.4" calcext:value-type="date">
            <text:p>02/08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.5" calcext:value-type="float">
            <text:p>3,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8-03T13:35:42.63" calcext:value-type="date">
            <text:p>03/08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8-09T10:43:20.94" calcext:value-type="date">
            <text:p>09/08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8-20T09:27:42.92" calcext:value-type="date">
            <text:p>20/08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09-17T14:06:00.08" calcext:value-type="date">
            <text:p>17/09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0-07T17:05:30.66" calcext:value-type="date">
            <text:p>07/10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0-08T17:07:46.37" calcext:value-type="date">
            <text:p>08/10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0-12T15:03:29.49" calcext:value-type="date">
            <text:p>12/10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05T13:15:54.64" calcext:value-type="date">
            <text:p>05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08T17:28:06.25" calcext:value-type="date">
            <text:p>08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09T17:36:52.94" calcext:value-type="date">
            <text:p>09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0T20:09:21.31" calcext:value-type="date">
            <text:p>10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1T14:51:53.03" calcext:value-type="date">
            <text:p>11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1T16:20:15.11" calcext:value-type="date">
            <text:p>11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8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2T09:48:49.57" calcext:value-type="date">
            <text:p>12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0.5" calcext:value-type="float">
            <text:p>0,5</text:p>
          </table:table-cell>
          <table:table-cell table:style-name="ce213" office:value-type="string" calcext:value-type="string">
            <text:p>19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2T15:48:44.61" calcext:value-type="date">
            <text:p>12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.5" calcext:value-type="float">
            <text:p>5,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5T15:32:21.65" calcext:value-type="date">
            <text:p>15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6T14:11:46.91" calcext:value-type="date">
            <text:p>16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6T18:24:35.39" calcext:value-type="date">
            <text:p>16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.5" calcext:value-type="float">
            <text:p>2,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7T12:30:13.4" calcext:value-type="date">
            <text:p>17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7T13:19:46.53" calcext:value-type="date">
            <text:p>17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0.5" calcext:value-type="float">
            <text:p>0,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7T18:03:15.53" calcext:value-type="date">
            <text:p>17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.5" calcext:value-type="float">
            <text:p>2,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8T13:47:00.28" calcext:value-type="date">
            <text:p>18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8T18:57:34.64" calcext:value-type="date">
            <text:p>18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19T13:21:01.29" calcext:value-type="date">
            <text:p>19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22T10:54:52.29" calcext:value-type="date">
            <text:p>22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22T15:23:43.47" calcext:value-type="date">
            <text:p>22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25T14:35:33.96" calcext:value-type="date">
            <text:p>25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29T09:55:33.49" calcext:value-type="date">
            <text:p>29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29T13:25:21.86" calcext:value-type="date">
            <text:p>29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30T14:18:25.31" calcext:value-type="date">
            <text:p>30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6" calcext:value-type="float">
            <text:p>6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1-30T17:06:43.59" calcext:value-type="date">
            <text:p>30/11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2-01T17:52:56.1" calcext:value-type="date">
            <text:p>01/1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2-01T19:48:14.5" calcext:value-type="date">
            <text:p>01/1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2-02T12:31:16" calcext:value-type="date">
            <text:p>02/1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2-03T12:05:58.4" calcext:value-type="date">
            <text:p>03/1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2-09T12:14:50.99" calcext:value-type="date">
            <text:p>09/1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2-14T11:14:29.72" calcext:value-type="date">
            <text:p>14/1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2-14T11:15:00.9" calcext:value-type="date">
            <text:p>14/1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2-21T16:40:13.67" calcext:value-type="date">
            <text:p>21/1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D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E</text:p>
          </table:table-cell>
          <table:table-cell table:style-name="ce208" office:value-type="date" office:date-value="2021-12-22T15:35:53.65" calcext:value-type="date">
            <text:p>22/12/2021</text:p>
          </table:table-cell>
          <table:table-cell table:style-name="ce213" office:value-type="string" calcext:value-type="string">
            <text:p>SIRPS-2021-2E</text:p>
          </table:table-cell>
          <table:table-cell table:style-name="ce213"/>
          <table:table-cell table:style-name="ce213" office:value-type="string" calcext:value-type="string">
            <text:p>Interventi adeguativi e gestione anomalie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E-IAN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3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2-23T23:18:45.21" calcext:value-type="date">
            <text:p>23/02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4-02T21:58:16.49" calcext:value-type="date">
            <text:p>02/04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.5" calcext:value-type="float">
            <text:p>3,5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2D</text:p>
          </table:table-cell>
          <table:table-cell table:style-name="ce208" office:value-type="date" office:date-value="2021-09-23T22:46:36.02" calcext:value-type="date">
            <text:p>23/09/2021</text:p>
          </table:table-cell>
          <table:table-cell table:style-name="ce213" office:value-type="string" calcext:value-type="string">
            <text:p>SIRPS-2021-2D</text:p>
          </table:table-cell>
          <table:table-cell table:style-name="ce213"/>
          <table:table-cell table:style-name="ce213" office:value-type="string" calcext:value-type="string">
            <text:p>Conduzione tecnica e applicativa</text:p>
          </table:table-cell>
          <table:table-cell table:style-name="ce213" office:value-type="string" calcext:value-type="string">
            <text:p>NOME RISORSA</text:p>
          </table:table-cell>
          <table:table-cell table:style-name="ce213" office:value-type="string" calcext:value-type="string">
            <text:p>2D-IPC</text:p>
          </table:table-cell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1-08T22:03:33.47" calcext:value-type="date">
            <text:p>08/01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1-28T21:55:42.31" calcext:value-type="date">
            <text:p>28/01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2-02T23:00:55.26" calcext:value-type="date">
            <text:p>02/0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5" calcext:value-type="float">
            <text:p>5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2-04T00:05:25.41" calcext:value-type="date">
            <text:p>04/0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4" calcext:value-type="float">
            <text:p>4</text:p>
          </table:table-cell>
          <table:table-cell table:style-name="ce213" office:value-type="string" calcext:value-type="string">
            <text:p>02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2-08T00:02:22.89" calcext:value-type="date">
            <text:p>08/0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8" calcext:value-type="float">
            <text:p>8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2-17T23:46:03.46" calcext:value-type="date">
            <text:p>17/0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3-09T10:42:54.19" calcext:value-type="date">
            <text:p>09/03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4-01T13:14:27.96" calcext:value-type="date">
            <text:p>01/04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4-01T21:58:59.85" calcext:value-type="date">
            <text:p>01/04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4-06T21:56:26.72" calcext:value-type="date">
            <text:p>06/04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6-04T22:54:51.72" calcext:value-type="date">
            <text:p>04/06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6-04T22:55:08.38" calcext:value-type="date">
            <text:p>04/06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09-27T23:06:10.37" calcext:value-type="date">
            <text:p>27/09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10-01T22:52:57.82" calcext:value-type="date">
            <text:p>01/10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12-13T13:14:47.36" calcext:value-type="date">
            <text:p>13/1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0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12-13T13:15:46.78" calcext:value-type="date">
            <text:p>13/1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12-16T13:21:50.01" calcext:value-type="date">
            <text:p>16/1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7" calcext:value-type="float">
            <text:p>7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12-17T14:36:03.68" calcext:value-type="date">
            <text:p>17/1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1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12-20T13:29:55.36" calcext:value-type="date">
            <text:p>20/1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12-20T13:31:34.78" calcext:value-type="date">
            <text:p>20/1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3" calcext:value-type="float">
            <text:p>3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12-22T14:17:08.25" calcext:value-type="date">
            <text:p>22/1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2" calcext:value-type="float">
            <text:p>2</text:p>
          </table:table-cell>
          <table:table-cell table:style-name="ce213" office:value-type="string" calcext:value-type="string">
            <text:p>01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1A</text:p>
          </table:table-cell>
          <table:table-cell table:style-name="ce208" office:value-type="date" office:date-value="2021-12-23T14:17:57.99" calcext:value-type="date">
            <text:p>23/12/2021</text:p>
          </table:table-cell>
          <table:table-cell table:style-name="ce213" office:value-type="string" calcext:value-type="string">
            <text:p>SIRPS-2021-PJ</text:p>
          </table:table-cell>
          <table:table-cell table:style-name="ce213"/>
          <table:table-cell table:style-name="ce213" office:value-type="string" calcext:value-type="string">
            <text:p>Gestione e processi organizzativi</text:p>
          </table:table-cell>
          <table:table-cell table:style-name="ce213" office:value-type="string" calcext:value-type="string">
            <text:p>NOME RISORSA</text:p>
          </table:table-cell>
          <table:table-cell table:style-name="ce213"/>
          <table:table-cell table:style-name="ce213" office:value-type="string" calcext:value-type="string">
            <text:p>DESCRIZIONE ATTIVITA’</text:p>
          </table:table-cell>
          <table:table-cell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05</text:p>
          </table:table-cell>
          <table:table-cell table:number-columns-repeated="1014"/>
        </table:table-row>
        <table:table-row table:style-name="ro6" table:number-rows-repeated="1044737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3" table:number-rows-repeated="249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RASCOD" table:style-name="ta4">
        <office:forms form:automatic-focus="false" form:apply-design-mode="false"/>
        <table:table-column table:style-name="co37" table:default-cell-style-name="ce10"/>
        <table:table-column table:style-name="co9" table:number-columns-repeated="1023" table:default-cell-style-name="ce10"/>
        <table:table-row table:style-name="ro7">
          <table:table-cell table:style-name="ce196" office:value-type="string" calcext:value-type="string">
            <text:p>OLD COD</text:p>
          </table:table-cell>
          <table:table-cell table:style-name="ce196" office:value-type="string" calcext:value-type="string">
            <text:p>NEW COD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PJ.01</text:p>
          </table:table-cell>
          <table:table-cell table:style-name="ce197" office:value-type="string" calcext:value-type="string">
            <text:p>1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PJ.02</text:p>
          </table:table-cell>
          <table:table-cell table:style-name="ce197" office:value-type="string" calcext:value-type="string">
            <text:p>1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PJ.03</text:p>
          </table:table-cell>
          <table:table-cell table:style-name="ce197" office:value-type="string" calcext:value-type="string">
            <text:p>1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PJ.04</text:p>
          </table:table-cell>
          <table:table-cell table:style-name="ce197" office:value-type="string" calcext:value-type="string">
            <text:p>1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PJ.05</text:p>
          </table:table-cell>
          <table:table-cell table:style-name="ce197" office:value-type="string" calcext:value-type="string">
            <text:p>1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PJ.07</text:p>
          </table:table-cell>
          <table:table-cell table:style-name="ce197" office:value-type="string" calcext:value-type="string">
            <text:p>1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PJ.08</text:p>
          </table:table-cell>
          <table:table-cell table:style-name="ce197" office:value-type="string" calcext:value-type="string">
            <text:p>1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PJ.06</text:p>
          </table:table-cell>
          <table:table-cell table:style-name="ce197" office:value-type="string" calcext:value-type="string">
            <text:p>1A</text:p>
          </table:table-cell>
          <table:table-cell table:number-columns-repeated="1022"/>
        </table:table-row>
        <table:table-row table:style-name="ro6">
          <table:table-cell table:style-name="ce197" office:value-type="string" calcext:value-type="string">
            <text:p>FORM1.01</text:p>
          </table:table-cell>
          <table:table-cell table:style-name="ce197" office:value-type="string" calcext:value-type="string">
            <text:p>1B</text:p>
          </table:table-cell>
          <table:table-cell table:number-columns-repeated="1022"/>
        </table:table-row>
        <table:table-row table:style-name="ro11">
          <table:table-cell table:style-name="ce197" office:value-type="string" calcext:value-type="string">
            <text:p>FORM1.02</text:p>
          </table:table-cell>
          <table:table-cell table:style-name="ce197" office:value-type="string" calcext:value-type="string">
            <text:p>1B</text:p>
          </table:table-cell>
          <table:table-cell table:number-columns-repeated="1022"/>
        </table:table-row>
        <table:table-row table:style-name="ro6">
          <table:table-cell table:style-name="ce197" office:value-type="string" calcext:value-type="string">
            <text:p>FORM2.01</text:p>
          </table:table-cell>
          <table:table-cell table:style-name="ce197" office:value-type="string" calcext:value-type="string">
            <text:p>2A</text:p>
          </table:table-cell>
          <table:table-cell table:number-columns-repeated="1022"/>
        </table:table-row>
        <table:table-row table:style-name="ro6">
          <table:table-cell table:style-name="ce197" office:value-type="string" calcext:value-type="string">
            <text:p>FORM2.02</text:p>
          </table:table-cell>
          <table:table-cell table:style-name="ce197" office:value-type="string" calcext:value-type="string">
            <text:p>1C</text:p>
          </table:table-cell>
          <table:table-cell table:number-columns-repeated="1022"/>
        </table:table-row>
        <table:table-row table:style-name="ro6">
          <table:table-cell table:style-name="ce197" office:value-type="string" calcext:value-type="string">
            <text:p>FORM3.01</text:p>
          </table:table-cell>
          <table:table-cell table:style-name="ce197" office:value-type="string" calcext:value-type="string">
            <text:p>2A</text:p>
          </table:table-cell>
          <table:table-cell table:number-columns-repeated="1022"/>
        </table:table-row>
        <table:table-row table:style-name="ro6">
          <table:table-cell table:style-name="ce197" office:value-type="string" calcext:value-type="string">
            <text:p>FORM3.02</text:p>
          </table:table-cell>
          <table:table-cell table:style-name="ce197" office:value-type="string" calcext:value-type="string">
            <text:p>2A</text:p>
          </table:table-cell>
          <table:table-cell table:number-columns-repeated="1022"/>
        </table:table-row>
        <table:table-row table:style-name="ro6">
          <table:table-cell table:style-name="ce197" office:value-type="string" calcext:value-type="string">
            <text:p>FORM4.01</text:p>
          </table:table-cell>
          <table:table-cell table:style-name="ce197" office:value-type="string" calcext:value-type="string">
            <text:p>1B</text:p>
          </table:table-cell>
          <table:table-cell table:number-columns-repeated="1022"/>
        </table:table-row>
        <table:table-row table:style-name="ro6">
          <table:table-cell table:style-name="ce197" office:value-type="string" calcext:value-type="string">
            <text:p>FORM5.01</text:p>
          </table:table-cell>
          <table:table-cell table:style-name="ce197" office:value-type="string" calcext:value-type="string">
            <text:p>2C</text:p>
          </table:table-cell>
          <table:table-cell table:number-columns-repeated="1022"/>
        </table:table-row>
        <table:table-row table:style-name="ro6">
          <table:table-cell table:style-name="ce197" office:value-type="string" calcext:value-type="string">
            <text:p>FORM5.02</text:p>
          </table:table-cell>
          <table:table-cell table:style-name="ce197" office:value-type="string" calcext:value-type="string">
            <text:p>2C</text:p>
          </table:table-cell>
          <table:table-cell table:number-columns-repeated="1022"/>
        </table:table-row>
        <table:table-row table:style-name="ro7">
          <table:table-cell table:style-name="ce199" office:value-type="string" calcext:value-type="string">
            <text:p>ASS1.01</text:p>
          </table:table-cell>
          <table:table-cell table:style-name="ce197" office:value-type="string" calcext:value-type="string">
            <text:p>2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ASS1.02</text:p>
          </table:table-cell>
          <table:table-cell table:style-name="ce197" office:value-type="string" calcext:value-type="string">
            <text:p>2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ASS2.01</text:p>
          </table:table-cell>
          <table:table-cell table:style-name="ce197" office:value-type="string" calcext:value-type="string">
            <text:p>3A</text:p>
          </table:table-cell>
          <table:table-cell table:number-columns-repeated="1022"/>
        </table:table-row>
        <table:table-row table:style-name="ro7">
          <table:table-cell table:style-name="ce199" office:value-type="string" calcext:value-type="string">
            <text:p>ASS2.02</text:p>
          </table:table-cell>
          <table:table-cell table:style-name="ce197" office:value-type="string" calcext:value-type="string">
            <text:p>3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ASS2.03</text:p>
          </table:table-cell>
          <table:table-cell table:style-name="ce197" office:value-type="string" calcext:value-type="string">
            <text:p>3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ASS2.04</text:p>
          </table:table-cell>
          <table:table-cell table:style-name="ce197" office:value-type="string" calcext:value-type="string">
            <text:p>3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ASS3.01</text:p>
          </table:table-cell>
          <table:table-cell table:style-name="ce197" office:value-type="string" calcext:value-type="string">
            <text:p>3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ASS3.02</text:p>
          </table:table-cell>
          <table:table-cell table:style-name="ce197" office:value-type="string" calcext:value-type="string">
            <text:p>3A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AC.01</text:p>
          </table:table-cell>
          <table:table-cell table:style-name="ce197" office:value-type="string" calcext:value-type="string">
            <text:p>2E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GEST.01</text:p>
          </table:table-cell>
          <table:table-cell table:style-name="ce197" office:value-type="string" calcext:value-type="string">
            <text:p>2D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GEST.02</text:p>
          </table:table-cell>
          <table:table-cell table:style-name="ce197" office:value-type="string" calcext:value-type="string">
            <text:p>2D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GEST.03</text:p>
          </table:table-cell>
          <table:table-cell table:style-name="ce197" office:value-type="string" calcext:value-type="string">
            <text:p>2D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GEST.04</text:p>
          </table:table-cell>
          <table:table-cell table:style-name="ce197" office:value-type="string" calcext:value-type="string">
            <text:p>2D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GEST.05</text:p>
          </table:table-cell>
          <table:table-cell table:style-name="ce197" office:value-type="string" calcext:value-type="string">
            <text:p>2D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GEST.06</text:p>
          </table:table-cell>
          <table:table-cell table:style-name="ce197" office:value-type="string" calcext:value-type="string">
            <text:p>2D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04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03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05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08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01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02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09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3">
          <table:table-cell table:style-name="ce197" office:value-type="string" calcext:value-type="string">
            <text:p>MEV.10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3">
          <table:table-cell table:style-name="ce197" office:value-type="string" calcext:value-type="string">
            <text:p>MEV.15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16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11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12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13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style-name="ce197" office:value-type="string" calcext:value-type="string">
            <text:p>MEV.14</text:p>
          </table:table-cell>
          <table:table-cell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>
          <table:table-cell table:number-columns-repeated="2" table:style-name="ce197" office:value-type="string" calcext:value-type="string">
            <text:p>1A</text:p>
          </table:table-cell>
          <table:table-cell table:number-columns-repeated="1022"/>
        </table:table-row>
        <table:table-row table:style-name="ro7">
          <table:table-cell table:number-columns-repeated="2" table:style-name="ce197" office:value-type="string" calcext:value-type="string">
            <text:p>1B</text:p>
          </table:table-cell>
          <table:table-cell table:number-columns-repeated="1022"/>
        </table:table-row>
        <table:table-row table:style-name="ro7">
          <table:table-cell table:number-columns-repeated="2" table:style-name="ce197" office:value-type="string" calcext:value-type="string">
            <text:p>1C</text:p>
          </table:table-cell>
          <table:table-cell table:number-columns-repeated="1022"/>
        </table:table-row>
        <table:table-row table:style-name="ro7">
          <table:table-cell table:number-columns-repeated="2" table:style-name="ce197" office:value-type="string" calcext:value-type="string">
            <text:p>2A</text:p>
          </table:table-cell>
          <table:table-cell table:number-columns-repeated="1022"/>
        </table:table-row>
        <table:table-row table:style-name="ro7">
          <table:table-cell table:number-columns-repeated="2" table:style-name="ce197" office:value-type="string" calcext:value-type="string">
            <text:p>2B</text:p>
          </table:table-cell>
          <table:table-cell table:number-columns-repeated="1022"/>
        </table:table-row>
        <table:table-row table:style-name="ro7">
          <table:table-cell table:number-columns-repeated="2" table:style-name="ce197" office:value-type="string" calcext:value-type="string">
            <text:p>2C</text:p>
          </table:table-cell>
          <table:table-cell table:number-columns-repeated="1022"/>
        </table:table-row>
        <table:table-row table:style-name="ro7">
          <table:table-cell table:number-columns-repeated="2" table:style-name="ce197" office:value-type="string" calcext:value-type="string">
            <text:p>2D</text:p>
          </table:table-cell>
          <table:table-cell table:number-columns-repeated="1022"/>
        </table:table-row>
        <table:table-row table:style-name="ro7">
          <table:table-cell table:number-columns-repeated="2" table:style-name="ce197" office:value-type="string" calcext:value-type="string">
            <text:p>2E</text:p>
          </table:table-cell>
          <table:table-cell table:number-columns-repeated="1022"/>
        </table:table-row>
        <table:table-row table:style-name="ro7">
          <table:table-cell table:number-columns-repeated="2" table:style-name="ce197" office:value-type="string" calcext:value-type="string">
            <text:p>3A</text:p>
          </table:table-cell>
          <table:table-cell table:number-columns-repeated="1022"/>
        </table:table-row>
        <table:table-row table:style-name="ro7">
          <table:table-cell table:number-columns-repeated="2" table:style-name="ce197" office:value-type="string" calcext:value-type="string">
            <text:p>3B</text:p>
          </table:table-cell>
          <table:table-cell table:number-columns-repeated="1022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DETTAGLIO.L1:DETTAGLIO.L51" table:display-filter-buttons="true" table:orientation="column"/>
        <table:database-range table:name="__Anonymous_Sheet_DB__2" table:target-range-address="WORKLOG.A1:WORKLOG.L113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2" svg:font-family="Calibri"/>
    <style:font-face style:name="Calibri1" svg:font-family="Calibri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decimal-places="2" number:min-integer-digits="1" number:grouping="true"/>
      <number:text> </number:text>
    </number:number-style>
    <number:number-style style:name="N106P1" style:volatile="true">
      <number:number number:decimal-places="2" number:min-decimal-places="2" number:min-integer-digits="1" number:grouping="true"/>
      <number:text> </number:text>
    </number:number-style>
    <number:number-style style:name="N106P2" style:volatile="true">
      <number:text>-</number:text>
      <number:number number:decimal-places="0" number:min-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4">
      <number:number number:decimal-places="2" number:min-decimal-places="2" number:min-integer-digits="1" number:grouping="true"/>
      <number:text> </number:text>
    </number:number-style>
    <number:number-style style:name="N105">
      <number:text>-</number:text>
      <number:number number:decimal-places="0" number:min-decimal-places="0" number:min-integer-digits="0"/>
      <number:text> </number:text>
    </number:number-style>
    <number:number-style style:name="N107">
      <number:number number:decimal-places="9" number:min-decimal-places="9" number:min-integer-digits="1"/>
    </number:number-style>
    <number:number-style style:name="N108">
      <number:number number:decimal-places="4" number:min-decimal-places="4" number:min-integer-digits="1"/>
    </number:number-style>
    <number:currency-style style:name="N112P0" style:volatile="true">
      <number:currency-symbol number:language="it" number:country="IT">€</number:currency-symbol>
      <number:number number:decimal-places="5" number:min-decimal-places="5" number:min-integer-digits="0" number:grouping="true"/>
      <number:text> </number:text>
    </number:currency-style>
    <number:currency-style style:name="N112P1" style:volatile="true">
      <number:text>-</number:text>
      <number:currency-symbol number:language="it" number:country="IT">€</number:currency-symbol>
      <number:number number:decimal-places="5" number:min-decimal-places="5" number:min-integer-digits="0" number:grouping="true"/>
      <number:text> </number:text>
    </number:currency-style>
    <number:currency-style style:name="N112P2" style:volatile="true">
      <number:currency-symbol number:language="it" number:country="IT">€</number:currency-symbol>
      <number:text>-</number:text>
      <number:number number:decimal-places="0" number:min-decimal-places="0" number:min-integer-digits="0"/>
      <number:text>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>
      <number:number number:decimal-places="5" number:min-decimal-places="5"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text>£</number:text>
      <number:number number:decimal-places="0" number:min-decimal-places="0" number:min-integer-digits="1" number:grouping="true"/>
    </number:number-style>
    <number:number-style style:name="N146">
      <number:text>-£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decimal-places="2" number:min-integer-digits="1" number:grouping="true"/>
    </number:number-style>
    <number:number-style style:name="N149">
      <number:text>-£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3P0"/>
    </number:number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6P0"/>
    </number:number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0P2" style:volatile="true">
      <number:text> </number:text>
      <number:fill-character> </number:fill-character>
      <number:text>-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07" number:language="bg" number:country="BG">
      <number:currency-symbol number:language="bg" number:country="BG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bg" number:country="BG">
      <number:currency-symbol number:language="bg" number:country="BG">€</number:currency-symbol>
      <number:text> </number:text>
      <number:number number:decimal-places="0" number:min-decimal-places="0" number:min-integer-digits="1" number:grouping="true"/>
    </number:currency-style>
    <number:currency-style style:name="N30104" number:language="it" number:country="IT">
      <number:currency-symbol number:language="it" number:country="IT">€</number:currency-symbol>
      <number:number number:decimal-places="2" number:min-decimal-places="2" number:min-integer-digits="1" number:grouping="true"/>
      <number:text> </number:text>
    </number:currency-style>
    <number:currency-style style:name="N30105" number:language="it" number:country="IT">
      <number:text>-</number:text>
      <number:currency-symbol number:language="it" number:country="IT">€</number:currency-symbol>
      <number:number number:decimal-places="2" number:min-decimal-places="2" number:min-integer-digits="1" number:grouping="true"/>
      <number:text> </number:text>
    </number:currency-style>
    <number:currency-style style:name="N30106" number:language="it" number:country="IT">
      <number:currency-symbol number:language="it" number:country="IT">€</number:currency-symbol>
      <number:text>-</number:text>
      <number:number number:decimal-places="0" number:min-decimal-places="0" number:min-integer-digits="0"/>
      <number:text> </number:text>
    </number:currency-style>
    <number:currency-style style:name="N30107" number:language="it" number:country="IT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date-style style:name="N3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30109" number:language="it" number:country="IT">
      <number:day number:style="long"/>
      <number:text>-</number:text>
      <number:month number:textual="true"/>
    </number:date-style>
    <number:date-style style:name="N30110" number:language="it" number:country="IT">
      <number:month number:textual="true"/>
      <number:text>-</number:text>
      <number:year/>
    </number:date-style>
    <number:time-style style:name="N30111" number:language="it" number:country="IT">
      <number:hours/>
      <number:text>:</number:text>
      <number:minutes number:style="long"/>
      <number:text> </number:text>
      <number:am-pm/>
    </number:time-style>
    <number:time-style style:name="N3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13" number:language="it" number:country="IT">
      <number:hours/>
      <number:text>:</number:text>
      <number:minutes number:style="long"/>
    </number:time-style>
    <number:time-style style:name="N3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3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30117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30117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30117P0"/>
    </number:number-style>
    <number:number-style style:name="N30118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30118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30118P0"/>
    </number:number-style>
    <number:number-style style:name="N30120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30120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30120P0"/>
    </number:number-style>
    <number:number-style style:name="N30121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30121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30121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2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urrency" style:display-name="Excel_BuiltIn_Currency" style:family="table-cell" style:parent-style-name="Default" style:data-style-name="N106">
      <style:table-cell-properties fo:background-color="transparent" style:vertical-align="automatic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1.799cm" fo:margin-right="1.799cm" style:print-page-order="ttb" style:first-page-number="continue" style:scale-to="70%" style:print="charts drawings objects"/>
      <style:header-style>
        <style:header-footer-properties fo:min-height="1.9cm" fo:margin-left="1.799cm" fo:margin-right="1.799cm" fo:margin-bottom="0cm"/>
      </style:header-style>
      <style:footer-style>
        <style:header-footer-properties fo:min-height="1.9cm" fo:margin-left="1.799cm" fo:margin-right="1.79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1.778cm" fo:margin-right="1.778cm" style:print-page-order="ttb" style:first-page-number="continue" style:scale-to="100%" style:print="charts drawings objects"/>
      <style:header-style>
        <style:header-footer-properties fo:min-height="1.905cm" fo:margin-left="1.778cm" fo:margin-right="1.778cm" fo:margin-bottom="0cm"/>
      </style:header-style>
      <style:footer-style>
        <style:header-footer-properties fo:min-height="1.905cm" fo:margin-left="1.778cm" fo:margin-right="1.778cm" fo:margin-top="0cm"/>
      </style:footer-style>
    </style:page-layout>
    <style:page-layout style:name="Mpm5">
      <style:page-layout-properties style:num-format="1" style:print-orientation="landscape" fo:margin-top="0cm" fo:margin-bottom="0cm" fo:margin-left="1.778cm" fo:margin-right="1.778cm" style:print-page-order="ttb" style:first-page-number="continue" style:scale-to="100%" style:print="charts drawings objects"/>
      <style:header-style>
        <style:header-footer-properties fo:min-height="1.905cm" fo:margin-left="1.778cm" fo:margin-right="1.778cm" fo:margin-bottom="0cm"/>
      </style:header-style>
      <style:footer-style>
        <style:header-footer-properties fo:min-height="1.905cm" fo:margin-left="1.778cm" fo:margin-right="1.778cm" fo:margin-top="0cm"/>
      </style:footer-style>
    </style:page-layout>
    <style:page-layout style:name="Mpm6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0:45:24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new_20_sheet" style:display-name="PageStyle_new sheet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ew_20_sheet_20_1" style:display-name="PageStyle_new sheet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ew_20_sheet_20_2" style:display-name="PageStyle_new sheet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ew_20_sheet_20_3" style:display-name="PageStyle_new sheet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ew_20_sheet_20_4" style:display-name="PageStyle_new sheet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ew_20_sheet_20_5" style:display-name="PageStyle_new sheet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ew_20_sheet_20_6" style:display-name="PageStyle_new sheet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ew_20_sheet_20_7" style:display-name="PageStyle_new sheet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ew_20_sheet_20_8" style:display-name="PageStyle_new sheet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ew_20_sheet_20_9" style:display-name="PageStyle_new sheet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ew_20_sheet_20_10" style:display-name="PageStyle_new sheet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new_20_sheet_20_11" style:display-name="PageStyle_new sheet 1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title/>
    <dc:description/>
    <dc:subject/>
    <meta:initial-creator>marcoultra</meta:initial-creator>
    <meta:creation-date>2019-09-05T07:26:31Z</meta:creation-date>
    <dc:date>2022-09-19T10:49:48.867000000</dc:date>
    <meta:editing-cycles>23</meta:editing-cycles>
    <meta:editing-duration>P3DT11H23M56S</meta:editing-duration>
    <meta:document-statistic meta:table-count="4" meta:cell-count="11684" meta:object-count="0"/>
  </office:meta>
</office:document-meta>
</file>